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228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2.1043in"/>
    </style:style>
    <style:style style:name="co17" style:family="table-column">
      <style:table-column-properties fo:break-before="auto" style:column-width="7.0102in"/>
    </style:style>
    <style:style style:name="co18" style:family="table-column">
      <style:table-column-properties fo:break-before="auto" style:column-width="2.0835in"/>
    </style:style>
    <style:style style:name="co11" style:family="table-column">
      <style:table-column-properties fo:break-before="auto" style:column-width="1.052in"/>
    </style:style>
    <style:style style:name="co19" style:family="table-column">
      <style:table-column-properties fo:break-before="auto" style:column-width="0.3126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3.2083in"/>
    </style:style>
    <style:style style:name="co23" style:family="table-column">
      <style:table-column-properties fo:break-before="auto" style:column-width="3.2189in"/>
    </style:style>
    <style:style style:name="co24" style:family="table-column">
      <style:table-column-properties fo:break-before="auto" style:column-width="0.8335in"/>
    </style:style>
    <style:style style:name="co25" style:family="table-column">
      <style:table-column-properties fo:break-before="auto" style:column-width="0.4063in"/>
    </style:style>
    <style:style style:name="co26" style:family="table-column">
      <style:table-column-properties fo:break-before="auto" style:column-width="1.802in"/>
    </style:style>
    <style:style style:name="co27" style:family="table-column">
      <style:table-column-properties fo:break-before="auto" style:column-width="2.3126in"/>
    </style:style>
    <style:style style:name="co28" style:family="table-column">
      <style:table-column-properties fo:break-before="auto" style:column-width="2.2709in"/>
    </style:style>
    <style:style style:name="co29" style:family="table-column">
      <style:table-column-properties fo:break-before="auto" style:column-width="2.3957in"/>
    </style:style>
    <style:style style:name="co30" style:family="table-column">
      <style:table-column-properties fo:break-before="auto" style:column-width="1.7189in"/>
    </style:style>
    <style:style style:name="co31" style:family="table-column">
      <style:table-column-properties fo:break-before="auto" style:column-width="0.7189in"/>
    </style:style>
    <style:style style:name="co32" style:family="table-column">
      <style:table-column-properties fo:break-before="auto" style:column-width="0.7709in"/>
    </style:style>
    <style:style style:name="co33" style:family="table-column">
      <style:table-column-properties fo:break-before="auto" style:column-width="0.802in"/>
    </style:style>
    <style:style style:name="co34" style:family="table-column">
      <style:table-column-properties fo:break-before="auto" style:column-width="0.7917in"/>
    </style:style>
    <style:style style:name="co35" style:family="table-column">
      <style:table-column-properties fo:break-before="auto" style:column-width="1.2709in"/>
    </style:style>
    <style:style style:name="co36" style:family="table-column">
      <style:table-column-properties fo:break-before="auto" style:column-width="0.4307in"/>
    </style:style>
    <style:style style:name="co37" style:family="table-column">
      <style:table-column-properties fo:break-before="auto" style:column-width="0.9252in"/>
    </style:style>
    <style:style style:name="co38" style:family="table-column">
      <style:table-column-properties fo:break-before="auto" style:column-width="1.5972in"/>
    </style:style>
    <style:style style:name="co39" style:family="table-column">
      <style:table-column-properties fo:break-before="auto" style:column-width="0.8618in"/>
    </style:style>
    <style:style style:name="co40" style:family="table-column">
      <style:table-column-properties fo:break-before="auto" style:column-width="1.0138in"/>
    </style:style>
    <style:style style:name="co41" style:family="table-column">
      <style:table-column-properties fo:break-before="auto" style:column-width="1.039in"/>
    </style:style>
    <style:style style:name="co42" style:family="table-column">
      <style:table-column-properties fo:break-before="auto" style:column-width="0.8744in"/>
    </style:style>
    <style:style style:name="co43" style:family="table-column">
      <style:table-column-properties fo:break-before="auto" style:column-width="1.1154in"/>
    </style:style>
    <style:style style:name="co44" style:family="table-column">
      <style:table-column-properties fo:break-before="auto" style:column-width="3.8646in"/>
    </style:style>
    <style:style style:name="co45" style:family="table-column">
      <style:table-column-properties fo:break-before="auto" style:column-width="1.3055in"/>
    </style:style>
    <style:style style:name="co46" style:family="table-column">
      <style:table-column-properties fo:break-before="auto" style:column-width="0.8925in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ro7" style:family="table-row">
      <style:table-row-properties style:row-height="0.3402in" fo:break-before="auto" style:use-optimal-row-height="true"/>
    </style:style>
    <style:style style:name="ta2" style:family="table" style:master-page-name="PageStyle_5f_Cascade_20_Locks_20_to_20_Manning_20_Park_20_P">
      <style:table-properties table:display="true" style:writing-mode="lr-tb"/>
    </style:style>
    <style:style style:name="ta3" style:family="table" style:master-page-name="PageStyle_5f_Sisters_20_to_20_Cascade_20_Locks_20_Plan">
      <style:table-properties table:display="true" style:writing-mode="lr-tb"/>
    </style:style>
    <style:style style:name="ta4" style:family="table" style:master-page-name="PageStyle_5f_Tuolumne_20_to_20_Echo_20_Lake_20_Plan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Mileage_20_Lo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31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1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1c232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2f3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3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2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2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Mileage Log" table:style-name="ta6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26"/>
        <table:table-column table:style-name="co40" table:default-cell-style-name="ce29"/>
        <table:table-column table:style-name="co41" table:default-cell-style-name="ce29"/>
        <table:table-column table:style-name="co42" table:default-cell-style-name="ce26"/>
        <table:table-column table:style-name="co43" table:default-cell-style-name="ce26"/>
        <table:table-column table:style-name="co44" table:default-cell-style-name="ce31"/>
        <table:table-column table:style-name="co45" table:default-cell-style-name="Default"/>
        <table:table-column table:style-name="co11" table:number-columns-repeated="246" table:default-cell-style-name="Default"/>
        <table:table-row table:style-name="ro3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at/Lon</text:p>
          </table:table-cell>
          <table:table-cell table:style-name="ce24" office:value-type="string">
            <text:p>Actual</text:p>
          </table:table-cell>
          <table:table-cell table:style-name="ce27" office:value-type="string">
            <text:p>Expected</text:p>
          </table:table-cell>
          <table:table-cell table:style-name="ce27" office:value-type="string">
            <text:p>Banked</text:p>
          </table:table-cell>
          <table:table-cell table:style-name="ce24" office:value-type="string">
            <text:p>Daily</text:p>
          </table:table-cell>
          <table:table-cell table:style-name="ce24" office:value-type="string">
            <text:p>Average</text:p>
          </table:table-cell>
          <table:table-cell table:style-name="ce30" office:value-type="string">
            <text:p>Notes</text:p>
          </table:table-cell>
          <table:table-cell table:style-name="ce1" office:value-type="string">
            <text:p>SPOT Email Rcvd</text:p>
          </table:table-cell>
          <table:table-cell table:style-name="ce32" table:number-columns-repeated="14"/>
          <table:table-cell table:number-columns-repeated="232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3" office:value-type="date" office:date-value="2014-04-16">
            <text:p>4/16/2014</text:p>
          </table:table-cell>
          <table:table-cell table:style-name="ce2" office:value-type="string">
            <text:p>32.59041,-116.46673</text:p>
          </table:table-cell>
          <table:table-cell table:style-name="ce25" office:value-type="float" office:value="0">
            <text:p>0.0</text:p>
          </table:table-cell>
          <table:table-cell table:style-name="ce28"/>
          <table:table-cell table:formula="of:=IF([.D2];[.D2]-[.E2];0)" office:value-type="float" office:value="0">
            <text:p>0</text:p>
          </table:table-cell>
          <table:table-cell table:style-name="ce25" table:number-columns-repeated="2"/>
          <table:table-cell office:value-type="string">
            <text:p>Southern Terminu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date" office:date-value="2014-04-16">
            <text:p>4/16/2014</text:p>
          </table:table-cell>
          <table:table-cell table:style-name="ce2" office:value-type="string">
            <text:p>32.68533,-116.51682</text:p>
          </table:table-cell>
          <table:table-cell table:style-name="ce25" office:value-type="float" office:value="20">
            <text:p>20.0</text:p>
          </table:table-cell>
          <table:table-cell table:formula="of:=ROUND([.A3]*(2650/150);0)" office:value-type="float" office:value="18">
            <text:p>18</text:p>
          </table:table-cell>
          <table:table-cell table:formula="of:=IF([.D3];[.D3]-[.E3];0)" office:value-type="float" office:value="2">
            <text:p>2</text:p>
          </table:table-cell>
          <table:table-cell table:formula="of:=IF([.D3]-[.D2]&gt;0;[.D3]-[.D2];0)" office:value-type="float" office:value="20">
            <text:p>20.0</text:p>
          </table:table-cell>
          <table:table-cell table:formula="of:=ROUND([.D3]/[.A3];1)" office:value-type="float" office:value="20">
            <text:p>20.0</text:p>
          </table:table-cell>
          <table:table-cell office:value-type="string">
            <text:p>Lake Moren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" office:value-type="date" office:date-value="2014-04-17">
            <text:p>4/17/2014</text:p>
          </table:table-cell>
          <table:table-cell table:style-name="ce2" office:value-type="string">
            <text:p>32.85895,-116.41583</text:p>
          </table:table-cell>
          <table:table-cell table:style-name="ce25" office:value-type="float" office:value="41.5">
            <text:p>41.5</text:p>
          </table:table-cell>
          <table:table-cell table:formula="of:=ROUND([.A4]*(2650/150);0)" office:value-type="float" office:value="35">
            <text:p>35</text:p>
          </table:table-cell>
          <table:table-cell table:formula="of:=IF([.D4];[.D4]-[.E4];0)" office:value-type="float" office:value="6.5">
            <text:p>7</text:p>
          </table:table-cell>
          <table:table-cell table:formula="of:=IF([.D4]-[.D3]&gt;0;[.D4]-[.D3];0)" office:value-type="float" office:value="21.5">
            <text:p>21.5</text:p>
          </table:table-cell>
          <table:table-cell table:formula="of:=ROUND([.D4]/[.A4];1)" office:value-type="float" office:value="20.8">
            <text:p>20.8</text:p>
          </table:table-cell>
          <table:table-cell office:value-type="string">
            <text:p>Burnt Rancheria Campground near Mt.Lagun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3" office:value-type="date" office:date-value="2014-04-18">
            <text:p>4/18/2014</text:p>
          </table:table-cell>
          <table:table-cell table:style-name="ce2" office:value-type="string">
            <text:p>32.97701,-116.52548</text:p>
          </table:table-cell>
          <table:table-cell table:style-name="ce25" office:value-type="float" office:value="59.5">
            <text:p>59.5</text:p>
          </table:table-cell>
          <table:table-cell table:formula="of:=ROUND([.A5]*(2650/150);0)" office:value-type="float" office:value="53">
            <text:p>53</text:p>
          </table:table-cell>
          <table:table-cell table:formula="of:=IF([.D5];[.D5]-[.E5];0)" office:value-type="float" office:value="6.5">
            <text:p>7</text:p>
          </table:table-cell>
          <table:table-cell table:formula="of:=IF([.D5]-[.D4]&gt;0;[.D5]-[.D4];0)" office:value-type="float" office:value="18">
            <text:p>18.0</text:p>
          </table:table-cell>
          <table:table-cell table:formula="of:=ROUND([.D5]/[.A5]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">
            <text:p>4</text:p>
          </table:table-cell>
          <table:table-cell table:style-name="ce3" office:value-type="date" office:date-value="2014-04-19">
            <text:p>4/19/2014</text:p>
          </table:table-cell>
          <table:table-cell table:style-name="ce2" office:value-type="string">
            <text:p>33.11016,-116.47501</text:p>
          </table:table-cell>
          <table:table-cell table:style-name="ce25" office:value-type="float" office:value="79.5">
            <text:p>79.5</text:p>
          </table:table-cell>
          <table:table-cell table:formula="of:=ROUND([.A6]*(2650/150);0)" office:value-type="float" office:value="71">
            <text:p>71</text:p>
          </table:table-cell>
          <table:table-cell table:formula="of:=IF([.D6];[.D6]-[.E6];0)" office:value-type="float" office:value="8.5">
            <text:p>9</text:p>
          </table:table-cell>
          <table:table-cell table:formula="of:=IF([.D6]-[.D5]&gt;0;[.D6]-[.D5];0)" office:value-type="float" office:value="20">
            <text:p>20.0</text:p>
          </table:table-cell>
          <table:table-cell table:formula="of:=ROUND([.D6]/[.A6];1)" office:value-type="float" office:value="19.9">
            <text:p>19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3" office:value-type="date" office:date-value="2014-04-20">
            <text:p>4/20/2014</text:p>
          </table:table-cell>
          <table:table-cell table:style-name="ce2" office:value-type="string">
            <text:p>33.21545,-116.5882</text:p>
          </table:table-cell>
          <table:table-cell table:style-name="ce25" office:value-type="float" office:value="101">
            <text:p>101.0</text:p>
          </table:table-cell>
          <table:table-cell table:formula="of:=ROUND([.A7]*(2650/150);0)" office:value-type="float" office:value="88">
            <text:p>88</text:p>
          </table:table-cell>
          <table:table-cell table:formula="of:=IF([.D7];[.D7]-[.E7];0)" office:value-type="float" office:value="13">
            <text:p>13</text:p>
          </table:table-cell>
          <table:table-cell table:formula="of:=IF([.D7]-[.D6]&gt;0;[.D7]-[.D6];0)" office:value-type="float" office:value="21.5">
            <text:p>21.5</text:p>
          </table:table-cell>
          <table:table-cell table:formula="of:=ROUND(SUM([.G3:.G7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date" office:date-value="2014-04-21">
            <text:p>4/21/2014</text:p>
          </table:table-cell>
          <table:table-cell table:style-name="ce2" office:value-type="string">
            <text:p>33.31122,-116.62727</text:p>
          </table:table-cell>
          <table:table-cell table:style-name="ce25" office:value-type="float" office:value="115">
            <text:p>115.0</text:p>
          </table:table-cell>
          <table:table-cell table:formula="of:=ROUND([.A8]*(2650/150);0)" office:value-type="float" office:value="106">
            <text:p>106</text:p>
          </table:table-cell>
          <table:table-cell table:formula="of:=IF([.D8];[.D8]-[.E8];0)" office:value-type="float" office:value="9">
            <text:p>9</text:p>
          </table:table-cell>
          <table:table-cell table:formula="of:=IF([.D8]-[.D7]&gt;0;[.D8]-[.D7];0)" office:value-type="float" office:value="14">
            <text:p>14.0</text:p>
          </table:table-cell>
          <table:table-cell table:formula="of:=ROUND(SUM([.G4:.G8])/5;1)" office:value-type="float" office:value="19">
            <text:p>19.0</text:p>
          </table:table-cell>
          <table:table-cell office:value-type="string">
            <text:p>passed Warner Springs(66.9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3" office:value-type="date" office:date-value="2014-04-22">
            <text:p>4/22/2014</text:p>
          </table:table-cell>
          <table:table-cell table:style-name="ce2" office:value-type="string">
            <text:p>33.45775,-116.60225</text:p>
          </table:table-cell>
          <table:table-cell table:style-name="ce25" office:value-type="float" office:value="136.5">
            <text:p>136.5</text:p>
          </table:table-cell>
          <table:table-cell table:formula="of:=ROUND([.A9]*(2650/150);0)" office:value-type="float" office:value="124">
            <text:p>124</text:p>
          </table:table-cell>
          <table:table-cell table:formula="of:=IF([.D9];[.D9]-[.E9];0)" office:value-type="float" office:value="12.5">
            <text:p>13</text:p>
          </table:table-cell>
          <table:table-cell table:formula="of:=IF([.D9]-[.D8]&gt;0;[.D9]-[.D8];0)" office:value-type="float" office:value="21.5">
            <text:p>21.5</text:p>
          </table:table-cell>
          <table:table-cell table:formula="of:=ROUND(SUM([.G5:.G9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" office:value-type="date" office:date-value="2014-04-23">
            <text:p>4/23/2014</text:p>
          </table:table-cell>
          <table:table-cell table:style-name="ce2" office:value-type="string">
            <text:p>33.59556,-116.57129</text:p>
          </table:table-cell>
          <table:table-cell table:style-name="ce25" office:value-type="float" office:value="156">
            <text:p>156.0</text:p>
          </table:table-cell>
          <table:table-cell table:formula="of:=ROUND([.A10]*(2650/150);0)" office:value-type="float" office:value="141">
            <text:p>141</text:p>
          </table:table-cell>
          <table:table-cell table:formula="of:=IF([.D10];[.D10]-[.E10];0)" office:value-type="float" office:value="15">
            <text:p>15</text:p>
          </table:table-cell>
          <table:table-cell table:formula="of:=IF([.D10]-[.D9]&gt;0;[.D10]-[.D9];0)" office:value-type="float" office:value="19.5">
            <text:p>19.5</text:p>
          </table:table-cell>
          <table:table-cell table:formula="of:=ROUND(SUM([.G6:.G10])/5;1)" office:value-type="float" office:value="19.3">
            <text:p>19.3</text:p>
          </table:table-cell>
          <table:table-cell office:value-type="string">
            <text:p>passed Paradise Valley Cafe 151.9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date" office:date-value="2014-04-24">
            <text:p>4/24/2014</text:p>
          </table:table-cell>
          <table:table-cell table:style-name="ce2" office:value-type="string">
            <text:p>33.66627,-116.57535</text:p>
          </table:table-cell>
          <table:table-cell table:style-name="ce25" office:value-type="float" office:value="162.5">
            <text:p>162.5</text:p>
          </table:table-cell>
          <table:table-cell table:formula="of:=ROUND([.A11]*(2650/150);0)" office:value-type="float" office:value="159">
            <text:p>159</text:p>
          </table:table-cell>
          <table:table-cell table:formula="of:=IF([.D11];[.D11]-[.E11];0)" office:value-type="float" office:value="3.5">
            <text:p>4</text:p>
          </table:table-cell>
          <table:table-cell table:formula="of:=IF([.D11]-[.D10]&gt;0;[.D11]-[.D10];0)" office:value-type="float" office:value="6.5">
            <text:p>6.5</text:p>
          </table:table-cell>
          <table:table-cell table:formula="of:=ROUND(SUM([.G7:.G11])/5;1)" office:value-type="float" office:value="16.6">
            <text:p>16.6</text:p>
          </table:table-cell>
          <table:table-cell office:value-type="string">
            <text:p>wildfire damage detou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3" office:value-type="date" office:date-value="2014-04-25">
            <text:p>4/25/2014</text:p>
          </table:table-cell>
          <table:table-cell table:style-name="ce2" office:value-type="string">
            <text:p>33.83990,-116.73682</text:p>
          </table:table-cell>
          <table:table-cell table:style-name="ce25" office:value-type="float" office:value="190.5">
            <text:p>190.5</text:p>
          </table:table-cell>
          <table:table-cell table:formula="of:=ROUND([.A12]*(2650/150);0)" office:value-type="float" office:value="177">
            <text:p>177</text:p>
          </table:table-cell>
          <table:table-cell table:formula="of:=IF([.D12];[.D12]-[.E12];0)" office:value-type="float" office:value="13.5">
            <text:p>14</text:p>
          </table:table-cell>
          <table:table-cell table:formula="of:=IF([.D12]-[.D11]&gt;0;[.D12]-[.D11];0)" office:value-type="float" office:value="28">
            <text:p>28.0</text:p>
          </table:table-cell>
          <table:table-cell table:formula="of:=ROUND(SUM([.G8:.G12])/5;1)" office:value-type="float" office:value="17.9">
            <text:p>17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date" office:date-value="2014-04-26">
            <text:p>4/26/2014</text:p>
          </table:table-cell>
          <table:table-cell table:style-name="ce2" office:value-type="string">
            <text:p>33.93782,-116.69838</text:p>
          </table:table-cell>
          <table:table-cell table:style-name="ce25" office:value-type="float" office:value="205.8">
            <text:p>205.8</text:p>
          </table:table-cell>
          <table:table-cell table:formula="of:=ROUND([.A13]*(2650/150);0)" office:value-type="float" office:value="194">
            <text:p>194</text:p>
          </table:table-cell>
          <table:table-cell table:formula="of:=IF([.D13];[.D13]-[.E13];0)" office:value-type="float" office:value="11.8">
            <text:p>12</text:p>
          </table:table-cell>
          <table:table-cell table:formula="of:=IF([.D13]-[.D12]&gt;0;[.D13]-[.D12];0)" office:value-type="float" office:value="15.3">
            <text:p>15.3</text:p>
          </table:table-cell>
          <table:table-cell table:formula="of:=ROUND(SUM([.G9:.G13])/5;1)" office:value-type="float" office:value="18.2">
            <text:p>18.2</text:p>
          </table:table-cell>
          <table:table-cell office:value-type="string">
            <text:p>GPS from trail angel's home, mile marker from Dad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3" office:value-type="date" office:date-value="2014-04-27">
            <text:p>4/27/2014</text:p>
          </table:table-cell>
          <table:table-cell table:style-name="ce2" office:value-type="string">
            <text:p>34.04372,-116.65747</text:p>
          </table:table-cell>
          <table:table-cell table:style-name="ce25" office:value-type="float" office:value="226">
            <text:p>226.0</text:p>
          </table:table-cell>
          <table:table-cell table:formula="of:=ROUND([.A14]*(2650/150);0)" office:value-type="float" office:value="212">
            <text:p>212</text:p>
          </table:table-cell>
          <table:table-cell table:formula="of:=IF([.D14];[.D14]-[.E14];0)" office:value-type="float" office:value="14">
            <text:p>14</text:p>
          </table:table-cell>
          <table:table-cell table:formula="of:=IF([.D14]-[.D13]&gt;0;[.D14]-[.D13];0)" office:value-type="float" office:value="20.2">
            <text:p>20.2</text:p>
          </table:table-cell>
          <table:table-cell table:formula="of:=ROUND(SUM([.G10:.G14])/5;1)" office:value-type="float" office:value="17.9">
            <text:p>17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3" office:value-type="date" office:date-value="2014-04-28">
            <text:p>4/28/2014</text:p>
          </table:table-cell>
          <table:table-cell table:style-name="ce2" office:value-type="string">
            <text:p>34.14738,-116.71234</text:p>
          </table:table-cell>
          <table:table-cell table:style-name="ce25" office:value-type="float" office:value="246.5">
            <text:p>246.5</text:p>
          </table:table-cell>
          <table:table-cell table:formula="of:=ROUND([.A15]*(2650/150);0)" office:value-type="float" office:value="230">
            <text:p>230</text:p>
          </table:table-cell>
          <table:table-cell table:formula="of:=IF([.D15];[.D15]-[.E15];0)" office:value-type="float" office:value="16.5">
            <text:p>17</text:p>
          </table:table-cell>
          <table:table-cell table:formula="of:=IF([.D15]-[.D14]&gt;0;[.D15]-[.D14];0)" office:value-type="float" office:value="20.5">
            <text:p>20.5</text:p>
          </table:table-cell>
          <table:table-cell table:formula="of:=ROUND(SUM([.G11:.G15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3" office:value-type="date" office:date-value="2014-04-29">
            <text:p>4/29/2014</text:p>
          </table:table-cell>
          <table:table-cell table:style-name="ce2" office:value-type="string">
            <text:p>34.26379,-116.82936</text:p>
          </table:table-cell>
          <table:table-cell table:style-name="ce25" office:value-type="float" office:value="270">
            <text:p>270.0</text:p>
          </table:table-cell>
          <table:table-cell table:formula="of:=ROUND([.A16]*(2650/150);0)" office:value-type="float" office:value="247">
            <text:p>247</text:p>
          </table:table-cell>
          <table:table-cell table:formula="of:=IF([.D16];[.D16]-[.E16];0)" office:value-type="float" office:value="23">
            <text:p>23</text:p>
          </table:table-cell>
          <table:table-cell table:formula="of:=IF([.D16]-[.D15]&gt;0;[.D16]-[.D15];0)" office:value-type="float" office:value="23.5">
            <text:p>23.5</text:p>
          </table:table-cell>
          <table:table-cell table:formula="of:=ROUND(SUM([.G12:.G16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3" office:value-type="date" office:date-value="2014-04-30">
            <text:p>4/30/2014</text:p>
          </table:table-cell>
          <table:table-cell table:style-name="ce2" office:value-type="string">
            <text:p>34.30138,-116.97762</text:p>
          </table:table-cell>
          <table:table-cell table:style-name="ce25" office:value-type="float" office:value="285.5">
            <text:p>285.5</text:p>
          </table:table-cell>
          <table:table-cell table:formula="of:=ROUND([.A17]*(2650/150);0)" office:value-type="float" office:value="265">
            <text:p>265</text:p>
          </table:table-cell>
          <table:table-cell table:formula="of:=IF([.D17];[.D17]-[.E17];0)" office:value-type="float" office:value="20.5">
            <text:p>21</text:p>
          </table:table-cell>
          <table:table-cell table:formula="of:=IF([.D17]-[.D16]&gt;0;[.D17]-[.D16];0)" office:value-type="float" office:value="15.5">
            <text:p>15.5</text:p>
          </table:table-cell>
          <table:table-cell table:formula="of:=ROUND(SUM([.G13:.G17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3" office:value-type="date" office:date-value="2014-05-01">
            <text:p>5/1/2014</text:p>
          </table:table-cell>
          <table:table-cell table:style-name="ce2" office:value-type="string">
            <text:p>34.27282,-117.12859</text:p>
          </table:table-cell>
          <table:table-cell table:style-name="ce25" office:value-type="float" office:value="298">
            <text:p>298.0</text:p>
          </table:table-cell>
          <table:table-cell table:formula="of:=ROUND([.A18]*(2650/150);0)" office:value-type="float" office:value="283">
            <text:p>283</text:p>
          </table:table-cell>
          <table:table-cell table:formula="of:=IF([.D18];[.D18]-[.E18];0)" office:value-type="float" office:value="15">
            <text:p>15</text:p>
          </table:table-cell>
          <table:table-cell table:formula="of:=IF([.D18]-[.D17]&gt;0;[.D18]-[.D17];0)" office:value-type="float" office:value="12.5">
            <text:p>12.5</text:p>
          </table:table-cell>
          <table:table-cell table:formula="of:=ROUND(SUM([.G14:.G18])/5;1)" office:value-type="float" office:value="18.4">
            <text:p>18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7">
            <text:p>17</text:p>
          </table:table-cell>
          <table:table-cell table:style-name="ce3" office:value-type="date" office:date-value="2014-05-02">
            <text:p>5/2/2014</text:p>
          </table:table-cell>
          <table:table-cell table:style-name="ce2" office:value-type="string">
            <text:p>34.30601,-117.27614</text:p>
          </table:table-cell>
          <table:table-cell table:style-name="ce25" office:value-type="float" office:value="320">
            <text:p>320.0</text:p>
          </table:table-cell>
          <table:table-cell table:formula="of:=ROUND([.A19]*(2650/150);0)" office:value-type="float" office:value="300">
            <text:p>300</text:p>
          </table:table-cell>
          <table:table-cell table:formula="of:=IF([.D19];[.D19]-[.E19];0)" office:value-type="float" office:value="20">
            <text:p>20</text:p>
          </table:table-cell>
          <table:table-cell table:formula="of:=IF([.D19]-[.D18]&gt;0;[.D19]-[.D18];0)" office:value-type="float" office:value="22">
            <text:p>22.0</text:p>
          </table:table-cell>
          <table:table-cell table:formula="of:=ROUND(SUM([.G15:.G19])/5;1)" office:value-type="float" office:value="18.8">
            <text:p>18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" office:value-type="date" office:date-value="2014-05-03">
            <text:p>5/3/2014</text:p>
          </table:table-cell>
          <table:table-cell table:style-name="ce2" office:value-type="string">
            <text:p>34.31273,-117.47803</text:p>
          </table:table-cell>
          <table:table-cell table:style-name="ce25" office:value-type="float" office:value="342">
            <text:p>342.0</text:p>
          </table:table-cell>
          <table:table-cell table:formula="of:=ROUND([.A20]*(2650/150);0)" office:value-type="float" office:value="318">
            <text:p>318</text:p>
          </table:table-cell>
          <table:table-cell table:formula="of:=IF([.D20];[.D20]-[.E20];0)" office:value-type="float" office:value="24">
            <text:p>24</text:p>
          </table:table-cell>
          <table:table-cell table:formula="of:=IF([.D20]-[.D19]&gt;0;[.D20]-[.D19];0)" office:value-type="float" office:value="22">
            <text:p>22.0</text:p>
          </table:table-cell>
          <table:table-cell table:formula="of:=ROUND(SUM([.G16:.G20])/5;1)" office:value-type="float" office:value="19.1">
            <text:p>19.1</text:p>
          </table:table-cell>
          <table:table-cell office:value-type="string">
            <text:p>mile 342 Cajon Pas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9">
            <text:p>19</text:p>
          </table:table-cell>
          <table:table-cell table:style-name="ce3" office:value-type="date" office:date-value="2014-05-04">
            <text:p>5/4/2014</text:p>
          </table:table-cell>
          <table:table-cell table:style-name="ce2" office:value-type="string">
            <text:p>34.33016,-117.62659</text:p>
          </table:table-cell>
          <table:table-cell table:style-name="ce25" office:value-type="float" office:value="361.5">
            <text:p>361.5</text:p>
          </table:table-cell>
          <table:table-cell table:formula="of:=ROUND([.A21]*(2650/150);0)" office:value-type="float" office:value="336">
            <text:p>336</text:p>
          </table:table-cell>
          <table:table-cell table:formula="of:=IF([.D21];[.D21]-[.E21];0)" office:value-type="float" office:value="25.5">
            <text:p>26</text:p>
          </table:table-cell>
          <table:table-cell table:formula="of:=IF([.D21]-[.D20]&gt;0;[.D21]-[.D20];0)" office:value-type="float" office:value="19.5">
            <text:p>19.5</text:p>
          </table:table-cell>
          <table:table-cell table:formula="of:=ROUND(SUM([.G17:.G21])/5;1)" office:value-type="float" office:value="18.3">
            <text:p>18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3" office:value-type="date" office:date-value="2014-05-05">
            <text:p>5/5/2014</text:p>
          </table:table-cell>
          <table:table-cell table:style-name="ce2" office:value-type="string">
            <text:p>34.34733,-117.83092</text:p>
          </table:table-cell>
          <table:table-cell table:style-name="ce25" office:value-type="float" office:value="384">
            <text:p>384.0</text:p>
          </table:table-cell>
          <table:table-cell table:formula="of:=ROUND([.A22]*(2650/150);0)" office:value-type="float" office:value="353">
            <text:p>353</text:p>
          </table:table-cell>
          <table:table-cell table:formula="of:=IF([.D22];[.D22]-[.E22];0)" office:value-type="float" office:value="31">
            <text:p>31</text:p>
          </table:table-cell>
          <table:table-cell table:formula="of:=IF([.D22]-[.D21]&gt;0;[.D22]-[.D21];0)" office:value-type="float" office:value="22.5">
            <text:p>22.5</text:p>
          </table:table-cell>
          <table:table-cell table:formula="of:=ROUND(SUM([.G18:.G22])/5;1)" office:value-type="float" office:value="19.7">
            <text:p>19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3" office:value-type="date" office:date-value="2014-05-06">
            <text:p>5/6/2014</text:p>
          </table:table-cell>
          <table:table-cell table:style-name="ce2" office:value-type="string">
            <text:p>34.36078,-117.9213</text:p>
          </table:table-cell>
          <table:table-cell table:style-name="ce25" office:value-type="float" office:value="395.5">
            <text:p>395.5</text:p>
          </table:table-cell>
          <table:table-cell table:formula="of:=ROUND([.A23]*(2650/150);0)" office:value-type="float" office:value="371">
            <text:p>371</text:p>
          </table:table-cell>
          <table:table-cell table:formula="of:=IF([.D23];[.D23]-[.E23];0)" office:value-type="float" office:value="24.5">
            <text:p>25</text:p>
          </table:table-cell>
          <table:table-cell table:formula="of:=IF([.D23]-[.D22]&gt;0;[.D23]-[.D22];0)" office:value-type="float" office:value="11.5">
            <text:p>11.5</text:p>
          </table:table-cell>
          <table:table-cell table:formula="of:=ROUND(SUM([.G19:.G23])/5;1)" office:value-type="float" office:value="19.5">
            <text:p>19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2">
            <text:p>22</text:p>
          </table:table-cell>
          <table:table-cell table:style-name="ce3" office:value-type="date" office:date-value="2014-05-07">
            <text:p>5/7/2014</text:p>
          </table:table-cell>
          <table:table-cell table:style-name="ce2" office:value-type="string">
            <text:p>34.39164,-118.08186</text:p>
          </table:table-cell>
          <table:table-cell table:style-name="ce25" office:value-type="float" office:value="419">
            <text:p>419.0</text:p>
          </table:table-cell>
          <table:table-cell table:formula="of:=ROUND([.A24]*(2650/150);0)" office:value-type="float" office:value="389">
            <text:p>389</text:p>
          </table:table-cell>
          <table:table-cell table:formula="of:=IF([.D24];[.D24]-[.E24];0)" office:value-type="float" office:value="30">
            <text:p>30</text:p>
          </table:table-cell>
          <table:table-cell table:formula="of:=IF([.D24]-[.D23]&gt;0;[.D24]-[.D23];0)" office:value-type="float" office:value="23.5">
            <text:p>23.5</text:p>
          </table:table-cell>
          <table:table-cell table:formula="of:=ROUND(SUM([.G20:.G24])/5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3">
            <text:p>23</text:p>
          </table:table-cell>
          <table:table-cell table:style-name="ce3" office:value-type="date" office:date-value="2014-05-08">
            <text:p>5/8/2014</text:p>
          </table:table-cell>
          <table:table-cell table:style-name="ce2" office:value-type="string">
            <text:p>34.43819,-118.26694</text:p>
          </table:table-cell>
          <table:table-cell table:style-name="ce25" office:value-type="float" office:value="444.5">
            <text:p>444.5</text:p>
          </table:table-cell>
          <table:table-cell table:formula="of:=ROUND([.A25]*(2650/150);0)" office:value-type="float" office:value="406">
            <text:p>406</text:p>
          </table:table-cell>
          <table:table-cell table:formula="of:=IF([.D25];[.D25]-[.E25];0)" office:value-type="float" office:value="38.5">
            <text:p>39</text:p>
          </table:table-cell>
          <table:table-cell table:formula="of:=IF([.D25]-[.D24]&gt;0;[.D25]-[.D24];0)" office:value-type="float" office:value="25.5">
            <text:p>25.5</text:p>
          </table:table-cell>
          <table:table-cell table:formula="of:=ROUND(SUM([.G21:.G25])/5;1)" office:value-type="float" office:value="20.5">
            <text:p>20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3" office:value-type="date" office:date-value="2014-05-09">
            <text:p>5/9/2014</text:p>
          </table:table-cell>
          <table:table-cell table:style-name="ce2" office:value-type="string">
            <text:p>34.49697,-118.34334</text:p>
          </table:table-cell>
          <table:table-cell table:style-name="ce25" office:value-type="float" office:value="454.5">
            <text:p>454.5</text:p>
          </table:table-cell>
          <table:table-cell table:formula="of:=ROUND([.A26]*(2650/150);0)" office:value-type="float" office:value="424">
            <text:p>424</text:p>
          </table:table-cell>
          <table:table-cell table:formula="of:=IF([.D26];[.D26]-[.E26];0)" office:value-type="float" office:value="30.5">
            <text:p>31</text:p>
          </table:table-cell>
          <table:table-cell table:formula="of:=IF([.D26]-[.D25]&gt;0;[.D26]-[.D25];0)" office:value-type="float" office:value="10">
            <text:p>10.0</text:p>
          </table:table-cell>
          <table:table-cell table:formula="of:=ROUND(SUM([.G22:.G26])/5;1)" office:value-type="float" office:value="18.6">
            <text:p>18.6</text:p>
          </table:table-cell>
          <table:table-cell office:value-type="string">
            <text:p>Agua Dulce 454.2 mile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3" office:value-type="date" office:date-value="2014-05-10">
            <text:p>5/10/2014</text:p>
          </table:table-cell>
          <table:table-cell table:style-name="ce2" office:value-type="string">
            <text:p>34.49699,-118.34331</text:p>
          </table:table-cell>
          <table:table-cell table:style-name="ce25" office:value-type="float" office:value="454.5">
            <text:p>454.5</text:p>
          </table:table-cell>
          <table:table-cell table:formula="of:=ROUND([.A27]*(2650/150);0)" office:value-type="float" office:value="442">
            <text:p>442</text:p>
          </table:table-cell>
          <table:table-cell table:formula="of:=IF([.D27];[.D27]-[.E27];0)" office:value-type="float" office:value="12.5">
            <text:p>13</text:p>
          </table:table-cell>
          <table:table-cell table:formula="of:=IF([.D27]-[.D26]&gt;0;[.D27]-[.D26];0)" office:value-type="float" office:value="0">
            <text:p>0.0</text:p>
          </table:table-cell>
          <table:table-cell table:formula="of:=ROUND(SUM([.G23:.G27])/5;1)" office:value-type="float" office:value="14.1">
            <text:p>14.1</text:p>
          </table:table-cell>
          <table:table-cell office:value-type="string">
            <text:p>ZERO DAY @ Agua Dulc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3" office:value-type="date" office:date-value="2014-05-11">
            <text:p>5/11/2014</text:p>
          </table:table-cell>
          <table:table-cell table:style-name="ce2" office:value-type="string">
            <text:p>34.61744,-118.37723</text:p>
          </table:table-cell>
          <table:table-cell table:style-name="ce25" office:value-type="float" office:value="474">
            <text:p>474.0</text:p>
          </table:table-cell>
          <table:table-cell table:formula="of:=ROUND([.A28]*(2650/150);0)" office:value-type="float" office:value="459">
            <text:p>459</text:p>
          </table:table-cell>
          <table:table-cell table:formula="of:=IF([.D28];[.D28]-[.E28];0)" office:value-type="float" office:value="15">
            <text:p>15</text:p>
          </table:table-cell>
          <table:table-cell table:formula="of:=IF([.D28]-[.D27]&gt;0;[.D28]-[.D27];0)" office:value-type="float" office:value="19.5">
            <text:p>19.5</text:p>
          </table:table-cell>
          <table:table-cell table:formula="of:=ROUND(SUM([.G24:.G28])/5;1)" office:value-type="float" office:value="15.7">
            <text:p>15.7</text:p>
          </table:table-cell>
          <table:table-cell office:value-type="string">
            <text:p>Mother's 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7">
            <text:p>27</text:p>
          </table:table-cell>
          <table:table-cell table:style-name="ce3" office:value-type="date" office:date-value="2014-05-12">
            <text:p>5/12/2014</text:p>
          </table:table-cell>
          <table:table-cell table:style-name="ce2" office:value-type="string">
            <text:p>34.74217,-118.64087</text:p>
          </table:table-cell>
          <table:table-cell table:style-name="ce25" office:value-type="float" office:value="511.5">
            <text:p>511.5</text:p>
          </table:table-cell>
          <table:table-cell table:formula="of:=ROUND([.A29]*(2650/150);0)" office:value-type="float" office:value="477">
            <text:p>477</text:p>
          </table:table-cell>
          <table:table-cell table:formula="of:=IF([.D29];[.D29]-[.E29];0)" office:value-type="float" office:value="34.5">
            <text:p>35</text:p>
          </table:table-cell>
          <table:table-cell table:formula="of:=IF([.D29]-[.D28]&gt;0;[.D29]-[.D28];0)" office:value-type="float" office:value="37.5">
            <text:p>37.5</text:p>
          </table:table-cell>
          <table:table-cell table:formula="of:=ROUND(SUM([.G25:.G29])/5;1)" office:value-type="float" office:value="18.5">
            <text:p>18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3" office:value-type="date" office:date-value="2014-05-13">
            <text:p>5/13/2014</text:p>
          </table:table-cell>
          <table:table-cell table:style-name="ce2" office:value-type="string">
            <text:p>34.89791,-118.45544</text:p>
          </table:table-cell>
          <table:table-cell table:style-name="ce25" office:value-type="float" office:value="535">
            <text:p>535.0</text:p>
          </table:table-cell>
          <table:table-cell table:formula="of:=ROUND([.A30]*(2650/150);0)" office:value-type="float" office:value="495">
            <text:p>495</text:p>
          </table:table-cell>
          <table:table-cell table:formula="of:=IF([.D30];[.D30]-[.E30];0)" office:value-type="float" office:value="40">
            <text:p>40</text:p>
          </table:table-cell>
          <table:table-cell table:formula="of:=IF([.D30]-[.D29]&gt;0;[.D30]-[.D29];0)" office:value-type="float" office:value="23.5">
            <text:p>23.5</text:p>
          </table:table-cell>
          <table:table-cell table:formula="of:=ROUND(SUM([.G26:.G30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29">
            <text:p>29</text:p>
          </table:table-cell>
          <table:table-cell table:style-name="ce3" office:value-type="date" office:date-value="2014-05-14">
            <text:p>5/14/2014</text:p>
          </table:table-cell>
          <table:table-cell table:style-name="ce2" office:value-type="string">
            <text:p>35.01778,-118.40393</text:p>
          </table:table-cell>
          <table:table-cell table:style-name="ce25" office:value-type="float" office:value="553">
            <text:p>553.0</text:p>
          </table:table-cell>
          <table:table-cell table:formula="of:=ROUND([.A31]*(2650/150);0)" office:value-type="float" office:value="512">
            <text:p>512</text:p>
          </table:table-cell>
          <table:table-cell table:formula="of:=IF([.D31];[.D31]-[.E31];0)" office:value-type="float" office:value="41">
            <text:p>41</text:p>
          </table:table-cell>
          <table:table-cell table:formula="of:=IF([.D31]-[.D30]&gt;0;[.D31]-[.D30];0)" office:value-type="float" office:value="18">
            <text:p>18.0</text:p>
          </table:table-cell>
          <table:table-cell table:formula="of:=ROUND(SUM([.G27:.G31])/5;1)" office:value-type="float" office:value="19.7">
            <text:p>19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3" office:value-type="date" office:date-value="2014-05-15">
            <text:p>5/15/2014</text:p>
          </table:table-cell>
          <table:table-cell table:style-name="ce2" office:value-type="string">
            <text:p>35.13267,-118.45454</text:p>
          </table:table-cell>
          <table:table-cell table:style-name="ce25" office:value-type="float" office:value="566">
            <text:p>566.0</text:p>
          </table:table-cell>
          <table:table-cell table:formula="of:=ROUND([.A32]*(2650/150);0)" office:value-type="float" office:value="530">
            <text:p>530</text:p>
          </table:table-cell>
          <table:table-cell table:formula="of:=IF([.D32];[.D32]-[.E32];0)" office:value-type="float" office:value="36">
            <text:p>36</text:p>
          </table:table-cell>
          <table:table-cell table:formula="of:=IF([.D32]-[.D31]&gt;0;[.D32]-[.D31];0)" office:value-type="float" office:value="13">
            <text:p>13.0</text:p>
          </table:table-cell>
          <table:table-cell table:formula="of:=ROUND(SUM([.G28:.G32])/5;1)" office:value-type="float" office:value="22.3">
            <text:p>22.3</text:p>
          </table:table-cell>
          <table:table-cell office:value-type="string">
            <text:p>Tehachapi (mile marker from Da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3" office:value-type="date" office:date-value="2014-05-16">
            <text:p>5/16/2014</text:p>
          </table:table-cell>
          <table:table-cell table:style-name="ce2" office:value-type="string">
            <text:p>35.13270,-118.45457</text:p>
          </table:table-cell>
          <table:table-cell table:style-name="ce25" office:value-type="float" office:value="566">
            <text:p>566.0</text:p>
          </table:table-cell>
          <table:table-cell table:formula="of:=ROUND([.A33]*(2650/150);0)" office:value-type="float" office:value="548">
            <text:p>548</text:p>
          </table:table-cell>
          <table:table-cell table:formula="of:=IF([.D33];[.D33]-[.E33];0)" office:value-type="float" office:value="18">
            <text:p>18</text:p>
          </table:table-cell>
          <table:table-cell table:formula="of:=IF([.D33]-[.D32]&gt;0;[.D33]-[.D32];0)" office:value-type="float" office:value="0">
            <text:p>0.0</text:p>
          </table:table-cell>
          <table:table-cell table:formula="of:=ROUND(SUM([.G29:.G33])/5;1)" office:value-type="float" office:value="18.4">
            <text:p>18.4</text:p>
          </table:table-cell>
          <table:table-cell office:value-type="string">
            <text:p>ZERO DAY @ Tehachapi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2">
            <text:p>32</text:p>
          </table:table-cell>
          <table:table-cell table:style-name="ce3" office:value-type="date" office:date-value="2014-05-17">
            <text:p>5/17/2014</text:p>
          </table:table-cell>
          <table:table-cell table:style-name="ce2" office:value-type="string">
            <text:p>35.23894,-118.24199</text:p>
          </table:table-cell>
          <table:table-cell table:style-name="ce25" office:value-type="float" office:value="584.5">
            <text:p>584.5</text:p>
          </table:table-cell>
          <table:table-cell table:formula="of:=ROUND([.A34]*(2650/150);0)" office:value-type="float" office:value="565">
            <text:p>565</text:p>
          </table:table-cell>
          <table:table-cell table:formula="of:=IF([.D34];[.D34]-[.E34];0)" office:value-type="float" office:value="19.5">
            <text:p>20</text:p>
          </table:table-cell>
          <table:table-cell table:formula="of:=IF([.D34]-[.D33]&gt;0;[.D34]-[.D33];0)" office:value-type="float" office:value="18.5">
            <text:p>18.5</text:p>
          </table:table-cell>
          <table:table-cell table:formula="of:=ROUND(SUM([.G30:.G34])/5;1)" office:value-type="float" office:value="14.6">
            <text:p>14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3" office:value-type="date" office:date-value="2014-05-18">
            <text:p>5/18/2014</text:p>
          </table:table-cell>
          <table:table-cell table:style-name="ce2" office:value-type="string">
            <text:p>35.39998,-118.30389</text:p>
          </table:table-cell>
          <table:table-cell table:style-name="ce25" office:value-type="float" office:value="603.5">
            <text:p>603.5</text:p>
          </table:table-cell>
          <table:table-cell table:formula="of:=ROUND([.A35]*(2650/150);0)" office:value-type="float" office:value="583">
            <text:p>583</text:p>
          </table:table-cell>
          <table:table-cell table:formula="of:=IF([.D35];[.D35]-[.E35];0)" office:value-type="float" office:value="20.5">
            <text:p>21</text:p>
          </table:table-cell>
          <table:table-cell table:formula="of:=IF([.D35]-[.D34]&gt;0;[.D35]-[.D34];0)" office:value-type="float" office:value="19">
            <text:p>19.0</text:p>
          </table:table-cell>
          <table:table-cell table:formula="of:=ROUND(SUM([.G31:.G35])/5;1)" office:value-type="float" office:value="13.7">
            <text:p>13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4">
            <text:p>34</text:p>
          </table:table-cell>
          <table:table-cell table:style-name="ce3" office:value-type="date" office:date-value="2014-05-19">
            <text:p>5/19/2014</text:p>
          </table:table-cell>
          <table:table-cell table:style-name="ce2" office:value-type="string">
            <text:p>35.48013,-118.14548</text:p>
          </table:table-cell>
          <table:table-cell table:style-name="ce25" office:value-type="float" office:value="623.5">
            <text:p>623.5</text:p>
          </table:table-cell>
          <table:table-cell table:formula="of:=ROUND([.A36]*(2650/150);0)" office:value-type="float" office:value="601">
            <text:p>601</text:p>
          </table:table-cell>
          <table:table-cell table:formula="of:=IF([.D36];[.D36]-[.E36];0)" office:value-type="float" office:value="22.5">
            <text:p>23</text:p>
          </table:table-cell>
          <table:table-cell table:formula="of:=IF([.D36]-[.D35]&gt;0;[.D36]-[.D35];0)" office:value-type="float" office:value="20">
            <text:p>20.0</text:p>
          </table:table-cell>
          <table:table-cell table:formula="of:=ROUND(SUM([.G32:.G36])/5;1)" office:value-type="float" office:value="14.1">
            <text:p>14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5">
            <text:p>35</text:p>
          </table:table-cell>
          <table:table-cell table:style-name="ce3" office:value-type="date" office:date-value="2014-05-20">
            <text:p>5/20/2014</text:p>
          </table:table-cell>
          <table:table-cell table:style-name="ce2" office:value-type="string">
            <text:p>35.60195,-118.12631</text:p>
          </table:table-cell>
          <table:table-cell table:style-name="ce25" office:value-type="float" office:value="640">
            <text:p>640.0</text:p>
          </table:table-cell>
          <table:table-cell table:formula="of:=ROUND([.A37]*(2650/150);0)" office:value-type="float" office:value="618">
            <text:p>618</text:p>
          </table:table-cell>
          <table:table-cell table:formula="of:=IF([.D37];[.D37]-[.E37];0)" office:value-type="float" office:value="22">
            <text:p>22</text:p>
          </table:table-cell>
          <table:table-cell table:formula="of:=IF([.D37]-[.D36]&gt;0;[.D37]-[.D36];0)" office:value-type="float" office:value="16.5">
            <text:p>16.5</text:p>
          </table:table-cell>
          <table:table-cell table:formula="of:=ROUND(SUM([.G33:.G37])/5;1)" office:value-type="float" office:value="14.8">
            <text:p>14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6">
            <text:p>36</text:p>
          </table:table-cell>
          <table:table-cell table:style-name="ce3" office:value-type="date" office:date-value="2014-05-21">
            <text:p>5/21/2014</text:p>
          </table:table-cell>
          <table:table-cell table:style-name="ce2" office:value-type="string">
            <text:p>35.69492,-117.98602</text:p>
          </table:table-cell>
          <table:table-cell table:style-name="ce25" office:value-type="float" office:value="657">
            <text:p>657.0</text:p>
          </table:table-cell>
          <table:table-cell table:formula="of:=ROUND([.A38]*(2650/150);0)" office:value-type="float" office:value="636">
            <text:p>636</text:p>
          </table:table-cell>
          <table:table-cell table:formula="of:=IF([.D38];[.D38]-[.E38];0)" office:value-type="float" office:value="21">
            <text:p>21</text:p>
          </table:table-cell>
          <table:table-cell table:formula="of:=IF([.D38]-[.D37]&gt;0;[.D38]-[.D37];0)" office:value-type="float" office:value="17">
            <text:p>17.0</text:p>
          </table:table-cell>
          <table:table-cell table:formula="of:=ROUND(SUM([.G34:.G38])/5;1)" office:value-type="float" office:value="18.2">
            <text:p>18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3" office:value-type="date" office:date-value="2014-05-22">
            <text:p>5/22/2014</text:p>
          </table:table-cell>
          <table:table-cell table:style-name="ce2" office:value-type="string">
            <text:p>35.80444,-118.01297</text:p>
          </table:table-cell>
          <table:table-cell table:style-name="ce25" office:value-type="float" office:value="676.5">
            <text:p>676.5</text:p>
          </table:table-cell>
          <table:table-cell table:formula="of:=ROUND([.A39]*(2650/150);0)" office:value-type="float" office:value="654">
            <text:p>654</text:p>
          </table:table-cell>
          <table:table-cell table:formula="of:=IF([.D39];[.D39]-[.E39];0)" office:value-type="float" office:value="22.5">
            <text:p>23</text:p>
          </table:table-cell>
          <table:table-cell table:formula="of:=IF([.D39]-[.D38]&gt;0;[.D39]-[.D38];0)" office:value-type="float" office:value="19.5">
            <text:p>19.5</text:p>
          </table:table-cell>
          <table:table-cell table:formula="of:=ROUND(SUM([.G35:.G39])/5;1)" office:value-type="float" office:value="18.4">
            <text:p>18.4</text:p>
          </table:table-cell>
          <table:table-cell office:value-type="string">
            <text:p>1/4 DONE! (662.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38">
            <text:p>38</text:p>
          </table:table-cell>
          <table:table-cell table:style-name="ce3" office:value-type="date" office:date-value="2014-05-23">
            <text:p>5/23/2014</text:p>
          </table:table-cell>
          <table:table-cell table:style-name="ce2" office:value-type="string">
            <text:p>35.98220,-118.15321</text:p>
          </table:table-cell>
          <table:table-cell table:style-name="ce25" office:value-type="float" office:value="698.5">
            <text:p>698.5</text:p>
          </table:table-cell>
          <table:table-cell table:formula="of:=ROUND([.A40]*(2650/150);0)" office:value-type="float" office:value="671">
            <text:p>671</text:p>
          </table:table-cell>
          <table:table-cell table:formula="of:=IF([.D40];[.D40]-[.E40];0)" office:value-type="float" office:value="27.5">
            <text:p>28</text:p>
          </table:table-cell>
          <table:table-cell table:formula="of:=IF([.D40]-[.D39]&gt;0;[.D40]-[.D39];0)" office:value-type="float" office:value="22">
            <text:p>22.0</text:p>
          </table:table-cell>
          <table:table-cell table:formula="of:=ROUND(SUM([.G36:.G40])/5;1)" office:value-type="float" office:value="19">
            <text:p>19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3" office:value-type="date" office:date-value="2014-05-24">
            <text:p>5/24/2014</text:p>
          </table:table-cell>
          <table:table-cell table:style-name="ce2" office:value-type="string">
            <text:p>36.01891,-118.12343</text:p>
          </table:table-cell>
          <table:table-cell table:style-name="ce25" office:value-type="float" office:value="701.5">
            <text:p>701.5</text:p>
          </table:table-cell>
          <table:table-cell table:formula="of:=ROUND([.A41]*(2650/150);0)" office:value-type="float" office:value="689">
            <text:p>689</text:p>
          </table:table-cell>
          <table:table-cell table:formula="of:=IF([.D41];[.D41]-[.E41];0)" office:value-type="float" office:value="12.5">
            <text:p>13</text:p>
          </table:table-cell>
          <table:table-cell table:formula="of:=IF([.D41]-[.D40]&gt;0;[.D41]-[.D40];0)" office:value-type="float" office:value="3">
            <text:p>3.0</text:p>
          </table:table-cell>
          <table:table-cell table:formula="of:=ROUND(SUM([.G37:.G41])/5;1)" office:value-type="float" office:value="15.6">
            <text:p>15.6</text:p>
          </table:table-cell>
          <table:table-cell office:value-type="string">
            <text:p>Kennedy Meadows, resuppl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0">
            <text:p>40</text:p>
          </table:table-cell>
          <table:table-cell table:style-name="ce3" office:value-type="date" office:date-value="2014-05-25">
            <text:p>5/25/2014</text:p>
          </table:table-cell>
          <table:table-cell table:style-name="ce2" office:value-type="string">
            <text:p>36.23698,-118.11781</text:p>
          </table:table-cell>
          <table:table-cell table:style-name="ce25" office:value-type="float" office:value="722">
            <text:p>722.0</text:p>
          </table:table-cell>
          <table:table-cell table:formula="of:=ROUND([.A42]*(2650/150);0)" office:value-type="float" office:value="707">
            <text:p>707</text:p>
          </table:table-cell>
          <table:table-cell table:formula="of:=IF([.D42];[.D42]-[.E42];0)" office:value-type="float" office:value="15">
            <text:p>15</text:p>
          </table:table-cell>
          <table:table-cell table:formula="of:=IF([.D42]-[.D41]&gt;0;[.D42]-[.D41];0)" office:value-type="float" office:value="20.5">
            <text:p>20.5</text:p>
          </table:table-cell>
          <table:table-cell table:formula="of:=ROUND(SUM([.G38:.G42])/5;1)" office:value-type="float" office:value="16.4">
            <text:p>16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3" office:value-type="date" office:date-value="2014-05-26">
            <text:p>5/26/2014</text:p>
          </table:table-cell>
          <table:table-cell table:style-name="ce2" office:value-type="string">
            <text:p>36.42929,-118.15758</text:p>
          </table:table-cell>
          <table:table-cell table:style-name="ce25" office:value-type="float" office:value="744">
            <text:p>744.0</text:p>
          </table:table-cell>
          <table:table-cell table:formula="of:=ROUND([.A43]*(2650/150);0)" office:value-type="float" office:value="724">
            <text:p>724</text:p>
          </table:table-cell>
          <table:table-cell table:formula="of:=IF([.D43];[.D43]-[.E43];0)" office:value-type="float" office:value="20">
            <text:p>20</text:p>
          </table:table-cell>
          <table:table-cell table:formula="of:=IF([.D43]-[.D42]&gt;0;[.D43]-[.D42];0)" office:value-type="float" office:value="22">
            <text:p>22.0</text:p>
          </table:table-cell>
          <table:table-cell table:formula="of:=ROUND(SUM([.G39:.G43])/5;1)" office:value-type="float" office:value="17.4">
            <text:p>17.4</text:p>
          </table:table-cell>
          <table:table-cell office:value-type="string">
            <text:p>Memorial 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3" office:value-type="date" office:date-value="2014-05-27">
            <text:p>5/27/2014</text:p>
          </table:table-cell>
          <table:table-cell table:style-name="ce2" office:value-type="string">
            <text:p>36.56120,-118.36365</text:p>
          </table:table-cell>
          <table:table-cell table:style-name="ce25" office:value-type="float" office:value="767">
            <text:p>767.0</text:p>
          </table:table-cell>
          <table:table-cell table:formula="of:=ROUND([.A44]*(2650/150);0)" office:value-type="float" office:value="742">
            <text:p>742</text:p>
          </table:table-cell>
          <table:table-cell table:formula="of:=IF([.D44];[.D44]-[.E44];0)" office:value-type="float" office:value="25">
            <text:p>25</text:p>
          </table:table-cell>
          <table:table-cell table:formula="of:=IF([.D44]-[.D43]&gt;0;[.D44]-[.D43];0)" office:value-type="float" office:value="23">
            <text:p>23.0</text:p>
          </table:table-cell>
          <table:table-cell table:formula="of:=ROUND(SUM([.G40:.G44])/5;1)" office:value-type="float" office:value="18.1">
            <text:p>18.1</text:p>
          </table:table-cell>
          <table:table-cell office:value-type="string">
            <text:p>Enters Sequoia NP: Mile ~754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3">
            <text:p>43</text:p>
          </table:table-cell>
          <table:table-cell table:style-name="ce3" office:value-type="date" office:date-value="2014-05-28">
            <text:p>5/28/2014</text:p>
          </table:table-cell>
          <table:table-cell table:style-name="ce2" office:value-type="string">
            <text:p>36.75287,-118.39450</text:p>
          </table:table-cell>
          <table:table-cell table:style-name="ce25" office:value-type="float" office:value="786">
            <text:p>786.0</text:p>
          </table:table-cell>
          <table:table-cell table:formula="of:=ROUND([.A45]*(2650/150);0)" office:value-type="float" office:value="760">
            <text:p>760</text:p>
          </table:table-cell>
          <table:table-cell table:formula="of:=IF([.D45];[.D45]-[.E45];0)" office:value-type="float" office:value="26">
            <text:p>26</text:p>
          </table:table-cell>
          <table:table-cell table:formula="of:=IF([.D45]-[.D44]&gt;0;[.D45]-[.D44];0)" office:value-type="float" office:value="19">
            <text:p>19.0</text:p>
          </table:table-cell>
          <table:table-cell table:formula="of:=ROUND(SUM([.G41:.G45])/5;1)" office:value-type="float" office:value="17.5">
            <text:p>17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3" office:value-type="date" office:date-value="2014-05-29">
            <text:p>5/29/2014</text:p>
          </table:table-cell>
          <table:table-cell table:style-name="ce2" office:value-type="string">
            <text:p>36.80318,-118.20026</text:p>
          </table:table-cell>
          <table:table-cell table:style-name="ce25" office:value-type="float" office:value="789">
            <text:p>789.0</text:p>
          </table:table-cell>
          <table:table-cell table:formula="of:=ROUND([.A46]*(2650/150);0)" office:value-type="float" office:value="777">
            <text:p>777</text:p>
          </table:table-cell>
          <table:table-cell table:formula="of:=IF([.D46];[.D46]-[.E46];0)" office:value-type="float" office:value="12">
            <text:p>12</text:p>
          </table:table-cell>
          <table:table-cell table:formula="of:=IF([.D46]-[.D45]&gt;0;[.D46]-[.D45];0)" office:value-type="float" office:value="3">
            <text:p>3.0</text:p>
          </table:table-cell>
          <table:table-cell table:formula="of:=ROUND(SUM([.G42:.G46])/5;1)" office:value-type="float" office:value="17.5">
            <text:p>17.5</text:p>
          </table:table-cell>
          <table:table-cell office:value-type="string">
            <text:p>Kearsage Pass to Independence, CA (mile marker from Da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3" office:value-type="date" office:date-value="2014-05-30">
            <text:p>5/30/2014</text:p>
          </table:table-cell>
          <table:table-cell table:style-name="ce2" office:value-type="string">
            <text:p>36.80320,-118.20036</text:p>
          </table:table-cell>
          <table:table-cell table:style-name="ce25" office:value-type="float" office:value="789">
            <text:p>789.0</text:p>
          </table:table-cell>
          <table:table-cell table:formula="of:=ROUND([.A47]*(2650/150);0)" office:value-type="float" office:value="795">
            <text:p>795</text:p>
          </table:table-cell>
          <table:table-cell table:formula="of:=IF([.D47];[.D47]-[.E47];0)" office:value-type="float" office:value="-6">
            <text:p>-6</text:p>
          </table:table-cell>
          <table:table-cell table:formula="of:=IF([.D47]-[.D46]&gt;0;[.D47]-[.D46];0)" office:value-type="float" office:value="0">
            <text:p>0.0</text:p>
          </table:table-cell>
          <table:table-cell table:formula="of:=ROUND(SUM([.G43:.G47])/5;1)" office:value-type="float" office:value="13.4">
            <text:p>13.4</text:p>
          </table:table-cell>
          <table:table-cell office:value-type="string">
            <text:p>ZERO DAY @ Independence, Errands in Bishop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3" office:value-type="date" office:date-value="2014-05-31">
            <text:p>5/31/2014</text:p>
          </table:table-cell>
          <table:table-cell table:style-name="ce2" office:value-type="string">
            <text:p>36.80679,-118.39819</text:p>
          </table:table-cell>
          <table:table-cell table:style-name="ce25" office:value-type="float" office:value="793.5">
            <text:p>793.5</text:p>
          </table:table-cell>
          <table:table-cell table:formula="of:=ROUND([.A48]*(2650/150);0)" office:value-type="float" office:value="813">
            <text:p>813</text:p>
          </table:table-cell>
          <table:table-cell table:formula="of:=IF([.D48];[.D48]-[.E48];0)" office:value-type="float" office:value="-19.5">
            <text:p>-20</text:p>
          </table:table-cell>
          <table:table-cell table:formula="of:=IF([.D48]-[.D47]&gt;0;[.D48]-[.D47];0)" office:value-type="float" office:value="4.5">
            <text:p>4.5</text:p>
          </table:table-cell>
          <table:table-cell table:formula="of:=ROUND(SUM([.G44:.G48])/5;1)" office:value-type="float" office:value="9.9">
            <text:p>9.9</text:p>
          </table:table-cell>
          <table:table-cell office:value-type="string">
            <text:p>No Spot Email (lat/lon, mile marker estimated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7">
            <text:p>47</text:p>
          </table:table-cell>
          <table:table-cell table:style-name="ce3" office:value-type="date" office:date-value="2014-06-01">
            <text:p>6/1/2014</text:p>
          </table:table-cell>
          <table:table-cell table:style-name="ce2" office:value-type="string">
            <text:p>37.00056,-118.45164</text:p>
          </table:table-cell>
          <table:table-cell table:style-name="ce25" office:value-type="float" office:value="813">
            <text:p>813.0</text:p>
          </table:table-cell>
          <table:table-cell table:formula="of:=ROUND([.A49]*(2650/150);0)" office:value-type="float" office:value="830">
            <text:p>830</text:p>
          </table:table-cell>
          <table:table-cell table:formula="of:=IF([.D49];[.D49]-[.E49];0)" office:value-type="float" office:value="-17">
            <text:p>-17</text:p>
          </table:table-cell>
          <table:table-cell table:formula="of:=IF([.D49]-[.D48]&gt;0;[.D49]-[.D48];0)" office:value-type="float" office:value="19.5">
            <text:p>19.5</text:p>
          </table:table-cell>
          <table:table-cell table:formula="of:=ROUND(SUM([.G45:.G49])/5;1)" office:value-type="float" office:value="9.2">
            <text:p>9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8">
            <text:p>48</text:p>
          </table:table-cell>
          <table:table-cell table:style-name="ce3" office:value-type="date" office:date-value="2014-06-02">
            <text:p>6/2/2014</text:p>
          </table:table-cell>
          <table:table-cell table:style-name="ce2" office:value-type="string">
            <text:p>37.11372,-118.61121</text:p>
          </table:table-cell>
          <table:table-cell table:style-name="ce25" office:value-type="float" office:value="833">
            <text:p>833.0</text:p>
          </table:table-cell>
          <table:table-cell table:formula="of:=ROUND([.A50]*(2650/150);0)" office:value-type="float" office:value="848">
            <text:p>848</text:p>
          </table:table-cell>
          <table:table-cell table:formula="of:=IF([.D50];[.D50]-[.E50];0)" office:value-type="float" office:value="-15">
            <text:p>-15</text:p>
          </table:table-cell>
          <table:table-cell table:formula="of:=IF([.D50]-[.D49]&gt;0;[.D50]-[.D49];0)" office:value-type="float" office:value="20">
            <text:p>20.0</text:p>
          </table:table-cell>
          <table:table-cell table:formula="of:=ROUND(SUM([.G46:.G50])/5;1)" office:value-type="float" office:value="9.4">
            <text:p>9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49">
            <text:p>49</text:p>
          </table:table-cell>
          <table:table-cell table:style-name="ce3" office:value-type="date" office:date-value="2014-06-03">
            <text:p>6/3/2014</text:p>
          </table:table-cell>
          <table:table-cell table:style-name="ce2" office:value-type="string">
            <text:p>37.20100,-118.79916</text:p>
          </table:table-cell>
          <table:table-cell table:style-name="ce25" office:value-type="float" office:value="853">
            <text:p>853.0</text:p>
          </table:table-cell>
          <table:table-cell table:formula="of:=ROUND([.A51]*(2650/150);0)" office:value-type="float" office:value="866">
            <text:p>866</text:p>
          </table:table-cell>
          <table:table-cell table:formula="of:=IF([.D51];[.D51]-[.E51];0)" office:value-type="float" office:value="-13">
            <text:p>-13</text:p>
          </table:table-cell>
          <table:table-cell table:formula="of:=IF([.D51]-[.D50]&gt;0;[.D51]-[.D50];0)" office:value-type="float" office:value="20">
            <text:p>20.0</text:p>
          </table:table-cell>
          <table:table-cell table:formula="of:=ROUND(SUM([.G47:.G51])/5;1)" office:value-type="float" office:value="12.8">
            <text:p>12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3" office:value-type="date" office:date-value="2014-06-04">
            <text:p>6/4/2014</text:p>
          </table:table-cell>
          <table:table-cell table:style-name="ce2" office:value-type="string">
            <text:p>37.39668,-118.92975</text:p>
          </table:table-cell>
          <table:table-cell table:style-name="ce25" office:value-type="float" office:value="876">
            <text:p>876.0</text:p>
          </table:table-cell>
          <table:table-cell table:formula="of:=ROUND([.A52]*(2650/150);0)" office:value-type="float" office:value="883">
            <text:p>883</text:p>
          </table:table-cell>
          <table:table-cell table:formula="of:=IF([.D52];[.D52]-[.E52];0)" office:value-type="float" office:value="-7">
            <text:p>-7</text:p>
          </table:table-cell>
          <table:table-cell table:formula="of:=IF([.D52]-[.D51]&gt;0;[.D52]-[.D51];0)" office:value-type="float" office:value="23">
            <text:p>23.0</text:p>
          </table:table-cell>
          <table:table-cell table:formula="of:=ROUND(SUM([.G48:.G52])/5;1)" office:value-type="float" office:value="17.4">
            <text:p>17.4</text:p>
          </table:table-cell>
          <table:table-cell office:value-type="string">
            <text:p>Leaves Kings Canyon NP: Mile ~856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3" office:value-type="date" office:date-value="2014-06-05">
            <text:p>6/5/2014</text:p>
          </table:table-cell>
          <table:table-cell table:style-name="ce2" office:value-type="string">
            <text:p>37.50214,-118.92357</text:p>
          </table:table-cell>
          <table:table-cell table:style-name="ce25" office:value-type="float" office:value="889.5">
            <text:p>889.5</text:p>
          </table:table-cell>
          <table:table-cell table:formula="of:=ROUND([.A53]*(2650/150);0)" office:value-type="float" office:value="901">
            <text:p>901</text:p>
          </table:table-cell>
          <table:table-cell table:formula="of:=IF([.D53];[.D53]-[.E53];0)" office:value-type="float" office:value="-11.5">
            <text:p>-12</text:p>
          </table:table-cell>
          <table:table-cell table:formula="of:=IF([.D53]-[.D52]&gt;0;[.D53]-[.D52];0)" office:value-type="float" office:value="13.5">
            <text:p>13.5</text:p>
          </table:table-cell>
          <table:table-cell table:formula="of:=ROUND(SUM([.G49:.G53])/5;1)" office:value-type="float" office:value="19.2">
            <text:p>19.2</text:p>
          </table:table-cell>
          <table:table-cell office:value-type="string">
            <text:p>Resupply at VV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52">
            <text:p>52</text:p>
          </table:table-cell>
          <table:table-cell table:style-name="ce3" office:value-type="date" office:date-value="2014-06-06">
            <text:p>6/6/2014</text:p>
          </table:table-cell>
          <table:table-cell table:style-name="ce2" office:value-type="string">
            <text:p>37.632704,-119.0892</text:p>
          </table:table-cell>
          <table:table-cell table:style-name="ce25" office:value-type="float" office:value="909">
            <text:p>909.0</text:p>
          </table:table-cell>
          <table:table-cell table:formula="of:=ROUND([.A54]*(2650/150);0)" office:value-type="float" office:value="919">
            <text:p>919</text:p>
          </table:table-cell>
          <table:table-cell table:formula="of:=IF([.D54];[.D54]-[.E54];0)" office:value-type="float" office:value="-10">
            <text:p>-10</text:p>
          </table:table-cell>
          <table:table-cell table:formula="of:=IF([.D54]-[.D53]&gt;0;[.D54]-[.D53];0)" office:value-type="float" office:value="19.5">
            <text:p>19.5</text:p>
          </table:table-cell>
          <table:table-cell table:formula="of:=ROUND(SUM([.G50:.G54])/5;1)" office:value-type="float" office:value="19.2">
            <text:p>19.2</text:p>
          </table:table-cell>
          <table:table-cell office:value-type="string">
            <text:p>Accidental detour at Duck Lake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53">
            <text:p>53</text:p>
          </table:table-cell>
          <table:table-cell table:style-name="ce3" office:value-type="date" office:date-value="2014-06-07">
            <text:p>6/7/2014</text:p>
          </table:table-cell>
          <table:table-cell table:style-name="ce2" office:value-type="string">
            <text:p>37.76326,-119.23355</text:p>
          </table:table-cell>
          <table:table-cell table:style-name="ce25" office:value-type="float" office:value="928.5">
            <text:p>928.5</text:p>
          </table:table-cell>
          <table:table-cell table:formula="of:=ROUND([.A55]*(2650/150);0)" office:value-type="float" office:value="936">
            <text:p>936</text:p>
          </table:table-cell>
          <table:table-cell table:formula="of:=IF([.D55];[.D55]-[.E55];0)" office:value-type="float" office:value="-7.5">
            <text:p>-8</text:p>
          </table:table-cell>
          <table:table-cell table:formula="of:=IF([.D55]-[.D54]&gt;0;[.D55]-[.D54];0)" office:value-type="float" office:value="19.5">
            <text:p>19.5</text:p>
          </table:table-cell>
          <table:table-cell table:formula="of:=ROUND(SUM([.G51:.G55])/5;1)" office:value-type="float" office:value="19.1">
            <text:p>19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54">
            <text:p>54</text:p>
          </table:table-cell>
          <table:table-cell table:style-name="ce3" office:value-type="date" office:date-value="2014-06-08">
            <text:p>6/8/2014</text:p>
          </table:table-cell>
          <table:table-cell table:style-name="ce2" office:value-type="string">
            <text:p>37.87779,-119.33278</text:p>
          </table:table-cell>
          <table:table-cell table:style-name="ce25" office:value-type="float" office:value="941.5">
            <text:p>941.5</text:p>
          </table:table-cell>
          <table:table-cell table:formula="of:=ROUND([.A56]*(2650/150);0)" office:value-type="float" office:value="954">
            <text:p>954</text:p>
          </table:table-cell>
          <table:table-cell table:formula="of:=IF([.D56];[.D56]-[.E56];0)" office:value-type="float" office:value="-12.5">
            <text:p>-13</text:p>
          </table:table-cell>
          <table:table-cell table:formula="of:=IF([.D56]-[.D55]&gt;0;[.D56]-[.D55];0)" office:value-type="float" office:value="13">
            <text:p>13.0</text:p>
          </table:table-cell>
          <table:table-cell table:formula="of:=ROUND(SUM([.G52:.G56])/5;1)" office:value-type="float" office:value="17.7">
            <text:p>17.7</text:p>
          </table:table-cell>
          <table:table-cell table:style-name="ce30" office:value-type="string">
            <text:p>Tuolumne Meadows: Mile 942 - MEET JUSTIN &amp; STEPH !!!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55">
            <text:p>55</text:p>
          </table:table-cell>
          <table:table-cell table:style-name="ce3" office:value-type="date" office:date-value="2014-06-09">
            <text:p>6/9/2014</text:p>
          </table:table-cell>
          <table:table-cell table:style-name="ce2" office:value-type="string">
            <text:p>38.00661,-119.37798</text:p>
          </table:table-cell>
          <table:table-cell table:style-name="ce25" office:value-type="float" office:value="956.5">
            <text:p>956.5</text:p>
          </table:table-cell>
          <table:table-cell table:formula="of:=ROUND([.A57]*(2650/150);0)" office:value-type="float" office:value="972">
            <text:p>972</text:p>
          </table:table-cell>
          <table:table-cell table:formula="of:=IF([.D57];[.D57]-[.E57];0)" office:value-type="float" office:value="-15.5">
            <text:p>-16</text:p>
          </table:table-cell>
          <table:table-cell table:formula="of:=IF([.D57]-[.D56]&gt;0;[.D57]-[.D56];0)" office:value-type="float" office:value="15">
            <text:p>15.0</text:p>
          </table:table-cell>
          <table:table-cell table:formula="of:=ROUND(SUM([.G53:.G57])/5;1)" office:value-type="float" office:value="16.1">
            <text:p>16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56">
            <text:p>56</text:p>
          </table:table-cell>
          <table:table-cell table:style-name="ce3" office:value-type="date" office:date-value="2014-06-10">
            <text:p>6/10/2014</text:p>
          </table:table-cell>
          <table:table-cell table:style-name="ce2" office:value-type="string">
            <text:p>38.02924,-119.5273</text:p>
          </table:table-cell>
          <table:table-cell table:style-name="ce25" office:value-type="float" office:value="974">
            <text:p>974.0</text:p>
          </table:table-cell>
          <table:table-cell table:formula="of:=ROUND([.A58]*(2650/150);0)" office:value-type="float" office:value="989">
            <text:p>989</text:p>
          </table:table-cell>
          <table:table-cell table:formula="of:=IF([.D58];[.D58]-[.E58];0)" office:value-type="float" office:value="-15">
            <text:p>-15</text:p>
          </table:table-cell>
          <table:table-cell table:formula="of:=IF([.D58]-[.D57]&gt;0;[.D58]-[.D57];0)" office:value-type="float" office:value="17.5">
            <text:p>17.5</text:p>
          </table:table-cell>
          <table:table-cell table:formula="of:=ROUND(SUM([.G54:.G58])/5;1)" office:value-type="float" office:value="16.9">
            <text:p>16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57">
            <text:p>57</text:p>
          </table:table-cell>
          <table:table-cell table:style-name="ce3" office:value-type="date" office:date-value="2014-06-11">
            <text:p>6/11/2014</text:p>
          </table:table-cell>
          <table:table-cell table:style-name="ce2" office:value-type="string">
            <text:p>38.12289,-119.62238</text:p>
          </table:table-cell>
          <table:table-cell table:style-name="ce25" office:value-type="float" office:value="993">
            <text:p>993.0</text:p>
          </table:table-cell>
          <table:table-cell table:formula="of:=ROUND([.A59]*(2650/150);0)" office:value-type="float" office:value="1007">
            <text:p>1007</text:p>
          </table:table-cell>
          <table:table-cell table:formula="of:=IF([.D59];[.D59]-[.E59];0)" office:value-type="float" office:value="-14">
            <text:p>-14</text:p>
          </table:table-cell>
          <table:table-cell table:formula="of:=IF([.D59]-[.D58]&gt;0;[.D59]-[.D58];0)" office:value-type="float" office:value="19">
            <text:p>19.0</text:p>
          </table:table-cell>
          <table:table-cell table:formula="of:=ROUND(SUM([.G55:.G59])/5;1)" office:value-type="float" office:value="16.8">
            <text:p>16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58">
            <text:p>58</text:p>
          </table:table-cell>
          <table:table-cell table:style-name="ce3" office:value-type="date" office:date-value="2014-06-12">
            <text:p>6/12/2014</text:p>
          </table:table-cell>
          <table:table-cell table:style-name="ce2" office:value-type="string">
            <text:p>38.27605,-119.63737</text:p>
          </table:table-cell>
          <table:table-cell table:style-name="ce25" office:value-type="float" office:value="1012">
            <text:p>1,012.0</text:p>
          </table:table-cell>
          <table:table-cell table:formula="of:=ROUND([.A60]*(2650/150);0)" office:value-type="float" office:value="1025">
            <text:p>1025</text:p>
          </table:table-cell>
          <table:table-cell table:formula="of:=IF([.D60];[.D60]-[.E60];0)" office:value-type="float" office:value="-13">
            <text:p>-13</text:p>
          </table:table-cell>
          <table:table-cell table:formula="of:=IF([.D60]-[.D59]&gt;0;[.D60]-[.D59];0)" office:value-type="float" office:value="19">
            <text:p>19.0</text:p>
          </table:table-cell>
          <table:table-cell table:formula="of:=ROUND(SUM([.G56:.G60])/5;1)" office:value-type="float" office:value="16.7">
            <text:p>16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59">
            <text:p>59</text:p>
          </table:table-cell>
          <table:table-cell table:style-name="ce3" office:value-type="date" office:date-value="2014-06-13">
            <text:p>6/13/2014</text:p>
          </table:table-cell>
          <table:table-cell table:style-name="ce2" office:value-type="string">
            <text:p>38.42133,-119.67386</text:p>
          </table:table-cell>
          <table:table-cell table:style-name="ce25" office:value-type="float" office:value="1029.5">
            <text:p>1,029.5</text:p>
          </table:table-cell>
          <table:table-cell table:formula="of:=ROUND([.A61]*(2650/150);0)" office:value-type="float" office:value="1042">
            <text:p>1042</text:p>
          </table:table-cell>
          <table:table-cell table:formula="of:=IF([.D61];[.D61]-[.E61];0)" office:value-type="float" office:value="-12.5">
            <text:p>-13</text:p>
          </table:table-cell>
          <table:table-cell table:formula="of:=IF([.D61]-[.D60]&gt;0;[.D61]-[.D60];0)" office:value-type="float" office:value="17.5">
            <text:p>17.5</text:p>
          </table:table-cell>
          <table:table-cell table:formula="of:=ROUND(SUM([.G57:.G61])/5;1)" office:value-type="float" office:value="17.6">
            <text:p>17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60">
            <text:p>60</text:p>
          </table:table-cell>
          <table:table-cell table:style-name="ce3" office:value-type="date" office:date-value="2014-06-14">
            <text:p>6/14/2014</text:p>
          </table:table-cell>
          <table:table-cell table:style-name="ce2" office:value-type="string">
            <text:p>38.5609,-119.83147</text:p>
          </table:table-cell>
          <table:table-cell table:style-name="ce25" office:value-type="float" office:value="1052.5">
            <text:p>1,052.5</text:p>
          </table:table-cell>
          <table:table-cell table:formula="of:=ROUND([.A62]*(2650/150);0)" office:value-type="float" office:value="1060">
            <text:p>1060</text:p>
          </table:table-cell>
          <table:table-cell table:formula="of:=IF([.D62];[.D62]-[.E62];0)" office:value-type="float" office:value="-7.5">
            <text:p>-8</text:p>
          </table:table-cell>
          <table:table-cell table:formula="of:=IF([.D62]-[.D61]&gt;0;[.D62]-[.D61];0)" office:value-type="float" office:value="23">
            <text:p>23.0</text:p>
          </table:table-cell>
          <table:table-cell table:formula="of:=ROUND(SUM([.G58:.G62])/5;1)" office:value-type="float" office:value="19.2">
            <text:p>19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61">
            <text:p>61</text:p>
          </table:table-cell>
          <table:table-cell table:style-name="ce3" office:value-type="date" office:date-value="2014-06-15">
            <text:p>6/15/2014</text:p>
          </table:table-cell>
          <table:table-cell table:style-name="ce2" office:value-type="string">
            <text:p>38.67127,-119.97723</text:p>
          </table:table-cell>
          <table:table-cell table:style-name="ce25" office:value-type="float" office:value="1075">
            <text:p>1,075.0</text:p>
          </table:table-cell>
          <table:table-cell table:formula="of:=ROUND([.A63]*(2650/150);0)" office:value-type="float" office:value="1078">
            <text:p>1078</text:p>
          </table:table-cell>
          <table:table-cell table:formula="of:=IF([.D63];[.D63]-[.E63];0)" office:value-type="float" office:value="-3">
            <text:p>-3</text:p>
          </table:table-cell>
          <table:table-cell table:formula="of:=IF([.D63]-[.D62]&gt;0;[.D63]-[.D62];0)" office:value-type="float" office:value="22.5">
            <text:p>22.5</text:p>
          </table:table-cell>
          <table:table-cell table:formula="of:=ROUND(SUM([.G59:.G63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3" office:value-type="date" office:date-value="2014-06-16">
            <text:p>6/16/2014</text:p>
          </table:table-cell>
          <table:table-cell table:style-name="ce2" office:value-type="string">
            <text:p>38.81414,-120.03424</text:p>
          </table:table-cell>
          <table:table-cell table:style-name="ce25" office:value-type="float" office:value="1092">
            <text:p>1,092.0</text:p>
          </table:table-cell>
          <table:table-cell table:formula="of:=ROUND([.A64]*(2650/150);0)" office:value-type="float" office:value="1095">
            <text:p>1095</text:p>
          </table:table-cell>
          <table:table-cell table:formula="of:=IF([.D64];[.D64]-[.E64];0)" office:value-type="float" office:value="-3">
            <text:p>-3</text:p>
          </table:table-cell>
          <table:table-cell table:formula="of:=IF([.D64]-[.D63]&gt;0;[.D64]-[.D63];0)" office:value-type="float" office:value="17">
            <text:p>17.0</text:p>
          </table:table-cell>
          <table:table-cell table:formula="of:=ROUND(SUM([.G60:.G64])/5;1)" office:value-type="float" office:value="19.8">
            <text:p>19.8</text:p>
          </table:table-cell>
          <table:table-cell office:value-type="string">
            <text:p>Reach Echo Lake/US-50: Mile 1092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3" office:value-type="date" office:date-value="2014-06-17">
            <text:p>6/17/2014</text:p>
          </table:table-cell>
          <table:table-cell table:style-name="ce2" office:value-type="string">
            <text:p>38.96008,-119.94438</text:p>
          </table:table-cell>
          <table:table-cell table:style-name="ce25" office:value-type="float" office:value="1092">
            <text:p>1,092.0</text:p>
          </table:table-cell>
          <table:table-cell table:formula="of:=ROUND([.A65]*(2650/150);0)" office:value-type="float" office:value="1113">
            <text:p>1113</text:p>
          </table:table-cell>
          <table:table-cell table:formula="of:=IF([.D65];[.D65]-[.E65];0)" office:value-type="float" office:value="-21">
            <text:p>-21</text:p>
          </table:table-cell>
          <table:table-cell table:formula="of:=IF([.D65]-[.D64]&gt;0;[.D65]-[.D64];0)" office:value-type="float" office:value="0">
            <text:p>0.0</text:p>
          </table:table-cell>
          <table:table-cell table:formula="of:=ROUND(SUM([.G61:.G65])/5;1)" office:value-type="float" office:value="16">
            <text:p>16.0</text:p>
          </table:table-cell>
          <table:table-cell office:value-type="string">
            <text:p>ZERO DAY @ Sout Lake Tahoe, Resupply with Famil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64">
            <text:p>64</text:p>
          </table:table-cell>
          <table:table-cell table:style-name="ce3" office:value-type="date" office:date-value="2014-06-18">
            <text:p>6/18/2014</text:p>
          </table:table-cell>
          <table:table-cell table:style-name="ce2" office:value-type="string">
            <text:p>38.92852,-120.15439</text:p>
          </table:table-cell>
          <table:table-cell table:style-name="ce25" office:value-type="float" office:value="1111">
            <text:p>1,111.0</text:p>
          </table:table-cell>
          <table:table-cell table:formula="of:=ROUND([.A66]*(2650/150);0)" office:value-type="float" office:value="1131">
            <text:p>1131</text:p>
          </table:table-cell>
          <table:table-cell table:formula="of:=IF([.D66];[.D66]-[.E66];0)" office:value-type="float" office:value="-20">
            <text:p>-20</text:p>
          </table:table-cell>
          <table:table-cell table:formula="of:=IF([.D66]-[.D65]&gt;0;[.D66]-[.D65];0)" office:value-type="float" office:value="19">
            <text:p>19.0</text:p>
          </table:table-cell>
          <table:table-cell table:formula="of:=ROUND(SUM([.G62:.G66])/5;1)" office:value-type="float" office:value="16.3">
            <text:p>16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65">
            <text:p>65</text:p>
          </table:table-cell>
          <table:table-cell table:style-name="ce3" office:value-type="date" office:date-value="2014-06-19">
            <text:p>6/19/2014</text:p>
          </table:table-cell>
          <table:table-cell table:style-name="ce2" office:value-type="string">
            <text:p>39.09184,-120.24339</text:p>
          </table:table-cell>
          <table:table-cell table:style-name="ce25" office:value-type="float" office:value="1129">
            <text:p>1,129.0</text:p>
          </table:table-cell>
          <table:table-cell table:formula="of:=ROUND([.A67]*(2650/150);0)" office:value-type="float" office:value="1148">
            <text:p>1148</text:p>
          </table:table-cell>
          <table:table-cell table:formula="of:=IF([.D67];[.D67]-[.E67];0)" office:value-type="float" office:value="-19">
            <text:p>-19</text:p>
          </table:table-cell>
          <table:table-cell table:formula="of:=IF([.D67]-[.D66]&gt;0;[.D67]-[.D66];0)" office:value-type="float" office:value="18">
            <text:p>18.0</text:p>
          </table:table-cell>
          <table:table-cell table:formula="of:=ROUND(SUM([.G63:.G67])/5;1)" office:value-type="float" office:value="15.3">
            <text:p>15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66">
            <text:p>66</text:p>
          </table:table-cell>
          <table:table-cell table:style-name="ce3" office:value-type="date" office:date-value="2014-06-20">
            <text:p>6/20/2014</text:p>
          </table:table-cell>
          <table:table-cell table:style-name="ce2" office:value-type="string">
            <text:p>39.25369,-120.29106</text:p>
          </table:table-cell>
          <table:table-cell table:style-name="ce25" office:value-type="float" office:value="1148.5">
            <text:p>1,148.5</text:p>
          </table:table-cell>
          <table:table-cell table:formula="of:=ROUND([.A68]*(2650/150);0)" office:value-type="float" office:value="1166">
            <text:p>1166</text:p>
          </table:table-cell>
          <table:table-cell table:formula="of:=IF([.D68];[.D68]-[.E68];0)" office:value-type="float" office:value="-17.5">
            <text:p>-18</text:p>
          </table:table-cell>
          <table:table-cell table:formula="of:=IF([.D68]-[.D67]&gt;0;[.D68]-[.D67];0)" office:value-type="float" office:value="19.5">
            <text:p>19.5</text:p>
          </table:table-cell>
          <table:table-cell table:formula="of:=ROUND(SUM([.G64:.G68])/5;1)" office:value-type="float" office:value="14.7">
            <text:p>14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3" office:value-type="date" office:date-value="2014-06-21">
            <text:p>6/21/2014</text:p>
          </table:table-cell>
          <table:table-cell table:style-name="ce2" office:value-type="string">
            <text:p>39.410731,-120.398201</text:p>
          </table:table-cell>
          <table:table-cell table:style-name="ce25" office:value-type="float" office:value="1169">
            <text:p>1,169.0</text:p>
          </table:table-cell>
          <table:table-cell table:formula="of:=ROUND([.A69]*(2650/150);0)" office:value-type="float" office:value="1184">
            <text:p>1184</text:p>
          </table:table-cell>
          <table:table-cell table:formula="of:=IF([.D69];[.D69]-[.E69];0)" office:value-type="float" office:value="-15">
            <text:p>-15</text:p>
          </table:table-cell>
          <table:table-cell table:formula="of:=IF([.D69]-[.D68]&gt;0;[.D69]-[.D68];0)" office:value-type="float" office:value="20.5">
            <text:p>20.5</text:p>
          </table:table-cell>
          <table:table-cell table:formula="of:=ROUND(SUM([.G65:.G69])/5;1)" office:value-type="float" office:value="15.4">
            <text:p>15.4</text:p>
          </table:table-cell>
          <table:table-cell office:value-type="string">
            <text:p>Mom's birthday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3" office:value-type="date" office:date-value="2014-06-22">
            <text:p>6/22/2014</text:p>
          </table:table-cell>
          <table:table-cell table:style-name="ce2" office:value-type="string">
            <text:p>39.52716,-120.56577</text:p>
          </table:table-cell>
          <table:table-cell table:style-name="ce25" office:value-type="float" office:value="1189">
            <text:p>1,189.0</text:p>
          </table:table-cell>
          <table:table-cell table:formula="of:=ROUND([.A70]*(2650/150);0)" office:value-type="float" office:value="1201">
            <text:p>1201</text:p>
          </table:table-cell>
          <table:table-cell table:formula="of:=IF([.D70];[.D70]-[.E70];0)" office:value-type="float" office:value="-12">
            <text:p>-12</text:p>
          </table:table-cell>
          <table:table-cell table:formula="of:=IF([.D70]-[.D69]&gt;0;[.D70]-[.D69];0)" office:value-type="float" office:value="20">
            <text:p>20.0</text:p>
          </table:table-cell>
          <table:table-cell table:formula="of:=ROUND(SUM([.G66:.G70])/5;1)" office:value-type="float" office:value="19.4">
            <text:p>19.4</text:p>
          </table:table-cell>
          <table:table-cell office:value-type="string">
            <text:p>Dad's birthday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3" office:value-type="date" office:date-value="2014-06-23">
            <text:p>6/23/2014</text:p>
          </table:table-cell>
          <table:table-cell table:style-name="ce2" office:value-type="string">
            <text:p>39.63076,-120.66606</text:p>
          </table:table-cell>
          <table:table-cell table:style-name="ce25" office:value-type="float" office:value="1208.5">
            <text:p>1,208.5</text:p>
          </table:table-cell>
          <table:table-cell table:formula="of:=ROUND([.A71]*(2650/150);0)" office:value-type="float" office:value="1219">
            <text:p>1219</text:p>
          </table:table-cell>
          <table:table-cell table:formula="of:=IF([.D71];[.D71]-[.E71];0)" office:value-type="float" office:value="-10.5">
            <text:p>-11</text:p>
          </table:table-cell>
          <table:table-cell table:formula="of:=IF([.D71]-[.D70]&gt;0;[.D71]-[.D70];0)" office:value-type="float" office:value="19.5">
            <text:p>19.5</text:p>
          </table:table-cell>
          <table:table-cell table:formula="of:=ROUND(SUM([.G67:.G71])/5;1)" office:value-type="float" office:value="19.5">
            <text:p>19.5</text:p>
          </table:table-cell>
          <table:table-cell office:value-type="string">
            <text:p>Sierra City (arrived and left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0">
            <text:p>70</text:p>
          </table:table-cell>
          <table:table-cell table:style-name="ce3" office:value-type="date" office:date-value="2014-06-24">
            <text:p>6/24/2014</text:p>
          </table:table-cell>
          <table:table-cell table:style-name="ce2" office:value-type="string">
            <text:p>39.76639,-120.85805</text:p>
          </table:table-cell>
          <table:table-cell table:style-name="ce25" office:value-type="float" office:value="1232">
            <text:p>1,232.0</text:p>
          </table:table-cell>
          <table:table-cell table:formula="of:=ROUND([.A72]*(2650/150);0)" office:value-type="float" office:value="1237">
            <text:p>1237</text:p>
          </table:table-cell>
          <table:table-cell table:formula="of:=IF([.D72];[.D72]-[.E72];0)" office:value-type="float" office:value="-5">
            <text:p>-5</text:p>
          </table:table-cell>
          <table:table-cell table:formula="of:=IF([.D72]-[.D71]&gt;0;[.D72]-[.D71];0)" office:value-type="float" office:value="23.5">
            <text:p>23.5</text:p>
          </table:table-cell>
          <table:table-cell table:formula="of:=ROUND(SUM([.G68:.G72])/5;1)" office:value-type="float" office:value="20.6">
            <text:p>20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1">
            <text:p>71</text:p>
          </table:table-cell>
          <table:table-cell table:style-name="ce3" office:value-type="date" office:date-value="2014-06-25">
            <text:p>6/25/2014</text:p>
          </table:table-cell>
          <table:table-cell table:style-name="ce2" office:value-type="string">
            <text:p>39.80785,-121.05603</text:p>
          </table:table-cell>
          <table:table-cell table:style-name="ce25" office:value-type="float" office:value="1252">
            <text:p>1,252.0</text:p>
          </table:table-cell>
          <table:table-cell table:formula="of:=ROUND([.A73]*(2650/150);0)" office:value-type="float" office:value="1254">
            <text:p>1254</text:p>
          </table:table-cell>
          <table:table-cell table:formula="of:=IF([.D73];[.D73]-[.E73];0)" office:value-type="float" office:value="-2">
            <text:p>-2</text:p>
          </table:table-cell>
          <table:table-cell table:formula="of:=IF([.D73]-[.D72]&gt;0;[.D73]-[.D72];0)" office:value-type="float" office:value="20">
            <text:p>20.0</text:p>
          </table:table-cell>
          <table:table-cell table:formula="of:=ROUND(SUM([.G69:.G73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2">
            <text:p>72</text:p>
          </table:table-cell>
          <table:table-cell table:style-name="ce3" office:value-type="date" office:date-value="2014-06-26">
            <text:p>6/26/2014</text:p>
          </table:table-cell>
          <table:table-cell table:style-name="ce2" office:value-type="string">
            <text:p>39.91000,-121.13055</text:p>
          </table:table-cell>
          <table:table-cell table:style-name="ce25" office:value-type="float" office:value="1272.5">
            <text:p>1,272.5</text:p>
          </table:table-cell>
          <table:table-cell table:formula="of:=ROUND([.A74]*(2650/150);0)" office:value-type="float" office:value="1272">
            <text:p>1272</text:p>
          </table:table-cell>
          <table:table-cell table:formula="of:=IF([.D74];[.D74]-[.E74];0)" office:value-type="float" office:value="0.5">
            <text:p>1</text:p>
          </table:table-cell>
          <table:table-cell table:formula="of:=IF([.D74]-[.D73]&gt;0;[.D74]-[.D73];0)" office:value-type="float" office:value="20.5">
            <text:p>20.5</text:p>
          </table:table-cell>
          <table:table-cell table:formula="of:=ROUND(SUM([.G70:.G74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3" office:value-type="date" office:date-value="2014-06-27">
            <text:p>6/27/2014</text:p>
          </table:table-cell>
          <table:table-cell table:style-name="ce2" office:value-type="string">
            <text:p>40.00963,-121.22992</text:p>
          </table:table-cell>
          <table:table-cell table:style-name="ce25" office:value-type="float" office:value="1289.5">
            <text:p>1,289.5</text:p>
          </table:table-cell>
          <table:table-cell table:formula="of:=ROUND([.A75]*(2650/150);0)" office:value-type="float" office:value="1290">
            <text:p>1290</text:p>
          </table:table-cell>
          <table:table-cell table:formula="of:=IF([.D75];[.D75]-[.E75];0)" office:value-type="float" office:value="-0.5">
            <text:p>-1</text:p>
          </table:table-cell>
          <table:table-cell table:formula="of:=IF([.D75]-[.D74]&gt;0;[.D75]-[.D74];0)" office:value-type="float" office:value="17">
            <text:p>17.0</text:p>
          </table:table-cell>
          <table:table-cell table:formula="of:=ROUND(SUM([.G71:.G75])/5;1)" office:value-type="float" office:value="20.1">
            <text:p>20.1</text:p>
          </table:table-cell>
          <table:table-cell office:value-type="string">
            <text:p>Belden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74">
            <text:p>74</text:p>
          </table:table-cell>
          <table:table-cell table:style-name="ce3" office:value-type="date" office:date-value="2014-06-28">
            <text:p>6/28/2014</text:p>
          </table:table-cell>
          <table:table-cell table:style-name="ce2" office:value-type="string">
            <text:p>40.11988,-121.39292</text:p>
          </table:table-cell>
          <table:table-cell table:style-name="ce25" office:value-type="float" office:value="1310">
            <text:p>1,310.0</text:p>
          </table:table-cell>
          <table:table-cell table:formula="of:=ROUND([.A76]*(2650/150);0)" office:value-type="float" office:value="1307">
            <text:p>1307</text:p>
          </table:table-cell>
          <table:table-cell table:formula="of:=IF([.D76];[.D76]-[.E76];0)" office:value-type="float" office:value="3">
            <text:p>3</text:p>
          </table:table-cell>
          <table:table-cell table:formula="of:=IF([.D76]-[.D75]&gt;0;[.D76]-[.D75];0)" office:value-type="float" office:value="20.5">
            <text:p>20.5</text:p>
          </table:table-cell>
          <table:table-cell table:formula="of:=ROUND(SUM([.G72:.G76])/5;1)" office:value-type="float" office:value="20.3">
            <text:p>20.3</text:p>
          </table:table-cell>
          <table:table-cell office:value-type="string">
            <text:p>Texted he is @ 1310 mile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3" office:value-type="date" office:date-value="2014-06-29">
            <text:p>6/29/2014</text:p>
          </table:table-cell>
          <table:table-cell table:style-name="ce2" office:value-type="string">
            <text:p>40.23997,-121.36105</text:p>
          </table:table-cell>
          <table:table-cell table:style-name="ce25" office:value-type="float" office:value="1331.5">
            <text:p>1,331.5</text:p>
          </table:table-cell>
          <table:table-cell table:formula="of:=ROUND([.A77]*(2650/150);0)" office:value-type="float" office:value="1325">
            <text:p>1325</text:p>
          </table:table-cell>
          <table:table-cell table:formula="of:=IF([.D77];[.D77]-[.E77];0)" office:value-type="float" office:value="6.5">
            <text:p>7</text:p>
          </table:table-cell>
          <table:table-cell table:formula="of:=IF([.D77]-[.D76]&gt;0;[.D77]-[.D76];0)" office:value-type="float" office:value="21.5">
            <text:p>21.5</text:p>
          </table:table-cell>
          <table:table-cell table:formula="of:=ROUND(SUM([.G73:.G77])/5;1)" office:value-type="float" office:value="19.9">
            <text:p>19.9</text:p>
          </table:table-cell>
          <table:table-cell office:value-type="string">
            <text:p>1/2 DONE! (132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3" office:value-type="date" office:date-value="2014-06-30">
            <text:p>6/30/2014</text:p>
          </table:table-cell>
          <table:table-cell table:style-name="ce2" office:value-type="string">
            <text:p>40.44871,-121.40362</text:p>
          </table:table-cell>
          <table:table-cell table:style-name="ce25" office:value-type="float" office:value="1355">
            <text:p>1,355.0</text:p>
          </table:table-cell>
          <table:table-cell table:formula="of:=ROUND([.A78]*(2650/150);0)" office:value-type="float" office:value="1343">
            <text:p>1343</text:p>
          </table:table-cell>
          <table:table-cell table:formula="of:=IF([.D78];[.D78]-[.E78];0)" office:value-type="float" office:value="12">
            <text:p>12</text:p>
          </table:table-cell>
          <table:table-cell table:formula="of:=IF([.D78]-[.D77]&gt;0;[.D78]-[.D77];0)" office:value-type="float" office:value="23.5">
            <text:p>23.5</text:p>
          </table:table-cell>
          <table:table-cell table:formula="of:=ROUND(SUM([.G74:.G78])/5;1)" office:value-type="float" office:value="20.6">
            <text:p>20.6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77">
            <text:p>77</text:p>
          </table:table-cell>
          <table:table-cell table:style-name="ce3" office:value-type="date" office:date-value="2014-07-01">
            <text:p>7/1/2014</text:p>
          </table:table-cell>
          <table:table-cell table:style-name="ce2" office:value-type="string">
            <text:p>40.66077,-121.44695</text:p>
          </table:table-cell>
          <table:table-cell table:style-name="ce25" office:value-type="float" office:value="1378.5">
            <text:p>1,378.5</text:p>
          </table:table-cell>
          <table:table-cell table:formula="of:=ROUND([.A79]*(2650/150);0)" office:value-type="float" office:value="1360">
            <text:p>1360</text:p>
          </table:table-cell>
          <table:table-cell table:formula="of:=IF([.D79];[.D79]-[.E79];0)" office:value-type="float" office:value="18.5">
            <text:p>19</text:p>
          </table:table-cell>
          <table:table-cell table:formula="of:=IF([.D79]-[.D78]&gt;0;[.D79]-[.D78];0)" office:value-type="float" office:value="23.5">
            <text:p>23.5</text:p>
          </table:table-cell>
          <table:table-cell table:formula="of:=ROUND(SUM([.G75:.G79])/5;1)" office:value-type="float" office:value="21.2">
            <text:p>21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8">
            <text:p>78</text:p>
          </table:table-cell>
          <table:table-cell table:style-name="ce3" office:value-type="date" office:date-value="2014-07-02">
            <text:p>7/2/2014</text:p>
          </table:table-cell>
          <table:table-cell table:style-name="ce2" office:value-type="string">
            <text:p>40.87782,-121.43462</text:p>
          </table:table-cell>
          <table:table-cell table:style-name="ce25" office:value-type="float" office:value="1401">
            <text:p>1,401.0</text:p>
          </table:table-cell>
          <table:table-cell table:formula="of:=ROUND([.A80]*(2650/150);0)" office:value-type="float" office:value="1378">
            <text:p>1378</text:p>
          </table:table-cell>
          <table:table-cell table:formula="of:=IF([.D80];[.D80]-[.E80];0)" office:value-type="float" office:value="23">
            <text:p>23</text:p>
          </table:table-cell>
          <table:table-cell table:formula="of:=IF([.D80]-[.D79]&gt;0;[.D80]-[.D79];0)" office:value-type="float" office:value="22.5">
            <text:p>22.5</text:p>
          </table:table-cell>
          <table:table-cell table:formula="of:=ROUND(SUM([.G76:.G80])/5;1)" office:value-type="float" office:value="22.3">
            <text:p>22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79">
            <text:p>79</text:p>
          </table:table-cell>
          <table:table-cell table:style-name="ce3" office:value-type="date" office:date-value="2014-07-03">
            <text:p>7/3/2014</text:p>
          </table:table-cell>
          <table:table-cell table:style-name="ce2" office:value-type="string">
            <text:p>41.01694,-121.64465</text:p>
          </table:table-cell>
          <table:table-cell table:style-name="ce25" office:value-type="float" office:value="1423.5">
            <text:p>1,423.5</text:p>
          </table:table-cell>
          <table:table-cell table:formula="of:=ROUND([.A81]*(2650/150);0)" office:value-type="float" office:value="1396">
            <text:p>1396</text:p>
          </table:table-cell>
          <table:table-cell table:formula="of:=IF([.D81];[.D81]-[.E81];0)" office:value-type="float" office:value="27.5">
            <text:p>28</text:p>
          </table:table-cell>
          <table:table-cell table:formula="of:=IF([.D81]-[.D80]&gt;0;[.D81]-[.D80];0)" office:value-type="float" office:value="22.5">
            <text:p>22.5</text:p>
          </table:table-cell>
          <table:table-cell table:formula="of:=ROUND(SUM([.G77:.G81])/5;1)" office:value-type="float" office:value="22.7">
            <text:p>22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0">
            <text:p>80</text:p>
          </table:table-cell>
          <table:table-cell table:style-name="ce3" office:value-type="date" office:date-value="2014-07-04">
            <text:p>7/4/2014</text:p>
          </table:table-cell>
          <table:table-cell table:style-name="ce2" office:value-type="string">
            <text:p>41.13797,-121.77155</text:p>
          </table:table-cell>
          <table:table-cell table:style-name="ce25" office:value-type="float" office:value="1445.5">
            <text:p>1,445.5</text:p>
          </table:table-cell>
          <table:table-cell table:formula="of:=ROUND([.A82]*(2650/150);0)" office:value-type="float" office:value="1413">
            <text:p>1413</text:p>
          </table:table-cell>
          <table:table-cell table:formula="of:=IF([.D82];[.D82]-[.E82];0)" office:value-type="float" office:value="32.5">
            <text:p>33</text:p>
          </table:table-cell>
          <table:table-cell table:formula="of:=IF([.D82]-[.D81]&gt;0;[.D82]-[.D81];0)" office:value-type="float" office:value="22">
            <text:p>22.0</text:p>
          </table:table-cell>
          <table:table-cell table:formula="of:=ROUND(SUM([.G78:.G82])/5;1)" office:value-type="float" office:value="22.8">
            <text:p>22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3" office:value-type="date" office:date-value="2014-07-05">
            <text:p>7/5/2014</text:p>
          </table:table-cell>
          <table:table-cell table:style-name="ce2" office:value-type="string">
            <text:p>41.12297,-122.00935</text:p>
          </table:table-cell>
          <table:table-cell table:style-name="ce25" office:value-type="float" office:value="1469.5">
            <text:p>1,469.5</text:p>
          </table:table-cell>
          <table:table-cell table:formula="of:=ROUND([.A83]*(2650/150);0)" office:value-type="float" office:value="1431">
            <text:p>1431</text:p>
          </table:table-cell>
          <table:table-cell table:formula="of:=IF([.D83];[.D83]-[.E83];0)" office:value-type="float" office:value="38.5">
            <text:p>39</text:p>
          </table:table-cell>
          <table:table-cell table:formula="of:=IF([.D83]-[.D82]&gt;0;[.D83]-[.D82];0)" office:value-type="float" office:value="24">
            <text:p>24.0</text:p>
          </table:table-cell>
          <table:table-cell table:formula="of:=ROUND(SUM([.G79:.G83])/5;1)" office:value-type="float" office:value="22.9">
            <text:p>22.9</text:p>
          </table:table-cell>
          <table:table-cell office:value-type="string">
            <text:p>No Spot Email, mile marker estimated (24 miles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3" office:value-type="date" office:date-value="2014-07-06">
            <text:p>7/6/2014</text:p>
          </table:table-cell>
          <table:table-cell table:style-name="ce2" office:value-type="string">
            <text:p>41.12502,-122.15226</text:p>
          </table:table-cell>
          <table:table-cell table:style-name="ce25" office:value-type="float" office:value="1487.5">
            <text:p>1,487.5</text:p>
          </table:table-cell>
          <table:table-cell table:formula="of:=ROUND([.A84]*(2650/150);0)" office:value-type="float" office:value="1449">
            <text:p>1449</text:p>
          </table:table-cell>
          <table:table-cell table:formula="of:=IF([.D84];[.D84]-[.E84];0)" office:value-type="float" office:value="38.5">
            <text:p>39</text:p>
          </table:table-cell>
          <table:table-cell table:formula="of:=IF([.D84]-[.D83]&gt;0;[.D84]-[.D83];0)" office:value-type="float" office:value="18">
            <text:p>18.0</text:p>
          </table:table-cell>
          <table:table-cell table:formula="of:=ROUND(SUM([.G80:.G84])/5;1)" office:value-type="float" office:value="21.8">
            <text:p>21.8</text:p>
          </table:table-cell>
          <table:table-cell office:value-type="string">
            <text:p>No Spot Email, mile marker estimated (18 miles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3" office:value-type="date" office:date-value="2014-07-07">
            <text:p>7/7/2014</text:p>
          </table:table-cell>
          <table:table-cell table:style-name="ce2" office:value-type="string">
            <text:p>41.15305,-122.31175</text:p>
          </table:table-cell>
          <table:table-cell table:style-name="ce25" office:value-type="float" office:value="1508.5">
            <text:p>1,508.5</text:p>
          </table:table-cell>
          <table:table-cell table:formula="of:=ROUND([.A85]*(2650/150);0)" office:value-type="float" office:value="1466">
            <text:p>1466</text:p>
          </table:table-cell>
          <table:table-cell table:formula="of:=IF([.D85];[.D85]-[.E85];0)" office:value-type="float" office:value="42.5">
            <text:p>43</text:p>
          </table:table-cell>
          <table:table-cell table:formula="of:=IF([.D85]-[.D84]&gt;0;[.D85]-[.D84];0)" office:value-type="float" office:value="21">
            <text:p>21.0</text:p>
          </table:table-cell>
          <table:table-cell table:formula="of:=ROUND(SUM([.G81:.G85])/5;1)" office:value-type="float" office:value="21.5">
            <text:p>21.5</text:p>
          </table:table-cell>
          <table:table-cell office:value-type="string">
            <text:p>Castella, CA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4">
            <text:p>84</text:p>
          </table:table-cell>
          <table:table-cell table:style-name="ce3" office:value-type="date" office:date-value="2014-07-08">
            <text:p>7/8/2014</text:p>
          </table:table-cell>
          <table:table-cell table:style-name="ce2" office:value-type="string">
            <text:p>41.18905,-122.43433</text:p>
          </table:table-cell>
          <table:table-cell table:style-name="ce25" office:value-type="float" office:value="1525.5">
            <text:p>1,525.5</text:p>
          </table:table-cell>
          <table:table-cell table:formula="of:=ROUND([.A86]*(2650/150);0)" office:value-type="float" office:value="1484">
            <text:p>1484</text:p>
          </table:table-cell>
          <table:table-cell table:formula="of:=IF([.D86];[.D86]-[.E86];0)" office:value-type="float" office:value="41.5">
            <text:p>42</text:p>
          </table:table-cell>
          <table:table-cell table:formula="of:=IF([.D86]-[.D85]&gt;0;[.D86]-[.D85];0)" office:value-type="float" office:value="17">
            <text:p>17.0</text:p>
          </table:table-cell>
          <table:table-cell table:formula="of:=ROUND(SUM([.G82:.G86])/5;1)" office:value-type="float" office:value="20.4">
            <text:p>20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5">
            <text:p>85</text:p>
          </table:table-cell>
          <table:table-cell table:style-name="ce3" office:value-type="date" office:date-value="2014-07-09">
            <text:p>7/9/2014</text:p>
          </table:table-cell>
          <table:table-cell table:style-name="ce2" office:value-type="string">
            <text:p>41.34277,-122.53769</text:p>
          </table:table-cell>
          <table:table-cell table:style-name="ce25" office:value-type="float" office:value="1545.5">
            <text:p>1,545.5</text:p>
          </table:table-cell>
          <table:table-cell table:formula="of:=ROUND([.A87]*(2650/150);0)" office:value-type="float" office:value="1502">
            <text:p>1502</text:p>
          </table:table-cell>
          <table:table-cell table:formula="of:=IF([.D87];[.D87]-[.E87];0)" office:value-type="float" office:value="43.5">
            <text:p>44</text:p>
          </table:table-cell>
          <table:table-cell table:formula="of:=IF([.D87]-[.D86]&gt;0;[.D87]-[.D86];0)" office:value-type="float" office:value="20">
            <text:p>20.0</text:p>
          </table:table-cell>
          <table:table-cell table:formula="of:=ROUND(SUM([.G83:.G87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6">
            <text:p>86</text:p>
          </table:table-cell>
          <table:table-cell table:style-name="ce3" office:value-type="date" office:date-value="2014-07-10">
            <text:p>7/10/2014</text:p>
          </table:table-cell>
          <table:table-cell table:style-name="ce2" office:value-type="string">
            <text:p>41.27555,-122.69945</text:p>
          </table:table-cell>
          <table:table-cell table:style-name="ce25" office:value-type="float" office:value="1566.5">
            <text:p>1,566.5</text:p>
          </table:table-cell>
          <table:table-cell table:formula="of:=ROUND([.A88]*(2650/150);0)" office:value-type="float" office:value="1519">
            <text:p>1519</text:p>
          </table:table-cell>
          <table:table-cell table:formula="of:=IF([.D88];[.D88]-[.E88];0)" office:value-type="float" office:value="47.5">
            <text:p>48</text:p>
          </table:table-cell>
          <table:table-cell table:formula="of:=IF([.D88]-[.D87]&gt;0;[.D88]-[.D87];0)" office:value-type="float" office:value="21">
            <text:p>21.0</text:p>
          </table:table-cell>
          <table:table-cell table:formula="of:=ROUND(SUM([.G84:.G88])/5;1)" office:value-type="float" office:value="19.4">
            <text:p>19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7">
            <text:p>87</text:p>
          </table:table-cell>
          <table:table-cell table:style-name="ce3" office:value-type="date" office:date-value="2014-07-11">
            <text:p>7/11/2014</text:p>
          </table:table-cell>
          <table:table-cell table:style-name="ce2" office:value-type="string">
            <text:p>41.23026,-122.91566</text:p>
          </table:table-cell>
          <table:table-cell table:style-name="ce25" office:value-type="float" office:value="1587.5">
            <text:p>1,587.5</text:p>
          </table:table-cell>
          <table:table-cell table:formula="of:=ROUND([.A89]*(2650/150);0)" office:value-type="float" office:value="1537">
            <text:p>1537</text:p>
          </table:table-cell>
          <table:table-cell table:formula="of:=IF([.D89];[.D89]-[.E89];0)" office:value-type="float" office:value="50.5">
            <text:p>51</text:p>
          </table:table-cell>
          <table:table-cell table:formula="of:=IF([.D89]-[.D88]&gt;0;[.D89]-[.D88];0)" office:value-type="float" office:value="21">
            <text:p>21.0</text:p>
          </table:table-cell>
          <table:table-cell table:formula="of:=ROUND(SUM([.G85:.G89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8">
            <text:p>88</text:p>
          </table:table-cell>
          <table:table-cell table:style-name="ce3" office:value-type="date" office:date-value="2014-07-12">
            <text:p>7/12/2014</text:p>
          </table:table-cell>
          <table:table-cell table:style-name="ce2" office:value-type="string">
            <text:p>41.41173,-123.04338</text:p>
          </table:table-cell>
          <table:table-cell table:style-name="ce25" office:value-type="float" office:value="1610">
            <text:p>1,610.0</text:p>
          </table:table-cell>
          <table:table-cell table:formula="of:=ROUND([.A90]*(2650/150);0)" office:value-type="float" office:value="1555">
            <text:p>1555</text:p>
          </table:table-cell>
          <table:table-cell table:formula="of:=IF([.D90];[.D90]-[.E90];0)" office:value-type="float" office:value="55">
            <text:p>55</text:p>
          </table:table-cell>
          <table:table-cell table:formula="of:=IF([.D90]-[.D89]&gt;0;[.D90]-[.D89];0)" office:value-type="float" office:value="22.5">
            <text:p>22.5</text:p>
          </table:table-cell>
          <table:table-cell table:formula="of:=ROUND(SUM([.G86:.G90])/5;1)" office:value-type="float" office:value="20.3">
            <text:p>20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89">
            <text:p>89</text:p>
          </table:table-cell>
          <table:table-cell table:style-name="ce3" office:value-type="date" office:date-value="2014-07-13">
            <text:p>7/13/2014</text:p>
          </table:table-cell>
          <table:table-cell table:style-name="ce2" office:value-type="string">
            <text:p>41.56148,-123.19911</text:p>
          </table:table-cell>
          <table:table-cell table:style-name="ce25" office:value-type="float" office:value="1630">
            <text:p>1,630.0</text:p>
          </table:table-cell>
          <table:table-cell table:formula="of:=ROUND([.A91]*(2650/150);0)" office:value-type="float" office:value="1572">
            <text:p>1572</text:p>
          </table:table-cell>
          <table:table-cell table:formula="of:=IF([.D91];[.D91]-[.E91];0)" office:value-type="float" office:value="58">
            <text:p>58</text:p>
          </table:table-cell>
          <table:table-cell table:formula="of:=IF([.D91]-[.D90]&gt;0;[.D91]-[.D90];0)" office:value-type="float" office:value="20">
            <text:p>20.0</text:p>
          </table:table-cell>
          <table:table-cell table:formula="of:=ROUND(SUM([.G87:.G91])/5;1)" office:value-type="float" office:value="20.9">
            <text:p>20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90">
            <text:p>90</text:p>
          </table:table-cell>
          <table:table-cell table:style-name="ce3" office:value-type="date" office:date-value="2014-07-14">
            <text:p>7/14/2014</text:p>
          </table:table-cell>
          <table:table-cell table:style-name="ce2" office:value-type="string">
            <text:p>41.80671,-123.21744</text:p>
          </table:table-cell>
          <table:table-cell table:style-name="ce25" office:value-type="float" office:value="1655.5">
            <text:p>1,655.5</text:p>
          </table:table-cell>
          <table:table-cell table:formula="of:=ROUND([.A92]*(2650/150);0)" office:value-type="float" office:value="1590">
            <text:p>1590</text:p>
          </table:table-cell>
          <table:table-cell table:formula="of:=IF([.D92];[.D92]-[.E92];0)" office:value-type="float" office:value="65.5">
            <text:p>66</text:p>
          </table:table-cell>
          <table:table-cell table:formula="of:=IF([.D92]-[.D91]&gt;0;[.D92]-[.D91];0)" office:value-type="float" office:value="25.5">
            <text:p>25.5</text:p>
          </table:table-cell>
          <table:table-cell table:formula="of:=ROUND(SUM([.G88:.G92])/5;1)" office:value-type="float" office:value="22">
            <text:p>22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91">
            <text:p>91</text:p>
          </table:table-cell>
          <table:table-cell table:style-name="ce3" office:value-type="date" office:date-value="2014-07-15">
            <text:p>7/15/2014</text:p>
          </table:table-cell>
          <table:table-cell table:style-name="ce2" office:value-type="string">
            <text:p>41.92816,-123.17860</text:p>
          </table:table-cell>
          <table:table-cell table:style-name="ce25" office:value-type="float" office:value="1674">
            <text:p>1,674.0</text:p>
          </table:table-cell>
          <table:table-cell table:formula="of:=ROUND([.A93]*(2650/150);0)" office:value-type="float" office:value="1608">
            <text:p>1608</text:p>
          </table:table-cell>
          <table:table-cell table:formula="of:=IF([.D93];[.D93]-[.E93];0)" office:value-type="float" office:value="66">
            <text:p>66</text:p>
          </table:table-cell>
          <table:table-cell table:formula="of:=IF([.D93]-[.D92]&gt;0;[.D93]-[.D92];0)" office:value-type="float" office:value="18.5">
            <text:p>18.5</text:p>
          </table:table-cell>
          <table:table-cell table:formula="of:=ROUND(SUM([.G89:.G93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92">
            <text:p>92</text:p>
          </table:table-cell>
          <table:table-cell table:style-name="ce3" office:value-type="date" office:date-value="2014-07-16">
            <text:p>7/16/2014</text:p>
          </table:table-cell>
          <table:table-cell table:style-name="ce2" office:value-type="string">
            <text:p>41.96898,-122.93030</text:p>
          </table:table-cell>
          <table:table-cell table:style-name="ce25" office:value-type="float" office:value="1695">
            <text:p>1,695.0</text:p>
          </table:table-cell>
          <table:table-cell table:formula="of:=ROUND([.A94]*(2650/150);0)" office:value-type="float" office:value="1625">
            <text:p>1625</text:p>
          </table:table-cell>
          <table:table-cell table:formula="of:=IF([.D94];[.D94]-[.E94];0)" office:value-type="float" office:value="70">
            <text:p>70</text:p>
          </table:table-cell>
          <table:table-cell table:formula="of:=IF([.D94]-[.D93]&gt;0;[.D94]-[.D93];0)" office:value-type="float" office:value="21">
            <text:p>21.0</text:p>
          </table:table-cell>
          <table:table-cell table:formula="of:=ROUND(SUM([.G90:.G94])/5;1)" office:value-type="float" office:value="21.5">
            <text:p>21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3" office:value-type="date" office:date-value="2014-07-17">
            <text:p>7/17/2014</text:p>
          </table:table-cell>
          <table:table-cell table:style-name="ce2" office:value-type="string">
            <text:p>42.06957,-122.68581</text:p>
          </table:table-cell>
          <table:table-cell table:style-name="ce25" office:value-type="float" office:value="1720.5">
            <text:p>1,720.5</text:p>
          </table:table-cell>
          <table:table-cell table:formula="of:=ROUND([.A95]*(2650/150);0)" office:value-type="float" office:value="1643">
            <text:p>1643</text:p>
          </table:table-cell>
          <table:table-cell table:formula="of:=IF([.D95];[.D95]-[.E95];0)" office:value-type="float" office:value="77.5">
            <text:p>78</text:p>
          </table:table-cell>
          <table:table-cell table:formula="of:=IF([.D95]-[.D94]&gt;0;[.D95]-[.D94];0)" office:value-type="float" office:value="25.5">
            <text:p>25.5</text:p>
          </table:table-cell>
          <table:table-cell table:formula="of:=ROUND(SUM([.G91:.G95])/5;1)" office:value-type="float" office:value="22.1">
            <text:p>22.1</text:p>
          </table:table-cell>
          <table:table-cell office:value-type="string">
            <text:p>Crossing California/Oregon Border (mile 1698.5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3" office:value-type="date" office:date-value="2014-07-18">
            <text:p>7/18/2014</text:p>
          </table:table-cell>
          <table:table-cell table:style-name="ce2" office:value-type="string">
            <text:p>42.19499,-122.69527</text:p>
          </table:table-cell>
          <table:table-cell table:style-name="ce25" office:value-type="float" office:value="1727">
            <text:p>1,727.0</text:p>
          </table:table-cell>
          <table:table-cell table:formula="of:=ROUND([.A96]*(2650/150);0)" office:value-type="float" office:value="1661">
            <text:p>1661</text:p>
          </table:table-cell>
          <table:table-cell table:formula="of:=IF([.D96];[.D96]-[.E96];0)" office:value-type="float" office:value="66">
            <text:p>66</text:p>
          </table:table-cell>
          <table:table-cell table:formula="of:=IF([.D96]-[.D95]&gt;0;[.D96]-[.D95];0)" office:value-type="float" office:value="6.5">
            <text:p>6.5</text:p>
          </table:table-cell>
          <table:table-cell table:formula="of:=ROUND(SUM([.G92:.G96])/5;1)" office:value-type="float" office:value="19.4">
            <text:p>19.4</text:p>
          </table:table-cell>
          <table:table-cell office:value-type="string">
            <text:p>Ashland (mile marker from point where trail crosses I-5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3" office:value-type="date" office:date-value="2014-07-19">
            <text:p>7/19/2014</text:p>
          </table:table-cell>
          <table:table-cell table:style-name="ce2" office:value-type="string">
            <text:p>42.19505,-122.69527</text:p>
          </table:table-cell>
          <table:table-cell table:style-name="ce25" office:value-type="float" office:value="1727">
            <text:p>1,727.0</text:p>
          </table:table-cell>
          <table:table-cell table:formula="of:=ROUND([.A97]*(2650/150);0)" office:value-type="float" office:value="1678">
            <text:p>1678</text:p>
          </table:table-cell>
          <table:table-cell table:formula="of:=IF([.D97];[.D97]-[.E97];0)" office:value-type="float" office:value="49">
            <text:p>49</text:p>
          </table:table-cell>
          <table:table-cell table:formula="of:=IF([.D97]-[.D96]&gt;0;[.D97]-[.D96];0)" office:value-type="float" office:value="0">
            <text:p>0.0</text:p>
          </table:table-cell>
          <table:table-cell table:formula="of:=ROUND(SUM([.G93:.G97])/5;1)" office:value-type="float" office:value="14.3">
            <text:p>14.3</text:p>
          </table:table-cell>
          <table:table-cell office:value-type="string">
            <text:p>ZERO DAY @ Ashland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96">
            <text:p>96</text:p>
          </table:table-cell>
          <table:table-cell table:style-name="ce3" office:value-type="date" office:date-value="2014-07-20">
            <text:p>7/20/2014</text:p>
          </table:table-cell>
          <table:table-cell table:style-name="ce2" office:value-type="string">
            <text:p>42.15648,-122.50304</text:p>
          </table:table-cell>
          <table:table-cell table:style-name="ce25" office:value-type="float" office:value="1747.5">
            <text:p>1,747.5</text:p>
          </table:table-cell>
          <table:table-cell table:formula="of:=ROUND([.A98]*(2650/150);0)" office:value-type="float" office:value="1696">
            <text:p>1696</text:p>
          </table:table-cell>
          <table:table-cell table:formula="of:=IF([.D98];[.D98]-[.E98];0)" office:value-type="float" office:value="51.5">
            <text:p>52</text:p>
          </table:table-cell>
          <table:table-cell table:formula="of:=IF([.D98]-[.D97]&gt;0;[.D98]-[.D97];0)" office:value-type="float" office:value="20.5">
            <text:p>20.5</text:p>
          </table:table-cell>
          <table:table-cell table:formula="of:=ROUND(SUM([.G94:.G98])/5;1)" office:value-type="float" office:value="14.7">
            <text:p>14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97">
            <text:p>97</text:p>
          </table:table-cell>
          <table:table-cell table:style-name="ce3" office:value-type="date" office:date-value="2014-07-21">
            <text:p>7/21/2014</text:p>
          </table:table-cell>
          <table:table-cell table:style-name="ce2" office:value-type="string">
            <text:p>42.27720,-122.27440</text:p>
          </table:table-cell>
          <table:table-cell table:style-name="ce25" office:value-type="float" office:value="1767">
            <text:p>1,767.0</text:p>
          </table:table-cell>
          <table:table-cell table:formula="of:=ROUND([.A99]*(2650/150);0)" office:value-type="float" office:value="1714">
            <text:p>1714</text:p>
          </table:table-cell>
          <table:table-cell table:formula="of:=IF([.D99];[.D99]-[.E99];0)" office:value-type="float" office:value="53">
            <text:p>53</text:p>
          </table:table-cell>
          <table:table-cell table:formula="of:=IF([.D99]-[.D98]&gt;0;[.D99]-[.D98];0)" office:value-type="float" office:value="19.5">
            <text:p>19.5</text:p>
          </table:table-cell>
          <table:table-cell table:formula="of:=ROUND(SUM([.G95:.G99])/5;1)" office:value-type="float" office:value="14.4">
            <text:p>14.4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3" office:value-type="date" office:date-value="2014-07-22">
            <text:p>7/22/2014</text:p>
          </table:table-cell>
          <table:table-cell table:style-name="ce2" office:value-type="string">
            <text:p>42.50241,-122.2577</text:p>
          </table:table-cell>
          <table:table-cell table:style-name="ce25" office:value-type="float" office:value="1792">
            <text:p>1,792.0</text:p>
          </table:table-cell>
          <table:table-cell table:formula="of:=ROUND([.A100]*(2650/150);0)" office:value-type="float" office:value="1731">
            <text:p>1731</text:p>
          </table:table-cell>
          <table:table-cell table:formula="of:=IF([.D100];[.D100]-[.E100];0)" office:value-type="float" office:value="61">
            <text:p>61</text:p>
          </table:table-cell>
          <table:table-cell table:formula="of:=IF([.D100]-[.D99]&gt;0;[.D100]-[.D99];0)" office:value-type="float" office:value="25">
            <text:p>25.0</text:p>
          </table:table-cell>
          <table:table-cell table:formula="of:=ROUND(SUM([.G96:.G100])/5;1)" office:value-type="float" office:value="14.3">
            <text:p>14.3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99">
            <text:p>99</text:p>
          </table:table-cell>
          <table:table-cell table:style-name="ce3" office:value-type="date" office:date-value="2014-07-23">
            <text:p>7/23/2014</text:p>
          </table:table-cell>
          <table:table-cell table:style-name="ce2" office:value-type="string">
            <text:p>42.73714,-122.19542</text:p>
          </table:table-cell>
          <table:table-cell table:style-name="ce25" office:value-type="float" office:value="1817">
            <text:p>1,817.0</text:p>
          </table:table-cell>
          <table:table-cell table:formula="of:=ROUND([.A101]*(2650/150);0)" office:value-type="float" office:value="1749">
            <text:p>1749</text:p>
          </table:table-cell>
          <table:table-cell table:formula="of:=IF([.D101];[.D101]-[.E101];0)" office:value-type="float" office:value="68">
            <text:p>68</text:p>
          </table:table-cell>
          <table:table-cell table:formula="of:=IF([.D101]-[.D100]&gt;0;[.D101]-[.D100];0)" office:value-type="float" office:value="25">
            <text:p>25.0</text:p>
          </table:table-cell>
          <table:table-cell table:formula="of:=ROUND(SUM([.G97:.G101])/5;1)" office:value-type="float" office:value="18">
            <text:p>18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3" office:value-type="date" office:date-value="2014-07-24">
            <text:p>7/24/2014</text:p>
          </table:table-cell>
          <table:table-cell table:style-name="ce2" office:value-type="string">
            <text:p>42.91509,-122.15416</text:p>
          </table:table-cell>
          <table:table-cell table:style-name="ce25" office:value-type="float" office:value="1834.5">
            <text:p>1,834.5</text:p>
          </table:table-cell>
          <table:table-cell table:formula="of:=ROUND([.A102]*(2650/150);0)" office:value-type="float" office:value="1767">
            <text:p>1767</text:p>
          </table:table-cell>
          <table:table-cell table:formula="of:=IF([.D102];[.D102]-[.E102];0)" office:value-type="float" office:value="67.5">
            <text:p>68</text:p>
          </table:table-cell>
          <table:table-cell table:formula="of:=IF([.D102]-[.D101]&gt;0;[.D102]-[.D101];0)" office:value-type="float" office:value="17.5">
            <text:p>17.5</text:p>
          </table:table-cell>
          <table:table-cell table:formula="of:=ROUND(SUM([.G98:.G102])/5;1)" office:value-type="float" office:value="21.5">
            <text:p>21.5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101">
            <text:p>101</text:p>
          </table:table-cell>
          <table:table-cell table:style-name="ce3" office:value-type="date" office:date-value="2014-07-25">
            <text:p>7/25/2014</text:p>
          </table:table-cell>
          <table:table-cell table:style-name="ce2" office:value-type="string">
            <text:p>43.09030,-122.09032</text:p>
          </table:table-cell>
          <table:table-cell table:style-name="ce25" office:value-type="float" office:value="1852.5">
            <text:p>1,852.5</text:p>
          </table:table-cell>
          <table:table-cell table:formula="of:=ROUND([.A103]*(2650/150);0)" office:value-type="float" office:value="1784">
            <text:p>1784</text:p>
          </table:table-cell>
          <table:table-cell table:formula="of:=IF([.D103];[.D103]-[.E103];0)" office:value-type="float" office:value="68.5">
            <text:p>69</text:p>
          </table:table-cell>
          <table:table-cell table:formula="of:=IF([.D103]-[.D102]&gt;0;[.D103]-[.D102];0)" office:value-type="float" office:value="18">
            <text:p>18.0</text:p>
          </table:table-cell>
          <table:table-cell table:formula="of:=ROUND(SUM([.G99:.G103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2">
            <text:p>102</text:p>
          </table:table-cell>
          <table:table-cell table:style-name="ce3" office:value-type="date" office:date-value="2014-07-26">
            <text:p>7/26/2014</text:p>
          </table:table-cell>
          <table:table-cell table:style-name="ce2" office:value-type="string">
            <text:p>43.30486,-122.00259</text:p>
          </table:table-cell>
          <table:table-cell table:style-name="ce25" office:value-type="float" office:value="1877.5">
            <text:p>1,877.5</text:p>
          </table:table-cell>
          <table:table-cell table:formula="of:=ROUND([.A104]*(2650/150);0)" office:value-type="float" office:value="1802">
            <text:p>1802</text:p>
          </table:table-cell>
          <table:table-cell table:formula="of:=IF([.D104];[.D104]-[.E104];0)" office:value-type="float" office:value="75.5">
            <text:p>76</text:p>
          </table:table-cell>
          <table:table-cell table:formula="of:=IF([.D104]-[.D103]&gt;0;[.D104]-[.D103];0)" office:value-type="float" office:value="25">
            <text:p>25.0</text:p>
          </table:table-cell>
          <table:table-cell table:formula="of:=ROUND(SUM([.G100:.G104])/5;1)" office:value-type="float" office:value="22.1">
            <text:p>22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3">
            <text:p>103</text:p>
          </table:table-cell>
          <table:table-cell table:style-name="ce3" office:value-type="date" office:date-value="2014-07-27">
            <text:p>7/27/2014</text:p>
          </table:table-cell>
          <table:table-cell table:style-name="ce2" office:value-type="string">
            <text:p>43.50451,-122.13918</text:p>
          </table:table-cell>
          <table:table-cell table:style-name="ce25" office:value-type="float" office:value="1901">
            <text:p>1,901.0</text:p>
          </table:table-cell>
          <table:table-cell table:formula="of:=ROUND([.A105]*(2650/150);0)" office:value-type="float" office:value="1820">
            <text:p>1820</text:p>
          </table:table-cell>
          <table:table-cell table:formula="of:=IF([.D105];[.D105]-[.E105];0)" office:value-type="float" office:value="81">
            <text:p>81</text:p>
          </table:table-cell>
          <table:table-cell table:formula="of:=IF([.D105]-[.D104]&gt;0;[.D105]-[.D104];0)" office:value-type="float" office:value="23.5">
            <text:p>23.5</text:p>
          </table:table-cell>
          <table:table-cell table:formula="of:=ROUND(SUM([.G101:.G105])/5;1)" office:value-type="float" office:value="21.8">
            <text:p>21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4">
            <text:p>104</text:p>
          </table:table-cell>
          <table:table-cell table:style-name="ce3" office:value-type="date" office:date-value="2014-07-28">
            <text:p>7/28/2014</text:p>
          </table:table-cell>
          <table:table-cell table:style-name="ce2" office:value-type="string">
            <text:p>43.60189,-121.99625</text:p>
          </table:table-cell>
          <table:table-cell table:style-name="ce25" office:value-type="float" office:value="1917.5">
            <text:p>1,917.5</text:p>
          </table:table-cell>
          <table:table-cell table:formula="of:=ROUND([.A106]*(2650/150);0)" office:value-type="float" office:value="1837">
            <text:p>1837</text:p>
          </table:table-cell>
          <table:table-cell table:formula="of:=IF([.D106];[.D106]-[.E106];0)" office:value-type="float" office:value="80.5">
            <text:p>81</text:p>
          </table:table-cell>
          <table:table-cell table:formula="of:=IF([.D106]-[.D105]&gt;0;[.D106]-[.D105];0)" office:value-type="float" office:value="16.5">
            <text:p>16.5</text:p>
          </table:table-cell>
          <table:table-cell table:formula="of:=ROUND(SUM([.G102:.G106])/5;1)" office:value-type="float" office:value="20.1">
            <text:p>20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5">
            <text:p>105</text:p>
          </table:table-cell>
          <table:table-cell table:style-name="ce3" office:value-type="date" office:date-value="2014-07-29">
            <text:p>7/29/2014</text:p>
          </table:table-cell>
          <table:table-cell table:style-name="ce2" office:value-type="string">
            <text:p>43.83881,-121.94739</text:p>
          </table:table-cell>
          <table:table-cell table:style-name="ce25" office:value-type="float" office:value="1940">
            <text:p>1,940.0</text:p>
          </table:table-cell>
          <table:table-cell table:formula="of:=ROUND([.A107]*(2650/150);0)" office:value-type="float" office:value="1855">
            <text:p>1855</text:p>
          </table:table-cell>
          <table:table-cell table:formula="of:=IF([.D107];[.D107]-[.E107];0)" office:value-type="float" office:value="85">
            <text:p>85</text:p>
          </table:table-cell>
          <table:table-cell table:formula="of:=IF([.D107]-[.D106]&gt;0;[.D107]-[.D106];0)" office:value-type="float" office:value="22.5">
            <text:p>22.5</text:p>
          </table:table-cell>
          <table:table-cell table:formula="of:=ROUND(SUM([.G103:.G107])/5;1)" office:value-type="float" office:value="21.1">
            <text:p>21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6">
            <text:p>106</text:p>
          </table:table-cell>
          <table:table-cell table:style-name="ce3" office:value-type="date" office:date-value="2014-07-30">
            <text:p>7/30/2014</text:p>
          </table:table-cell>
          <table:table-cell table:style-name="ce2" office:value-type="string">
            <text:p>44.02724,-121.82687</text:p>
          </table:table-cell>
          <table:table-cell table:style-name="ce25" office:value-type="float" office:value="1964">
            <text:p>1,964.0</text:p>
          </table:table-cell>
          <table:table-cell table:formula="of:=ROUND([.A108]*(2650/150);0)" office:value-type="float" office:value="1873">
            <text:p>1873</text:p>
          </table:table-cell>
          <table:table-cell table:formula="of:=IF([.D108];[.D108]-[.E108];0)" office:value-type="float" office:value="91">
            <text:p>91</text:p>
          </table:table-cell>
          <table:table-cell table:formula="of:=IF([.D108]-[.D107]&gt;0;[.D108]-[.D107];0)" office:value-type="float" office:value="24">
            <text:p>24.0</text:p>
          </table:table-cell>
          <table:table-cell table:formula="of:=ROUND(SUM([.G104:.G108])/5;1)" office:value-type="float" office:value="22.3">
            <text:p>22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3" office:value-type="date" office:date-value="2014-07-31">
            <text:p>7/31/2014</text:p>
          </table:table-cell>
          <table:table-cell table:style-name="ce2" office:value-type="string">
            <text:p>44.23175,-121.77295</text:p>
          </table:table-cell>
          <table:table-cell table:style-name="ce25" office:value-type="float" office:value="1985.5">
            <text:p>1,985.5</text:p>
          </table:table-cell>
          <table:table-cell table:formula="of:=ROUND([.A109]*(2650/150);0)" office:value-type="float" office:value="1890">
            <text:p>1890</text:p>
          </table:table-cell>
          <table:table-cell table:formula="of:=IF([.D109];[.D109]-[.E109];0)" office:value-type="float" office:value="95.5">
            <text:p>96</text:p>
          </table:table-cell>
          <table:table-cell table:formula="of:=IF([.D109]-[.D108]&gt;0;[.D109]-[.D108];0)" office:value-type="float" office:value="21.5">
            <text:p>21.5</text:p>
          </table:table-cell>
          <table:table-cell table:formula="of:=ROUND(SUM([.G105:.G109])/5;1)" office:value-type="float" office:value="21.6">
            <text:p>21.6</text:p>
          </table:table-cell>
          <table:table-cell office:value-type="string">
            <text:p>3/4 DONE! (1987.5 miles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3" office:value-type="date" office:date-value="2014-08-01">
            <text:p>8/1/2014</text:p>
          </table:table-cell>
          <table:table-cell table:style-name="ce2" office:value-type="string">
            <text:p>44.28619,-121.83171</text:p>
          </table:table-cell>
          <table:table-cell table:style-name="ce25" office:value-type="float" office:value="1992.5">
            <text:p>1,992.5</text:p>
          </table:table-cell>
          <table:table-cell table:formula="of:=ROUND([.A110]*(2650/150);0)" office:value-type="float" office:value="1908">
            <text:p>1908</text:p>
          </table:table-cell>
          <table:table-cell table:formula="of:=IF([.D110];[.D110]-[.E110];0)" office:value-type="float" office:value="84.5">
            <text:p>85</text:p>
          </table:table-cell>
          <table:table-cell table:formula="of:=IF([.D110]-[.D109]&gt;0;[.D110]-[.D109];0)" office:value-type="float" office:value="7">
            <text:p>7.0</text:p>
          </table:table-cell>
          <table:table-cell table:formula="of:=ROUND(SUM([.G106:.G110])/5;1)" office:value-type="float" office:value="18.3">
            <text:p>18.3</text:p>
          </table:table-cell>
          <table:table-cell table:style-name="ce30" office:value-type="string">
            <text:p>Planned arrival in Sisters, OR, mile 1990 to meet Matthew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09">
            <text:p>109</text:p>
          </table:table-cell>
          <table:table-cell table:style-name="ce3" office:value-type="date" office:date-value="2014-08-02">
            <text:p>8/2/2014</text:p>
          </table:table-cell>
          <table:table-cell table:style-name="ce2" office:value-type="string">
            <text:p>44.46058,-121.84703</text:p>
          </table:table-cell>
          <table:table-cell table:style-name="ce25" office:value-type="float" office:value="2011.5">
            <text:p>2,011.5</text:p>
          </table:table-cell>
          <table:table-cell table:formula="of:=ROUND([.A111]*(2650/150);0)" office:value-type="float" office:value="1926">
            <text:p>1926</text:p>
          </table:table-cell>
          <table:table-cell table:formula="of:=IF([.D111];[.D111]-[.E111];0)" office:value-type="float" office:value="85.5">
            <text:p>86</text:p>
          </table:table-cell>
          <table:table-cell table:formula="of:=IF([.D111]-[.D110]&gt;0;[.D111]-[.D110];0)" office:value-type="float" office:value="19">
            <text:p>19.0</text:p>
          </table:table-cell>
          <table:table-cell table:formula="of:=ROUND(SUM([.G107:.G111])/5;1)" office:value-type="float" office:value="18.8">
            <text:p>18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0">
            <text:p>110</text:p>
          </table:table-cell>
          <table:table-cell table:style-name="ce3" office:value-type="date" office:date-value="2014-08-03">
            <text:p>8/3/2014</text:p>
          </table:table-cell>
          <table:table-cell table:style-name="ce2" office:value-type="string">
            <text:p>44.63837,-121.81636</text:p>
          </table:table-cell>
          <table:table-cell table:style-name="ce25" office:value-type="float" office:value="2030.5">
            <text:p>2,030.5</text:p>
          </table:table-cell>
          <table:table-cell table:formula="of:=ROUND([.A112]*(2650/150);0)" office:value-type="float" office:value="1943">
            <text:p>1943</text:p>
          </table:table-cell>
          <table:table-cell table:formula="of:=IF([.D112];[.D112]-[.E112];0)" office:value-type="float" office:value="87.5">
            <text:p>88</text:p>
          </table:table-cell>
          <table:table-cell table:formula="of:=IF([.D112]-[.D111]&gt;0;[.D112]-[.D111];0)" office:value-type="float" office:value="19">
            <text:p>19.0</text:p>
          </table:table-cell>
          <table:table-cell table:formula="of:=ROUND(SUM([.G108:.G112])/5;1)" office:value-type="float" office:value="18.1">
            <text:p>18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1">
            <text:p>111</text:p>
          </table:table-cell>
          <table:table-cell table:style-name="ce3" office:value-type="date" office:date-value="2014-08-04">
            <text:p>8/4/2014</text:p>
          </table:table-cell>
          <table:table-cell table:style-name="ce2" office:value-type="string">
            <text:p>44.76991,-121.79272</text:p>
          </table:table-cell>
          <table:table-cell table:style-name="ce25" office:value-type="float" office:value="2048">
            <text:p>2,048.0</text:p>
          </table:table-cell>
          <table:table-cell table:formula="of:=ROUND([.A113]*(2650/150);0)" office:value-type="float" office:value="1961">
            <text:p>1961</text:p>
          </table:table-cell>
          <table:table-cell table:formula="of:=IF([.D113];[.D113]-[.E113];0)" office:value-type="float" office:value="87">
            <text:p>87</text:p>
          </table:table-cell>
          <table:table-cell table:formula="of:=IF([.D113]-[.D112]&gt;0;[.D113]-[.D112];0)" office:value-type="float" office:value="17.5">
            <text:p>17.5</text:p>
          </table:table-cell>
          <table:table-cell table:formula="of:=ROUND(SUM([.G109:.G113])/5;1)" office:value-type="float" office:value="16.8">
            <text:p>16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112">
            <text:p>112</text:p>
          </table:table-cell>
          <table:table-cell table:style-name="ce3" office:value-type="date" office:date-value="2014-08-05">
            <text:p>8/5/2014</text:p>
          </table:table-cell>
          <table:table-cell table:style-name="ce2" office:value-type="string">
            <text:p>44.95947,-121.83041</text:p>
          </table:table-cell>
          <table:table-cell table:style-name="ce25" office:value-type="float" office:value="2067">
            <text:p>2,067.0</text:p>
          </table:table-cell>
          <table:table-cell table:formula="of:=ROUND([.A114]*(2650/150);0)" office:value-type="float" office:value="1979">
            <text:p>1979</text:p>
          </table:table-cell>
          <table:table-cell table:formula="of:=IF([.D114];[.D114]-[.E114];0)" office:value-type="float" office:value="88">
            <text:p>88</text:p>
          </table:table-cell>
          <table:table-cell table:formula="of:=IF([.D114]-[.D113]&gt;0;[.D114]-[.D113];0)" office:value-type="float" office:value="19">
            <text:p>19.0</text:p>
          </table:table-cell>
          <table:table-cell table:formula="of:=ROUND(SUM([.G110:.G114])/5;1)" office:value-type="float" office:value="16.3">
            <text:p>16.3</text:p>
          </table:table-cell>
          <table:table-cell office:value-type="string">
            <text:p>Quite a distance off-trail, detour around section closed due to fir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3">
            <text:p>113</text:p>
          </table:table-cell>
          <table:table-cell table:style-name="ce3" office:value-type="date" office:date-value="2014-08-06">
            <text:p>8/6/2014</text:p>
          </table:table-cell>
          <table:table-cell table:style-name="ce2" office:value-type="string">
            <text:p>45.19740,-121.75339</text:p>
          </table:table-cell>
          <table:table-cell table:style-name="ce25" office:value-type="float" office:value="2093">
            <text:p>2,093.0</text:p>
          </table:table-cell>
          <table:table-cell table:formula="of:=ROUND([.A115]*(2650/150);0)" office:value-type="float" office:value="1996">
            <text:p>1996</text:p>
          </table:table-cell>
          <table:table-cell table:formula="of:=IF([.D115];[.D115]-[.E115];0)" office:value-type="float" office:value="97">
            <text:p>97</text:p>
          </table:table-cell>
          <table:table-cell table:formula="of:=IF([.D115]-[.D114]&gt;0;[.D115]-[.D114];0)" office:value-type="float" office:value="26">
            <text:p>26.0</text:p>
          </table:table-cell>
          <table:table-cell table:formula="of:=ROUND(SUM([.G111:.G115])/5;1)" office:value-type="float" office:value="20.1">
            <text:p>20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4">
            <text:p>114</text:p>
          </table:table-cell>
          <table:table-cell table:style-name="ce3" office:value-type="date" office:date-value="2014-08-07">
            <text:p>8/7/2014</text:p>
          </table:table-cell>
          <table:table-cell table:style-name="ce2" office:value-type="string">
            <text:p>45.33821,-121.73750</text:p>
          </table:table-cell>
          <table:table-cell table:style-name="ce25" office:value-type="float" office:value="2109.5">
            <text:p>2,109.5</text:p>
          </table:table-cell>
          <table:table-cell table:formula="of:=ROUND([.A116]*(2650/150);0)" office:value-type="float" office:value="2014">
            <text:p>2014</text:p>
          </table:table-cell>
          <table:table-cell table:formula="of:=IF([.D116];[.D116]-[.E116];0)" office:value-type="float" office:value="95.5">
            <text:p>96</text:p>
          </table:table-cell>
          <table:table-cell table:formula="of:=IF([.D116]-[.D115]&gt;0;[.D116]-[.D115];0)" office:value-type="float" office:value="16.5">
            <text:p>16.5</text:p>
          </table:table-cell>
          <table:table-cell table:formula="of:=ROUND(SUM([.G112:.G116])/5;1)" office:value-type="float" office:value="19.6">
            <text:p>19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5">
            <text:p>115</text:p>
          </table:table-cell>
          <table:table-cell table:style-name="ce3" office:value-type="date" office:date-value="2014-08-08">
            <text:p>8/8/2014</text:p>
          </table:table-cell>
          <table:table-cell table:style-name="ce2" office:value-type="string">
            <text:p>45.47105,-121.83035</text:p>
          </table:table-cell>
          <table:table-cell table:style-name="ce25" office:value-type="float" office:value="2129.5">
            <text:p>2,129.5</text:p>
          </table:table-cell>
          <table:table-cell table:formula="of:=ROUND([.A117]*(2650/150);0)" office:value-type="float" office:value="2032">
            <text:p>2032</text:p>
          </table:table-cell>
          <table:table-cell table:formula="of:=IF([.D117];[.D117]-[.E117];0)" office:value-type="float" office:value="97.5">
            <text:p>98</text:p>
          </table:table-cell>
          <table:table-cell table:formula="of:=IF([.D117]-[.D116]&gt;0;[.D117]-[.D116];0)" office:value-type="float" office:value="20">
            <text:p>20.0</text:p>
          </table:table-cell>
          <table:table-cell table:formula="of:=ROUND(SUM([.G113:.G117])/5;1)" office:value-type="float" office:value="19.8">
            <text:p>19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3" office:value-type="date" office:date-value="2014-08-09">
            <text:p>8/9/2014</text:p>
          </table:table-cell>
          <table:table-cell table:style-name="ce2" office:value-type="string">
            <text:p>45.66573,-121.89314</text:p>
          </table:table-cell>
          <table:table-cell table:style-name="ce25" office:value-type="float" office:value="2154.5">
            <text:p>2,154.5</text:p>
          </table:table-cell>
          <table:table-cell table:formula="of:=ROUND([.A118]*(2650/150);0)" office:value-type="float" office:value="2049">
            <text:p>2049</text:p>
          </table:table-cell>
          <table:table-cell table:formula="of:=IF([.D118];[.D118]-[.E118];0)" office:value-type="float" office:value="105.5">
            <text:p>106</text:p>
          </table:table-cell>
          <table:table-cell table:formula="of:=IF([.D118]-[.D117]&gt;0;[.D118]-[.D117];0)" office:value-type="float" office:value="25">
            <text:p>25.0</text:p>
          </table:table-cell>
          <table:table-cell table:formula="of:=ROUND(SUM([.G114:.G118])/5;1)" office:value-type="float" office:value="21.3">
            <text:p>21.3</text:p>
          </table:table-cell>
          <table:table-cell office:value-type="string">
            <text:p>Matthew and Dad arrive in Cascade Locks, OR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117">
            <text:p>117</text:p>
          </table:table-cell>
          <table:table-cell table:style-name="ce3" office:value-type="date" office:date-value="2014-08-10">
            <text:p>8/10/2014</text:p>
          </table:table-cell>
          <table:table-cell table:style-name="ce2" office:value-type="string">
            <text:p>45.66573,-121.89314</text:p>
          </table:table-cell>
          <table:table-cell table:style-name="ce25" office:value-type="float" office:value="2154.5">
            <text:p>2,154.5</text:p>
          </table:table-cell>
          <table:table-cell table:formula="of:=ROUND([.A119]*(2650/150);0)" office:value-type="float" office:value="2067">
            <text:p>2067</text:p>
          </table:table-cell>
          <table:table-cell table:formula="of:=IF([.D119];[.D119]-[.E119];0)" office:value-type="float" office:value="87.5">
            <text:p>88</text:p>
          </table:table-cell>
          <table:table-cell table:formula="of:=IF([.D119]-[.D118]&gt;0;[.D119]-[.D118];0)" office:value-type="float" office:value="0">
            <text:p>0.0</text:p>
          </table:table-cell>
          <table:table-cell table:formula="of:=ROUND(SUM([.G115:.G119])/5;1)" office:value-type="float" office:value="17.5">
            <text:p>17.5</text:p>
          </table:table-cell>
          <table:table-cell office:value-type="string">
            <text:p>ZERO DAY @ Cascade Locks, OR (No Spot Email -- dad forgot!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118">
            <text:p>118</text:p>
          </table:table-cell>
          <table:table-cell table:style-name="ce3" office:value-type="date" office:date-value="2014-08-11">
            <text:p>8/11/2014</text:p>
          </table:table-cell>
          <table:table-cell table:style-name="ce2" office:value-type="string">
            <text:p>45.73817,-122.04291</text:p>
          </table:table-cell>
          <table:table-cell table:style-name="ce25" office:value-type="float" office:value="2170.5">
            <text:p>2,170.5</text:p>
          </table:table-cell>
          <table:table-cell table:formula="of:=ROUND([.A120]*(2650/150);0)" office:value-type="float" office:value="2085">
            <text:p>2085</text:p>
          </table:table-cell>
          <table:table-cell table:formula="of:=IF([.D120];[.D120]-[.E120];0)" office:value-type="float" office:value="85.5">
            <text:p>86</text:p>
          </table:table-cell>
          <table:table-cell table:formula="of:=IF([.D120]-[.D119]&gt;0;[.D120]-[.D119];0)" office:value-type="float" office:value="16">
            <text:p>16.0</text:p>
          </table:table-cell>
          <table:table-cell table:formula="of:=ROUND(SUM([.G116:.G120])/5;1)" office:value-type="float" office:value="15.5">
            <text:p>15.5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19">
            <text:p>119</text:p>
          </table:table-cell>
          <table:table-cell table:style-name="ce3" office:value-type="date" office:date-value="2014-08-12">
            <text:p>8/12/2014</text:p>
          </table:table-cell>
          <table:table-cell table:style-name="ce2" office:value-type="string">
            <text:p>45.81772,-121.87869</text:p>
          </table:table-cell>
          <table:table-cell table:style-name="ce25" office:value-type="float" office:value="2190.5">
            <text:p>2,190.5</text:p>
          </table:table-cell>
          <table:table-cell table:formula="of:=ROUND([.A121]*(2650/150);0)" office:value-type="float" office:value="2102">
            <text:p>2102</text:p>
          </table:table-cell>
          <table:table-cell table:formula="of:=IF([.D121];[.D121]-[.E121];0)" office:value-type="float" office:value="88.5">
            <text:p>89</text:p>
          </table:table-cell>
          <table:table-cell table:formula="of:=IF([.D121]-[.D120]&gt;0;[.D121]-[.D120];0)" office:value-type="float" office:value="20">
            <text:p>20.0</text:p>
          </table:table-cell>
          <table:table-cell table:formula="of:=ROUND(SUM([.G117:.G121])/5;1)" office:value-type="float" office:value="16.2">
            <text:p>16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0">
            <text:p>120</text:p>
          </table:table-cell>
          <table:table-cell table:style-name="ce3" office:value-type="date" office:date-value="2014-08-13">
            <text:p>8/13/2014</text:p>
          </table:table-cell>
          <table:table-cell table:style-name="ce2" office:value-type="string">
            <text:p>45.98545,-121.79474</text:p>
          </table:table-cell>
          <table:table-cell table:style-name="ce25" office:value-type="float" office:value="2214">
            <text:p>2,214.0</text:p>
          </table:table-cell>
          <table:table-cell table:formula="of:=ROUND([.A122]*(2650/150);0)" office:value-type="float" office:value="2120">
            <text:p>2120</text:p>
          </table:table-cell>
          <table:table-cell table:formula="of:=IF([.D122];[.D122]-[.E122];0)" office:value-type="float" office:value="94">
            <text:p>94</text:p>
          </table:table-cell>
          <table:table-cell table:formula="of:=IF([.D122]-[.D121]&gt;0;[.D122]-[.D121];0)" office:value-type="float" office:value="23.5">
            <text:p>23.5</text:p>
          </table:table-cell>
          <table:table-cell table:formula="of:=ROUND(SUM([.G118:.G122])/5;1)" office:value-type="float" office:value="16.9">
            <text:p>16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1">
            <text:p>121</text:p>
          </table:table-cell>
          <table:table-cell table:style-name="ce3" office:value-type="date" office:date-value="2014-08-14">
            <text:p>8/14/2014</text:p>
          </table:table-cell>
          <table:table-cell table:style-name="ce2" office:value-type="string">
            <text:p>46.16328,-121.63113</text:p>
          </table:table-cell>
          <table:table-cell table:style-name="ce25" office:value-type="float" office:value="2237.5">
            <text:p>2,237.5</text:p>
          </table:table-cell>
          <table:table-cell table:formula="of:=ROUND([.A123]*(2650/150);0)" office:value-type="float" office:value="2138">
            <text:p>2138</text:p>
          </table:table-cell>
          <table:table-cell table:formula="of:=IF([.D123];[.D123]-[.E123];0)" office:value-type="float" office:value="99.5">
            <text:p>100</text:p>
          </table:table-cell>
          <table:table-cell table:formula="of:=IF([.D123]-[.D122]&gt;0;[.D123]-[.D122];0)" office:value-type="float" office:value="23.5">
            <text:p>23.5</text:p>
          </table:table-cell>
          <table:table-cell table:formula="of:=ROUND(SUM([.G119:.G123])/5;1)" office:value-type="float" office:value="16.6">
            <text:p>16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2">
            <text:p>122</text:p>
          </table:table-cell>
          <table:table-cell table:style-name="ce3" office:value-type="date" office:date-value="2014-08-15">
            <text:p>8/15/2014</text:p>
          </table:table-cell>
          <table:table-cell table:style-name="ce2" office:value-type="string">
            <text:p>46.30516,-121.51741</text:p>
          </table:table-cell>
          <table:table-cell table:style-name="ce25" office:value-type="float" office:value="2258">
            <text:p>2,258.0</text:p>
          </table:table-cell>
          <table:table-cell table:formula="of:=ROUND([.A124]*(2650/150);0)" office:value-type="float" office:value="2155">
            <text:p>2155</text:p>
          </table:table-cell>
          <table:table-cell table:formula="of:=IF([.D124];[.D124]-[.E124];0)" office:value-type="float" office:value="103">
            <text:p>103</text:p>
          </table:table-cell>
          <table:table-cell table:formula="of:=IF([.D124]-[.D123]&gt;0;[.D124]-[.D123];0)" office:value-type="float" office:value="20.5">
            <text:p>20.5</text:p>
          </table:table-cell>
          <table:table-cell table:formula="of:=ROUND(SUM([.G120:.G124])/5;1)" office:value-type="float" office:value="20.7">
            <text:p>20.7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3">
            <text:p>123</text:p>
          </table:table-cell>
          <table:table-cell table:style-name="ce3" office:value-type="date" office:date-value="2014-08-16">
            <text:p>8/16/2014</text:p>
          </table:table-cell>
          <table:table-cell table:style-name="ce2" office:value-type="string">
            <text:p>46.48549,-121.45134</text:p>
          </table:table-cell>
          <table:table-cell table:style-name="ce25" office:value-type="float" office:value="2281.5">
            <text:p>2,281.5</text:p>
          </table:table-cell>
          <table:table-cell table:formula="of:=ROUND([.A125]*(2650/150);0)" office:value-type="float" office:value="2173">
            <text:p>2173</text:p>
          </table:table-cell>
          <table:table-cell table:formula="of:=IF([.D125];[.D125]-[.E125];0)" office:value-type="float" office:value="108.5">
            <text:p>109</text:p>
          </table:table-cell>
          <table:table-cell table:formula="of:=IF([.D125]-[.D124]&gt;0;[.D125]-[.D124];0)" office:value-type="float" office:value="23.5">
            <text:p>23.5</text:p>
          </table:table-cell>
          <table:table-cell table:formula="of:=ROUND(SUM([.G121:.G125])/5;1)" office:value-type="float" office:value="22.2">
            <text:p>22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3" office:value-type="date" office:date-value="2014-08-17">
            <text:p>8/17/2014</text:p>
          </table:table-cell>
          <table:table-cell table:style-name="ce2" office:value-type="string">
            <text:p>46.64352,-121.37843</text:p>
          </table:table-cell>
          <table:table-cell table:style-name="ce25" office:value-type="float" office:value="2303">
            <text:p>2,303.0</text:p>
          </table:table-cell>
          <table:table-cell table:formula="of:=ROUND([.A126]*(2650/150);0)" office:value-type="float" office:value="2191">
            <text:p>2191</text:p>
          </table:table-cell>
          <table:table-cell table:formula="of:=IF([.D126];[.D126]-[.E126];0)" office:value-type="float" office:value="112">
            <text:p>112</text:p>
          </table:table-cell>
          <table:table-cell table:formula="of:=IF([.D126]-[.D125]&gt;0;[.D126]-[.D125];0)" office:value-type="float" office:value="21.5">
            <text:p>21.5</text:p>
          </table:table-cell>
          <table:table-cell table:formula="of:=ROUND(SUM([.G122:.G126])/5;1)" office:value-type="float" office:value="22.5">
            <text:p>22.5</text:p>
          </table:table-cell>
          <table:table-cell table:style-name="ce30" office:value-type="string">
            <text:p>Arrival in White Pass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3" office:value-type="date" office:date-value="2014-08-18">
            <text:p>8/18/2014</text:p>
          </table:table-cell>
          <table:table-cell table:style-name="ce2" office:value-type="string">
            <text:p>46.79303,-121.4482</text:p>
          </table:table-cell>
          <table:table-cell table:style-name="ce25" office:value-type="float" office:value="2323">
            <text:p>2,323.0</text:p>
          </table:table-cell>
          <table:table-cell table:formula="of:=ROUND([.A127]*(2650/150);0)" office:value-type="float" office:value="2208">
            <text:p>2208</text:p>
          </table:table-cell>
          <table:table-cell table:formula="of:=IF([.D127];[.D127]-[.E127];0)" office:value-type="float" office:value="115">
            <text:p>115</text:p>
          </table:table-cell>
          <table:table-cell table:formula="of:=IF([.D127]-[.D126]&gt;0;[.D127]-[.D126];0)" office:value-type="float" office:value="20">
            <text:p>20.0</text:p>
          </table:table-cell>
          <table:table-cell table:formula="of:=ROUND(SUM([.G123:.G127])/5;1)" office:value-type="float" office:value="21.8">
            <text:p>21.8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126">
            <text:p>126</text:p>
          </table:table-cell>
          <table:table-cell table:style-name="ce3" office:value-type="date" office:date-value="2014-08-19">
            <text:p>8/19/2014</text:p>
          </table:table-cell>
          <table:table-cell table:style-name="ce2" office:value-type="string">
            <text:p>46.96308,-121.45250</text:p>
          </table:table-cell>
          <table:table-cell table:style-name="ce25" office:value-type="float" office:value="2342.5">
            <text:p>2,342.5</text:p>
          </table:table-cell>
          <table:table-cell table:formula="of:=ROUND([.A128]*(2650/150);0)" office:value-type="float" office:value="2226">
            <text:p>2226</text:p>
          </table:table-cell>
          <table:table-cell table:formula="of:=IF([.D128];[.D128]-[.E128];0)" office:value-type="float" office:value="116.5">
            <text:p>117</text:p>
          </table:table-cell>
          <table:table-cell table:formula="of:=IF([.D128]-[.D127]&gt;0;[.D128]-[.D127];0)" office:value-type="float" office:value="19.5">
            <text:p>19.5</text:p>
          </table:table-cell>
          <table:table-cell table:formula="of:=ROUND(SUM([.G124:.G128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7">
            <text:p>127</text:p>
          </table:table-cell>
          <table:table-cell table:style-name="ce3" office:value-type="date" office:date-value="2014-08-20">
            <text:p>8/20/2014</text:p>
          </table:table-cell>
          <table:table-cell table:style-name="ce2" office:value-type="string">
            <text:p>47.13789,-121.34743</text:p>
          </table:table-cell>
          <table:table-cell table:style-name="ce25" office:value-type="float" office:value="2363">
            <text:p>2,363.0</text:p>
          </table:table-cell>
          <table:table-cell table:formula="of:=ROUND([.A129]*(2650/150);0)" office:value-type="float" office:value="2244">
            <text:p>2244</text:p>
          </table:table-cell>
          <table:table-cell table:formula="of:=IF([.D129];[.D129]-[.E129];0)" office:value-type="float" office:value="119">
            <text:p>119</text:p>
          </table:table-cell>
          <table:table-cell table:formula="of:=IF([.D129]-[.D128]&gt;0;[.D129]-[.D128];0)" office:value-type="float" office:value="20.5">
            <text:p>20.5</text:p>
          </table:table-cell>
          <table:table-cell table:formula="of:=ROUND(SUM([.G125:.G129])/5;1)" office:value-type="float" office:value="21">
            <text:p>21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28">
            <text:p>128</text:p>
          </table:table-cell>
          <table:table-cell table:style-name="ce3" office:value-type="date" office:date-value="2014-08-21">
            <text:p>8/21/2014</text:p>
          </table:table-cell>
          <table:table-cell table:style-name="ce2" office:value-type="string">
            <text:p>47.28657,-121.37871</text:p>
          </table:table-cell>
          <table:table-cell table:style-name="ce25" office:value-type="float" office:value="2385.5">
            <text:p>2,385.5</text:p>
          </table:table-cell>
          <table:table-cell table:formula="of:=ROUND([.A130]*(2650/150);0)" office:value-type="float" office:value="2261">
            <text:p>2261</text:p>
          </table:table-cell>
          <table:table-cell table:formula="of:=IF([.D130];[.D130]-[.E130];0)" office:value-type="float" office:value="124.5">
            <text:p>125</text:p>
          </table:table-cell>
          <table:table-cell table:formula="of:=IF([.D130]-[.D129]&gt;0;[.D130]-[.D129];0)" office:value-type="float" office:value="22.5">
            <text:p>22.5</text:p>
          </table:table-cell>
          <table:table-cell table:formula="of:=ROUND(SUM([.G126:.G130])/5;1)" office:value-type="float" office:value="20.8">
            <text:p>20.8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3" office:value-type="date" office:date-value="2014-08-22">
            <text:p>8/22/2014</text:p>
          </table:table-cell>
          <table:table-cell table:style-name="ce2" office:value-type="string">
            <text:p>47.42263,-121.41187</text:p>
          </table:table-cell>
          <table:table-cell table:style-name="ce25" office:value-type="float" office:value="2402.5">
            <text:p>2,402.5</text:p>
          </table:table-cell>
          <table:table-cell table:formula="of:=ROUND([.A131]*(2650/150);0)" office:value-type="float" office:value="2279">
            <text:p>2279</text:p>
          </table:table-cell>
          <table:table-cell table:formula="of:=IF([.D131];[.D131]-[.E131];0)" office:value-type="float" office:value="123.5">
            <text:p>124</text:p>
          </table:table-cell>
          <table:table-cell table:formula="of:=IF([.D131]-[.D130]&gt;0;[.D131]-[.D130];0)" office:value-type="float" office:value="17">
            <text:p>17.0</text:p>
          </table:table-cell>
          <table:table-cell table:formula="of:=ROUND(SUM([.G127:.G131])/5;1)" office:value-type="float" office:value="19.9">
            <text:p>19.9</text:p>
          </table:table-cell>
          <table:table-cell office:value-type="string">
            <text:p>Snoqualmie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30">
            <text:p>130</text:p>
          </table:table-cell>
          <table:table-cell table:style-name="ce3" office:value-type="date" office:date-value="2014-08-23">
            <text:p>8/23/2014</text:p>
          </table:table-cell>
          <table:table-cell table:style-name="ce2" office:value-type="string">
            <text:p>47.47694,-121.25256</text:p>
          </table:table-cell>
          <table:table-cell table:style-name="ce25" office:value-type="float" office:value="2423">
            <text:p>2,423.0</text:p>
          </table:table-cell>
          <table:table-cell table:formula="of:=ROUND([.A132]*(2650/150);0)" office:value-type="float" office:value="2297">
            <text:p>2297</text:p>
          </table:table-cell>
          <table:table-cell table:formula="of:=IF([.D132];[.D132]-[.E132];0)" office:value-type="float" office:value="126">
            <text:p>126</text:p>
          </table:table-cell>
          <table:table-cell table:formula="of:=IF([.D132]-[.D131]&gt;0;[.D132]-[.D131];0)" office:value-type="float" office:value="20.5">
            <text:p>20.5</text:p>
          </table:table-cell>
          <table:table-cell table:formula="of:=ROUND(SUM([.G128:.G132])/5;1)" office:value-type="float" office:value="20">
            <text:p>20.0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31">
            <text:p>131</text:p>
          </table:table-cell>
          <table:table-cell table:style-name="ce3" office:value-type="date" office:date-value="2014-08-24">
            <text:p>8/24/2014</text:p>
          </table:table-cell>
          <table:table-cell table:style-name="ce2" office:value-type="string">
            <text:p>47.54037,-121.13889</text:p>
          </table:table-cell>
          <table:table-cell table:style-name="ce25" office:value-type="float" office:value="2445.5">
            <text:p>2,445.5</text:p>
          </table:table-cell>
          <table:table-cell table:formula="of:=ROUND([.A133]*(2650/150);0)" office:value-type="float" office:value="2314">
            <text:p>2314</text:p>
          </table:table-cell>
          <table:table-cell table:formula="of:=IF([.D133];[.D133]-[.E133];0)" office:value-type="float" office:value="131.5">
            <text:p>132</text:p>
          </table:table-cell>
          <table:table-cell table:formula="of:=IF([.D133]-[.D132]&gt;0;[.D133]-[.D132];0)" office:value-type="float" office:value="22.5">
            <text:p>22.5</text:p>
          </table:table-cell>
          <table:table-cell table:formula="of:=ROUND(SUM([.G129:.G133])/5;1)" office:value-type="float" office:value="20.6">
            <text:p>20.6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32">
            <text:p>132</text:p>
          </table:table-cell>
          <table:table-cell table:style-name="ce3" office:value-type="date" office:date-value="2014-08-25">
            <text:p>8/25/2014</text:p>
          </table:table-cell>
          <table:table-cell table:style-name="ce2" office:value-type="string">
            <text:p>47.67414,-121.12892</text:p>
          </table:table-cell>
          <table:table-cell table:style-name="ce25" office:value-type="float" office:value="2464">
            <text:p>2,464.0</text:p>
          </table:table-cell>
          <table:table-cell table:formula="of:=ROUND([.A134]*(2650/150);0)" office:value-type="float" office:value="2332">
            <text:p>2332</text:p>
          </table:table-cell>
          <table:table-cell table:formula="of:=IF([.D134];[.D134]-[.E134];0)" office:value-type="float" office:value="132">
            <text:p>132</text:p>
          </table:table-cell>
          <table:table-cell table:formula="of:=IF([.D134]-[.D133]&gt;0;[.D134]-[.D133];0)" office:value-type="float" office:value="18.5">
            <text:p>18.5</text:p>
          </table:table-cell>
          <table:table-cell table:formula="of:=ROUND(SUM([.G130:.G134])/5;1)" office:value-type="float" office:value="20.2">
            <text:p>20.2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3" office:value-type="date" office:date-value="2014-08-26">
            <text:p>8/26/2014</text:p>
          </table:table-cell>
          <table:table-cell table:style-name="ce2" office:value-type="string">
            <text:p>47.77465,-121.48622</text:p>
          </table:table-cell>
          <table:table-cell table:style-name="ce25" office:value-type="float" office:value="2476">
            <text:p>2,476.0</text:p>
          </table:table-cell>
          <table:table-cell table:formula="of:=ROUND([.A135]*(2650/150);0)" office:value-type="float" office:value="2350">
            <text:p>2350</text:p>
          </table:table-cell>
          <table:table-cell table:formula="of:=IF([.D135];[.D135]-[.E135];0)" office:value-type="float" office:value="126">
            <text:p>126</text:p>
          </table:table-cell>
          <table:table-cell table:formula="of:=IF([.D135]-[.D134]&gt;0;[.D135]-[.D134];0)" office:value-type="float" office:value="12">
            <text:p>12.0</text:p>
          </table:table-cell>
          <table:table-cell table:formula="of:=ROUND(SUM([.G131:.G135])/5;1)" office:value-type="float" office:value="18.1">
            <text:p>18.1</text:p>
          </table:table-cell>
          <table:table-cell office:value-type="string">
            <text:p>Skykomish (mile marker manually entered at Hwy 2)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3" office:value-type="date" office:date-value="2014-08-27">
            <text:p>8/27/2014</text:p>
          </table:table-cell>
          <table:table-cell table:style-name="ce2" office:value-type="string">
            <text:p>47.91487,-121.176742</text:p>
          </table:table-cell>
          <table:table-cell table:style-name="ce25" office:value-type="float" office:value="2498">
            <text:p>2,498.0</text:p>
          </table:table-cell>
          <table:table-cell table:formula="of:=ROUND([.A136]*(2650/150);0)" office:value-type="float" office:value="2367">
            <text:p>2367</text:p>
          </table:table-cell>
          <table:table-cell table:formula="of:=IF([.D136];[.D136]-[.E136];0)" office:value-type="float" office:value="131">
            <text:p>131</text:p>
          </table:table-cell>
          <table:table-cell table:formula="of:=IF([.D136]-[.D135]&gt;0;[.D136]-[.D135];0)" office:value-type="float" office:value="22">
            <text:p>22.0</text:p>
          </table:table-cell>
          <table:table-cell table:formula="of:=ROUND(SUM([.G132:.G136])/5;1)" office:value-type="float" office:value="19.1">
            <text:p>19.1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135">
            <text:p>135</text:p>
          </table:table-cell>
          <table:table-cell table:style-name="ce3" office:value-type="date" office:date-value="2014-08-28">
            <text:p>8/28/2014</text:p>
          </table:table-cell>
          <table:table-cell table:style-name="ce2" office:value-type="string">
            <text:p>48.08575,-121.16425</text:p>
          </table:table-cell>
          <table:table-cell table:style-name="ce25" office:value-type="float" office:value="2519.5">
            <text:p>2,519.5</text:p>
          </table:table-cell>
          <table:table-cell table:formula="of:=ROUND([.A137]*(2650/150);0)" office:value-type="float" office:value="2385">
            <text:p>2385</text:p>
          </table:table-cell>
          <table:table-cell table:formula="of:=IF([.D137];[.D137]-[.E137];0)" office:value-type="float" office:value="134.5">
            <text:p>135</text:p>
          </table:table-cell>
          <table:table-cell table:formula="of:=IF([.D137]-[.D136]&gt;0;[.D137]-[.D136];0)" office:value-type="float" office:value="21.5">
            <text:p>21.5</text:p>
          </table:table-cell>
          <table:table-cell table:formula="of:=ROUND(SUM([.G133:.G137])/5;1)" office:value-type="float" office:value="19.3">
            <text:p>19.3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36">
            <text:p>136</text:p>
          </table:table-cell>
          <table:table-cell table:style-name="ce3" office:value-type="date" office:date-value="2014-08-29">
            <text:p>8/29/2014</text:p>
          </table:table-cell>
          <table:table-cell table:style-name="ce2" office:value-type="string">
            <text:p>48.16121,-121.10081</text:p>
          </table:table-cell>
          <table:table-cell table:style-name="ce25" office:value-type="float" office:value="2541">
            <text:p>2,541.0</text:p>
          </table:table-cell>
          <table:table-cell table:formula="of:=ROUND([.A138]*(2650/150);0)" office:value-type="float" office:value="2403">
            <text:p>2403</text:p>
          </table:table-cell>
          <table:table-cell table:formula="of:=IF([.D138];[.D138]-[.E138];0)" office:value-type="float" office:value="138">
            <text:p>138</text:p>
          </table:table-cell>
          <table:table-cell table:formula="of:=IF([.D138]-[.D137]&gt;0;[.D138]-[.D137];0)" office:value-type="float" office:value="21.5">
            <text:p>21.5</text:p>
          </table:table-cell>
          <table:table-cell table:formula="of:=ROUND(SUM([.G134:.G138])/5;1)" office:value-type="float" office:value="19.1">
            <text:p>19.1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3" office:value-type="date" office:date-value="2014-08-30">
            <text:p>8/30/2014</text:p>
          </table:table-cell>
          <table:table-cell table:style-name="ce2" office:value-type="string">
            <text:p>48.203182,-120.939486</text:p>
          </table:table-cell>
          <table:table-cell table:style-name="ce25" office:value-type="float" office:value="2561">
            <text:p>2,561.0</text:p>
          </table:table-cell>
          <table:table-cell table:formula="of:=ROUND([.A139]*(2650/150);0)" office:value-type="float" office:value="2420">
            <text:p>2420</text:p>
          </table:table-cell>
          <table:table-cell table:formula="of:=IF([.D139];[.D139]-[.E139];0)" office:value-type="float" office:value="141">
            <text:p>141</text:p>
          </table:table-cell>
          <table:table-cell table:formula="of:=IF([.D139]-[.D138]&gt;0;[.D139]-[.D138];0)" office:value-type="float" office:value="20">
            <text:p>20.0</text:p>
          </table:table-cell>
          <table:table-cell table:formula="of:=ROUND(SUM([.G135:.G139])/5;1)" office:value-type="float" office:value="19.4">
            <text:p>19.4</text:p>
          </table:table-cell>
          <table:table-cell office:value-type="string">
            <text:p>No Spot Email, mile marker estimated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6">
          <table:table-cell table:style-name="ce2" office:value-type="float" office:value="138">
            <text:p>138</text:p>
          </table:table-cell>
          <table:table-cell table:style-name="ce3" office:value-type="date" office:date-value="2014-08-31">
            <text:p>8/31/2014</text:p>
          </table:table-cell>
          <table:table-cell table:style-name="ce2" office:value-type="string">
            <text:p>48.37781,-120.78896</text:p>
          </table:table-cell>
          <table:table-cell table:style-name="ce25" office:value-type="float" office:value="2580.5">
            <text:p>2,580.5</text:p>
          </table:table-cell>
          <table:table-cell table:formula="of:=ROUND([.A140]*(2650/150);0)" office:value-type="float" office:value="2438">
            <text:p>2438</text:p>
          </table:table-cell>
          <table:table-cell table:formula="of:=IF([.D140];[.D140]-[.E140];0)" office:value-type="float" office:value="142.5">
            <text:p>143</text:p>
          </table:table-cell>
          <table:table-cell table:formula="of:=IF([.D140]-[.D139]&gt;0;[.D140]-[.D139];0)" office:value-type="float" office:value="19.5">
            <text:p>19.5</text:p>
          </table:table-cell>
          <table:table-cell table:formula="of:=ROUND(SUM([.G136:.G140])/5;1)" office:value-type="float" office:value="20.9">
            <text:p>20.9</text:p>
          </table:table-cell>
          <table:table-cell/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139">
            <text:p>139</text:p>
          </table:table-cell>
          <table:table-cell table:style-name="ce3" office:value-type="date" office:date-value="2014-09-01">
            <text:p>9/1/2014</text:p>
          </table:table-cell>
          <table:table-cell table:style-name="ce2" office:value-type="string">
            <text:p>48.37781,-120.78896</text:p>
          </table:table-cell>
          <table:table-cell table:style-name="ce25" office:value-type="float" office:value="2580.5">
            <text:p>2,580.5</text:p>
          </table:table-cell>
          <table:table-cell table:formula="of:=ROUND([.A141]*(2650/150);0)" office:value-type="float" office:value="2456">
            <text:p>2456</text:p>
          </table:table-cell>
          <table:table-cell table:formula="of:=IF([.D141];[.D141]-[.E141];0)" office:value-type="float" office:value="124.5">
            <text:p>125</text:p>
          </table:table-cell>
          <table:table-cell table:formula="of:=IF([.D141]-[.D140]&gt;0;[.D141]-[.D140];0)" office:value-type="float" office:value="0">
            <text:p>0.0</text:p>
          </table:table-cell>
          <table:table-cell table:formula="of:=ROUND(SUM([.G137:.G141])/5;1)" office:value-type="float" office:value="16.5">
            <text:p>16.5</text:p>
          </table:table-cell>
          <table:table-cell office:value-type="string">
            <text:p>ZERO DAY @ Stehekin, Labor Day, mile 2580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7">
          <table:table-cell table:style-name="ce2" office:value-type="float" office:value="140">
            <text:p>140</text:p>
          </table:table-cell>
          <table:table-cell table:style-name="ce3" office:value-type="date" office:date-value="2014-09-02">
            <text:p>9/2/2014</text:p>
          </table:table-cell>
          <table:table-cell table:style-name="ce2" office:value-type="string">
            <text:p>48.50340,-120.71463</text:p>
          </table:table-cell>
          <table:table-cell table:style-name="ce25" office:value-type="float" office:value="2597.5">
            <text:p>2,597.5</text:p>
          </table:table-cell>
          <table:table-cell table:formula="of:=ROUND([.A142]*(2650/150);0)" office:value-type="float" office:value="2473">
            <text:p>2473</text:p>
          </table:table-cell>
          <table:table-cell table:formula="of:=IF([.D142];[.D142]-[.E142];0)" office:value-type="float" office:value="124.5">
            <text:p>125</text:p>
          </table:table-cell>
          <table:table-cell table:formula="of:=IF([.D142]-[.D141]&gt;0;[.D142]-[.D141];0)" office:value-type="float" office:value="17">
            <text:p>17.0</text:p>
          </table:table-cell>
          <table:table-cell table:formula="of:=ROUND(SUM([.G138:.G142])/5;1)" office:value-type="float" office:value="15.6">
            <text:p>15.6</text:p>
          </table:table-cell>
          <table:table-cell office:value-type="string">
            <text:p>Goal: 16 miles - mile 2596 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3" office:value-type="date" office:date-value="2014-09-03">
            <text:p>9/3/2014</text:p>
          </table:table-cell>
          <table:table-cell table:style-name="ce2" office:value-type="string">
            <text:p>48.62690,-120.75258</text:p>
          </table:table-cell>
          <table:table-cell table:style-name="ce25" office:value-type="float" office:value="2614.5">
            <text:p>2,614.5</text:p>
          </table:table-cell>
          <table:table-cell table:formula="of:=ROUND([.A143]*(2650/150);0)" office:value-type="float" office:value="2491">
            <text:p>2491</text:p>
          </table:table-cell>
          <table:table-cell table:formula="of:=IF([.D143];[.D143]-[.E143];0)" office:value-type="float" office:value="123.5">
            <text:p>124</text:p>
          </table:table-cell>
          <table:table-cell table:formula="of:=IF([.D143]-[.D142]&gt;0;[.D143]-[.D142];0)" office:value-type="float" office:value="17">
            <text:p>17.0</text:p>
          </table:table-cell>
          <table:table-cell table:formula="of:=ROUND(SUM([.G139:.G143])/5;1)" office:value-type="float" office:value="14.7">
            <text:p>14.7</text:p>
          </table:table-cell>
          <table:table-cell office:value-type="string">
            <text:p>Goal: 16 miles - mile 2612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142">
            <text:p>142</text:p>
          </table:table-cell>
          <table:table-cell table:style-name="ce3" office:value-type="date" office:date-value="2014-09-04">
            <text:p>9/4/2014</text:p>
          </table:table-cell>
          <table:table-cell table:style-name="ce2" office:value-type="string">
            <text:p>48.738656,-120.680837</text:p>
          </table:table-cell>
          <table:table-cell table:style-name="ce25" office:value-type="float" office:value="2632">
            <text:p>2,632.0</text:p>
          </table:table-cell>
          <table:table-cell table:formula="of:=ROUND([.A144]*(2650/150);0)" office:value-type="float" office:value="2509">
            <text:p>2509</text:p>
          </table:table-cell>
          <table:table-cell table:formula="of:=IF([.D144];[.D144]-[.E144];0)" office:value-type="float" office:value="123">
            <text:p>123</text:p>
          </table:table-cell>
          <table:table-cell table:formula="of:=IF([.D144]-[.D143]&gt;0;[.D144]-[.D143];0)" office:value-type="float" office:value="17.5">
            <text:p>17.5</text:p>
          </table:table-cell>
          <table:table-cell table:formula="of:=ROUND(SUM([.G140:.G144])/5;1)" office:value-type="float" office:value="14.2">
            <text:p>14.2</text:p>
          </table:table-cell>
          <table:table-cell office:value-type="string">
            <text:p>Goal: 16 miles (Katie arrives in Vancouver at 9:41pm) - mile 2628 <text:s/>(No Spot Email, mile marker estimated)</text:p>
          </table:table-cell>
          <table:table-cell table:style-name="ce2" office:value-type="string">
            <text:p>NO</text:p>
          </table:table-cell>
          <table:table-cell table:number-columns-repeated="246"/>
        </table:table-row>
        <table:table-row table:style-name="ro7">
          <table:table-cell table:style-name="ce2" office:value-type="float" office:value="143">
            <text:p>143</text:p>
          </table:table-cell>
          <table:table-cell table:style-name="ce3" office:value-type="date" office:date-value="2014-09-05">
            <text:p>9/5/2014</text:p>
          </table:table-cell>
          <table:table-cell table:style-name="ce2" office:value-type="string">
            <text:p>48.88472,-120.76575</text:p>
          </table:table-cell>
          <table:table-cell table:style-name="ce25" office:value-type="float" office:value="2649">
            <text:p>2,649.0</text:p>
          </table:table-cell>
          <table:table-cell table:formula="of:=ROUND([.A145]*(2650/150);0)" office:value-type="float" office:value="2526">
            <text:p>2526</text:p>
          </table:table-cell>
          <table:table-cell table:formula="of:=IF([.D145];[.D145]-[.E145];0)" office:value-type="float" office:value="123">
            <text:p>123</text:p>
          </table:table-cell>
          <table:table-cell table:formula="of:=IF([.D145]-[.D144]&gt;0;[.D145]-[.D144];0)" office:value-type="float" office:value="17">
            <text:p>17.0</text:p>
          </table:table-cell>
          <table:table-cell table:formula="of:=ROUND(SUM([.G141:.G145])/5;1)" office:value-type="float" office:value="13.7">
            <text:p>13.7</text:p>
          </table:table-cell>
          <table:table-cell office:value-type="string">
            <text:p>Goal: 16 miles, 14 miles the next day to meet Katie (plus 8 to Manning Park) - mile 2644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" office:value-type="float" office:value="144">
            <text:p>144</text:p>
          </table:table-cell>
          <table:table-cell table:style-name="ce3" office:value-type="date" office:date-value="2014-09-06">
            <text:p>9/6/2014</text:p>
          </table:table-cell>
          <table:table-cell table:style-name="ce2" office:value-type="string">
            <text:p>49.00028,-120.80200</text:p>
          </table:table-cell>
          <table:table-cell table:style-name="ce25" office:value-type="float" office:value="2660">
            <text:p>2,660.0</text:p>
          </table:table-cell>
          <table:table-cell table:formula="of:=ROUND([.A146]*(2650/150);0)" office:value-type="float" office:value="2544">
            <text:p>2544</text:p>
          </table:table-cell>
          <table:table-cell table:formula="of:=IF([.D146];[.D146]-[.E146];0)" office:value-type="float" office:value="116">
            <text:p>116</text:p>
          </table:table-cell>
          <table:table-cell table:formula="of:=IF([.D146]-[.D145]&gt;0;[.D146]-[.D145];0)" office:value-type="float" office:value="11">
            <text:p>11.0</text:p>
          </table:table-cell>
          <table:table-cell table:formula="of:=ROUND(SUM([.G142:.G146])/5;1)" office:value-type="float" office:value="15.9">
            <text:p>15.9</text:p>
          </table:table-cell>
          <table:table-cell table:style-name="ce30" office:value-type="string">
            <text:p>COMPLETED! (2660.1 miles) Manning Park is at mile 2668</text:p>
          </table:table-cell>
          <table:table-cell table:style-name="ce2"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2" office:value-type="float" office:value="145">
            <text:p>145</text:p>
          </table:table-cell>
          <table:table-cell table:style-name="ce3" office:value-type="date" office:date-value="2014-09-07">
            <text:p>9/7/2014</text:p>
          </table:table-cell>
          <table:table-cell/>
          <table:table-cell/>
          <table:table-cell table:formula="of:=ROUND([.A147]*(2650/150);0)" office:value-type="float" office:value="2562">
            <text:p>2562</text:p>
          </table:table-cell>
          <table:table-cell table:formula="of:=IF([.D147];[.D147]-[.E147];0)" office:value-type="float" office:value="0">
            <text:p>0</text:p>
          </table:table-cell>
          <table:table-cell table:formula="of:=IF([.D147]-[.D146]&gt;0;[.D147]-[.D146];0)" office:value-type="float" office:value="0">
            <text:p>0.0</text:p>
          </table:table-cell>
          <table:table-cell table:formula="of:=ROUND(SUM([.G143:.G147])/5;1)" office:value-type="float" office:value="12.5">
            <text:p>12.5</text:p>
          </table:table-cell>
          <table:table-cell table:number-columns-repeated="248"/>
        </table:table-row>
        <table:table-row table:style-name="ro6">
          <table:table-cell table:style-name="ce2" office:value-type="float" office:value="146">
            <text:p>146</text:p>
          </table:table-cell>
          <table:table-cell table:style-name="ce3" office:value-type="date" office:date-value="2014-09-08">
            <text:p>9/8/2014</text:p>
          </table:table-cell>
          <table:table-cell/>
          <table:table-cell/>
          <table:table-cell table:formula="of:=ROUND([.A148]*(2650/150);0)" office:value-type="float" office:value="2579">
            <text:p>2579</text:p>
          </table:table-cell>
          <table:table-cell table:formula="of:=IF([.D148];[.D148]-[.E148];0)" office:value-type="float" office:value="0">
            <text:p>0</text:p>
          </table:table-cell>
          <table:table-cell table:formula="of:=IF([.D148]-[.D147]&gt;0;[.D148]-[.D147];0)" office:value-type="float" office:value="0">
            <text:p>0.0</text:p>
          </table:table-cell>
          <table:table-cell table:formula="of:=ROUND(SUM([.G144:.G148])/5;1)" office:value-type="float" office:value="9.1">
            <text:p>9.1</text:p>
          </table:table-cell>
          <table:table-cell table:number-columns-repeated="248"/>
        </table:table-row>
        <table:table-row table:style-name="ro6">
          <table:table-cell table:style-name="ce2" office:value-type="float" office:value="147">
            <text:p>147</text:p>
          </table:table-cell>
          <table:table-cell table:style-name="ce3" office:value-type="date" office:date-value="2014-09-09">
            <text:p>9/9/2014</text:p>
          </table:table-cell>
          <table:table-cell/>
          <table:table-cell/>
          <table:table-cell table:formula="of:=ROUND([.A149]*(2650/150);0)" office:value-type="float" office:value="2597">
            <text:p>2597</text:p>
          </table:table-cell>
          <table:table-cell table:formula="of:=IF([.D149];[.D149]-[.E149];0)" office:value-type="float" office:value="0">
            <text:p>0</text:p>
          </table:table-cell>
          <table:table-cell table:formula="of:=IF([.D149]-[.D148]&gt;0;[.D149]-[.D148];0)" office:value-type="float" office:value="0">
            <text:p>0.0</text:p>
          </table:table-cell>
          <table:table-cell table:formula="of:=ROUND(SUM([.G145:.G149])/5;1)" office:value-type="float" office:value="5.6">
            <text:p>5.6</text:p>
          </table:table-cell>
          <table:table-cell table:number-columns-repeated="248"/>
        </table:table-row>
        <table:table-row table:style-name="ro6">
          <table:table-cell table:style-name="ce2" office:value-type="float" office:value="148">
            <text:p>148</text:p>
          </table:table-cell>
          <table:table-cell table:style-name="ce3" office:value-type="date" office:date-value="2014-09-10">
            <text:p>9/10/2014</text:p>
          </table:table-cell>
          <table:table-cell/>
          <table:table-cell/>
          <table:table-cell table:formula="of:=ROUND([.A150]*(2650/150);0)" office:value-type="float" office:value="2615">
            <text:p>2615</text:p>
          </table:table-cell>
          <table:table-cell table:formula="of:=IF([.D150];[.D150]-[.E150];0)" office:value-type="float" office:value="0">
            <text:p>0</text:p>
          </table:table-cell>
          <table:table-cell table:formula="of:=IF([.D150]-[.D149]&gt;0;[.D150]-[.D149];0)" office:value-type="float" office:value="0">
            <text:p>0.0</text:p>
          </table:table-cell>
          <table:table-cell table:formula="of:=ROUND(SUM([.G146:.G150])/5;1)" office:value-type="float" office:value="2.2">
            <text:p>2.2</text:p>
          </table:table-cell>
          <table:table-cell table:number-columns-repeated="248"/>
        </table:table-row>
        <table:table-row table:style-name="ro6">
          <table:table-cell table:style-name="ce2" office:value-type="float" office:value="149">
            <text:p>149</text:p>
          </table:table-cell>
          <table:table-cell table:style-name="ce3" office:value-type="date" office:date-value="2014-09-11">
            <text:p>9/11/2014</text:p>
          </table:table-cell>
          <table:table-cell/>
          <table:table-cell/>
          <table:table-cell table:formula="of:=ROUND([.A151]*(2650/150);0)" office:value-type="float" office:value="2632">
            <text:p>2632</text:p>
          </table:table-cell>
          <table:table-cell table:formula="of:=IF([.D151];[.D151]-[.E151];0)" office:value-type="float" office:value="0">
            <text:p>0</text:p>
          </table:table-cell>
          <table:table-cell table:formula="of:=IF([.D151]-[.D150]&gt;0;[.D151]-[.D150];0)" office:value-type="float" office:value="0">
            <text:p>0.0</text:p>
          </table:table-cell>
          <table:table-cell table:formula="of:=ROUND(SUM([.G147:.G151])/5;1)" office:value-type="float" office:value="0">
            <text:p>0.0</text:p>
          </table:table-cell>
          <table:table-cell table:number-columns-repeated="248"/>
        </table:table-row>
        <table:table-row table:style-name="ro6">
          <table:table-cell table:style-name="ce2" office:value-type="float" office:value="150">
            <text:p>150</text:p>
          </table:table-cell>
          <table:table-cell table:style-name="ce3" office:value-type="date" office:date-value="2014-09-12">
            <text:p>9/12/2014</text:p>
          </table:table-cell>
          <table:table-cell/>
          <table:table-cell/>
          <table:table-cell table:formula="of:=ROUND([.A152]*(2650/150);0)" office:value-type="float" office:value="2650">
            <text:p>2650</text:p>
          </table:table-cell>
          <table:table-cell table:formula="of:=IF([.D152];[.D152]-[.E152];0)" office:value-type="float" office:value="0">
            <text:p>0</text:p>
          </table:table-cell>
          <table:table-cell table:formula="of:=IF([.D152]-[.D151]&gt;0;[.D152]-[.D151];0)" office:value-type="float" office:value="0">
            <text:p>0.0</text:p>
          </table:table-cell>
          <table:table-cell table:formula="of:=ROUND(SUM([.G148:.G152])/5;1)" office:value-type="float" office:value="0">
            <text:p>0.0</text:p>
          </table:table-cell>
          <table:table-cell table:number-columns-repeated="248"/>
        </table:table-row>
        <table:table-row table:style-name="ro6" table:number-rows-repeated="84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ascade Locks to Manning Park P" table:style-name="ta2" table:print="false">
        <table:table-column table:style-name="co13" table:default-cell-style-name="ce3"/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50" table:default-cell-style-name="Default"/>
        <table:table-row table:style-name="ro4">
          <table:table-cell table:style-name="ce1" office:value-type="string">
            <text:p>Date</text:p>
          </table:table-cell>
          <table:table-cell table:style-name="ce1" office:value-type="string">
            <text:p>Mile Marker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4">
          <table:table-cell office:value-type="date" office:date-value="2014-08-10">
            <text:p>8/10/2014</text:p>
          </table:table-cell>
          <table:table-cell table:style-name="ce2" office:value-type="float" office:value="2155">
            <text:p>2155</text:p>
          </table:table-cell>
          <table:table-cell/>
          <table:table-cell table:style-name="ce2" office:value-type="string">
            <text:p>Arrive in Cascade Locks, OR</text:p>
          </table:table-cell>
          <table:table-cell table:number-columns-repeated="252"/>
        </table:table-row>
        <table:table-row table:style-name="ro4">
          <table:table-cell office:value-type="date" office:date-value="2014-08-11">
            <text:p>8/11/2014</text:p>
          </table:table-cell>
          <table:table-cell table:style-name="ce2" office:value-type="float" office:value="2155">
            <text:p>2155</text:p>
          </table:table-cell>
          <table:table-cell table:formula="of:=[.B3]-[.B2]" office:value-type="float" office:value="0">
            <text:p>0</text:p>
          </table:table-cell>
          <table:table-cell table:style-name="ce2" office:value-type="string">
            <text:p>Zero Day in Cascade Locks?</text:p>
          </table:table-cell>
          <table:table-cell table:style-name="ce2"/>
          <table:table-cell table:number-columns-repeated="251"/>
        </table:table-row>
        <table:table-row table:style-name="ro4">
          <table:table-cell office:value-type="date" office:date-value="2014-08-12">
            <text:p>8/12/2014</text:p>
          </table:table-cell>
          <table:table-cell table:formula="of:=[.B3]+21" office:value-type="float" office:value="2176">
            <text:p>2176</text:p>
          </table:table-cell>
          <table:table-cell table:formula="of:=[.B4]-[.B3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3">
            <text:p>8/13/2014</text:p>
          </table:table-cell>
          <table:table-cell table:formula="of:=[.B4]+21" office:value-type="float" office:value="2197">
            <text:p>2197</text:p>
          </table:table-cell>
          <table:table-cell table:formula="of:=[.B5]-[.B4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4">
            <text:p>8/14/2014</text:p>
          </table:table-cell>
          <table:table-cell table:formula="of:=[.B5]+21" office:value-type="float" office:value="2218">
            <text:p>2218</text:p>
          </table:table-cell>
          <table:table-cell table:formula="of:=[.B6]-[.B5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5">
            <text:p>8/15/2014</text:p>
          </table:table-cell>
          <table:table-cell table:formula="of:=[.B6]+21" office:value-type="float" office:value="2239">
            <text:p>2239</text:p>
          </table:table-cell>
          <table:table-cell table:formula="of:=[.B7]-[.B6]" office:value-type="float" office:value="21">
            <text:p>21</text:p>
          </table:table-cell>
          <table:table-cell/>
          <table:table-cell table:style-name="ce2" office:value-type="string">
            <text:p>3 weeks before end, start looking at plane tickets</text:p>
          </table:table-cell>
          <table:table-cell table:number-columns-repeated="251"/>
        </table:table-row>
        <table:table-row table:style-name="ro4">
          <table:table-cell office:value-type="date" office:date-value="2014-08-16">
            <text:p>8/16/2014</text:p>
          </table:table-cell>
          <table:table-cell table:formula="of:=[.B7]+21" office:value-type="float" office:value="2260">
            <text:p>2260</text:p>
          </table:table-cell>
          <table:table-cell table:formula="of:=[.B8]-[.B7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table:style-name="ce13" office:value-type="date" office:date-value="2014-08-17">
            <text:p>8/17/2014</text:p>
          </table:table-cell>
          <table:table-cell table:style-name="ce15" table:formula="of:=[.B8]+21" office:value-type="float" office:value="2281">
            <text:p>2281</text:p>
          </table:table-cell>
          <table:table-cell table:style-name="ce17" table:formula="of:=[.B9]-[.B8]" office:value-type="float" office:value="21">
            <text:p>21</text:p>
          </table:table-cell>
          <table:table-cell table:style-name="ce15"/>
          <table:table-cell table:style-name="ce19" office:value-type="string">
            <text:p>@ White Pass Today</text:p>
          </table:table-cell>
          <table:table-cell table:number-columns-repeated="251"/>
        </table:table-row>
        <table:table-row table:style-name="ro4">
          <table:table-cell office:value-type="date" office:date-value="2014-08-18">
            <text:p>8/18/2014</text:p>
          </table:table-cell>
          <table:table-cell table:formula="of:=[.B9]+21" office:value-type="float" office:value="2302">
            <text:p>2302</text:p>
          </table:table-cell>
          <table:table-cell table:formula="of:=[.B10]-[.B9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19">
            <text:p>8/19/2014</text:p>
          </table:table-cell>
          <table:table-cell table:formula="of:=[.B10]+21" office:value-type="float" office:value="2323">
            <text:p>2323</text:p>
          </table:table-cell>
          <table:table-cell table:formula="of:=[.B11]-[.B10]" office:value-type="float" office:value="21">
            <text:p>21</text:p>
          </table:table-cell>
          <table:table-cell table:style-name="ce2" office:value-type="string">
            <text:p>Mile 2312: Whit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4">
          <table:table-cell office:value-type="date" office:date-value="2014-08-20">
            <text:p>8/20/2014</text:p>
          </table:table-cell>
          <table:table-cell table:formula="of:=[.B11]+21" office:value-type="float" office:value="2344">
            <text:p>2344</text:p>
          </table:table-cell>
          <table:table-cell table:formula="of:=[.B12]-[.B11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1">
            <text:p>8/21/2014</text:p>
          </table:table-cell>
          <table:table-cell table:formula="of:=[.B12]+21" office:value-type="float" office:value="2365">
            <text:p>2365</text:p>
          </table:table-cell>
          <table:table-cell table:formula="of:=[.B13]-[.B12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2">
            <text:p>8/22/2014</text:p>
          </table:table-cell>
          <table:table-cell table:formula="of:=[.B13]+21" office:value-type="float" office:value="2386">
            <text:p>2386</text:p>
          </table:table-cell>
          <table:table-cell table:formula="of:=[.B14]-[.B13]" office:value-type="float" office:value="21">
            <text:p>21</text:p>
          </table:table-cell>
          <table:table-cell/>
          <table:table-cell table:style-name="ce2" office:value-type="string">
            <text:p>2 weeks before end</text:p>
          </table:table-cell>
          <table:table-cell table:number-columns-repeated="251"/>
        </table:table-row>
        <table:table-row table:style-name="ro4">
          <table:table-cell office:value-type="date" office:date-value="2014-08-23">
            <text:p>8/23/2014</text:p>
          </table:table-cell>
          <table:table-cell table:formula="of:=[.B14]+21" office:value-type="float" office:value="2407">
            <text:p>2407</text:p>
          </table:table-cell>
          <table:table-cell table:formula="of:=[.B15]-[.B14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4">
            <text:p>8/24/2014</text:p>
          </table:table-cell>
          <table:table-cell table:formula="of:=[.B15]+21" office:value-type="float" office:value="2428">
            <text:p>2428</text:p>
          </table:table-cell>
          <table:table-cell table:formula="of:=[.B16]-[.B15]" office:value-type="float" office:value="21">
            <text:p>21</text:p>
          </table:table-cell>
          <table:table-cell table:style-name="ce2" office:value-type="string">
            <text:p>Mile 2414: Snoqualmie Pass, WA</text:p>
          </table:table-cell>
          <table:table-cell table:style-name="ce2" office:value-type="string">
            <text:p>Resupply pickup on trail (no delay)</text:p>
          </table:table-cell>
          <table:table-cell table:number-columns-repeated="251"/>
        </table:table-row>
        <table:table-row table:style-name="ro4">
          <table:table-cell office:value-type="date" office:date-value="2014-08-25">
            <text:p>8/25/2014</text:p>
          </table:table-cell>
          <table:table-cell table:formula="of:=[.B16]+21" office:value-type="float" office:value="2449">
            <text:p>2449</text:p>
          </table:table-cell>
          <table:table-cell table:formula="of:=[.B17]-[.B16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table:style-name="ce13" office:value-type="date" office:date-value="2014-08-26">
            <text:p>8/26/2014</text:p>
          </table:table-cell>
          <table:table-cell table:style-name="ce15" table:formula="of:=[.B17]+27" office:value-type="float" office:value="2476">
            <text:p>2476</text:p>
          </table:table-cell>
          <table:table-cell table:style-name="ce17" table:formula="of:=[.B18]-[.B17]" office:value-type="float" office:value="27">
            <text:p>27</text:p>
          </table:table-cell>
          <table:table-cell table:style-name="ce17" office:value-type="string">
            <text:p>Mile 2476: Skykomish, WA</text:p>
          </table:table-cell>
          <table:table-cell table:style-name="ce17" office:value-type="string">
            <text:p>Resupply pickup 22mi off trail (delay) - 104.4 miles to Stehekin</text:p>
          </table:table-cell>
          <table:table-cell table:style-name="ce21" table:number-columns-repeated="22"/>
          <table:table-cell table:number-columns-repeated="229"/>
        </table:table-row>
        <table:table-row table:style-name="ro4">
          <table:table-cell office:value-type="date" office:date-value="2014-08-27">
            <text:p>8/27/2014</text:p>
          </table:table-cell>
          <table:table-cell table:style-name="ce2" table:formula="of:=[.B18]+21" office:value-type="float" office:value="2497">
            <text:p>2497</text:p>
          </table:table-cell>
          <table:table-cell table:formula="of:=[.B19]-[.B18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8">
            <text:p>8/28/2014</text:p>
          </table:table-cell>
          <table:table-cell table:formula="of:=[.B19]+21" office:value-type="float" office:value="2518">
            <text:p>2518</text:p>
          </table:table-cell>
          <table:table-cell table:formula="of:=[.B20]-[.B19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29">
            <text:p>8/29/2014</text:p>
          </table:table-cell>
          <table:table-cell table:formula="of:=[.B20]+21" office:value-type="float" office:value="2539">
            <text:p>2539</text:p>
          </table:table-cell>
          <table:table-cell table:formula="of:=[.B21]-[.B20]" office:value-type="float" office:value="21">
            <text:p>21</text:p>
          </table:table-cell>
          <table:table-cell/>
          <table:table-cell table:style-name="ce2" office:value-type="string">
            <text:p>1 week before end</text:p>
          </table:table-cell>
          <table:table-cell table:number-columns-repeated="251"/>
        </table:table-row>
        <table:table-row table:style-name="ro4">
          <table:table-cell office:value-type="date" office:date-value="2014-08-30">
            <text:p>8/30/2014</text:p>
          </table:table-cell>
          <table:table-cell table:formula="of:=[.B21]+21" office:value-type="float" office:value="2560">
            <text:p>2560</text:p>
          </table:table-cell>
          <table:table-cell table:formula="of:=[.B22]-[.B21]" office:value-type="float" office:value="21">
            <text:p>21</text:p>
          </table:table-cell>
          <table:table-cell table:number-columns-repeated="253"/>
        </table:table-row>
        <table:table-row table:style-name="ro4">
          <table:table-cell office:value-type="date" office:date-value="2014-08-31">
            <text:p>8/31/2014</text:p>
          </table:table-cell>
          <table:table-cell table:formula="of:=[.B22]+20" office:value-type="float" office:value="2580">
            <text:p>2580</text:p>
          </table:table-cell>
          <table:table-cell table:formula="of:=[.B23]-[.B22]" office:value-type="float" office:value="20">
            <text:p>20</text:p>
          </table:table-cell>
          <table:table-cell table:style-name="ce2" office:value-type="string">
            <text:p>Mile 2580: Stehekin, WA</text:p>
          </table:table-cell>
          <table:table-cell table:style-name="ce2" office:value-type="string">
            <text:p>Dad should arrive in Stehekin - 88.6 miles to end</text:p>
          </table:table-cell>
          <table:table-cell table:number-columns-repeated="251"/>
        </table:table-row>
        <table:table-row table:style-name="ro4">
          <table:table-cell office:value-type="date" office:date-value="2014-09-01">
            <text:p>9/1/2014</text:p>
          </table:table-cell>
          <table:table-cell table:style-name="ce2" office:value-type="float" office:value="2580">
            <text:p>2580</text:p>
          </table:table-cell>
          <table:table-cell table:formula="of:=[.B24]-[.B23]" office:value-type="float" office:value="0">
            <text:p>0</text:p>
          </table:table-cell>
          <table:table-cell/>
          <table:table-cell table:style-name="ce2" office:value-type="string">
            <text:p>LABOR DAY - MAIL CLOSED</text:p>
          </table:table-cell>
          <table:table-cell table:number-columns-repeated="251"/>
        </table:table-row>
        <table:table-row table:style-name="ro4">
          <table:table-cell office:value-type="date" office:date-value="2014-09-02">
            <text:p>9/2/2014</text:p>
          </table:table-cell>
          <table:table-cell table:formula="of:=[.B24]+14" office:value-type="float" office:value="2594">
            <text:p>2594</text:p>
          </table:table-cell>
          <table:table-cell table:formula="of:=[.B25]-[.B24]" office:value-type="float" office:value="14">
            <text:p>14</text:p>
          </table:table-cell>
          <table:table-cell/>
          <table:table-cell table:style-name="ce20" office:value-type="string">
            <text:p>Resupply pickup 11mi off trail (delay) - mail open 10-3 - Needs to walk 14 miles</text:p>
          </table:table-cell>
          <table:table-cell table:number-columns-repeated="251"/>
        </table:table-row>
        <table:table-row table:style-name="ro4">
          <table:table-cell office:value-type="date" office:date-value="2014-09-03">
            <text:p>9/3/2014</text:p>
          </table:table-cell>
          <table:table-cell table:formula="of:=[.B25]+18.2" office:value-type="float" office:value="2612.2">
            <text:p>2612.2</text:p>
          </table:table-cell>
          <table:table-cell table:formula="of:=[.B26]-[.B25]" office:value-type="float" office:value="18.1999999999998">
            <text:p>18.2</text:p>
          </table:table-cell>
          <table:table-cell/>
          <table:table-cell table:style-name="ce2" office:value-type="string">
            <text:p>Needs to walk 18.2 miles</text:p>
          </table:table-cell>
          <table:table-cell table:number-columns-repeated="251"/>
        </table:table-row>
        <table:table-row table:style-name="ro4">
          <table:table-cell table:style-name="ce14" office:value-type="date" office:date-value="2014-09-04">
            <text:p>9/4/2014</text:p>
          </table:table-cell>
          <table:table-cell table:style-name="ce16" table:formula="of:=[.B26]+18.2" office:value-type="float" office:value="2630.4">
            <text:p>2630.4</text:p>
          </table:table-cell>
          <table:table-cell table:style-name="ce18" table:formula="of:=[.B27]-[.B26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flies to Vancouver - Needs to walk 18.2 miles</text:p>
          </table:table-cell>
          <table:table-cell table:style-name="ce2" office:value-type="string">
            <text:p>Ticket is purchased</text:p>
          </table:table-cell>
          <table:table-cell table:number-columns-repeated="250"/>
        </table:table-row>
        <table:table-row table:style-name="ro4">
          <table:table-cell table:style-name="ce14" office:value-type="date" office:date-value="2014-09-05">
            <text:p>9/5/2014</text:p>
          </table:table-cell>
          <table:table-cell table:style-name="ce16" table:formula="of:=[.B27]+18.2" office:value-type="float" office:value="2648.6">
            <text:p>2648.6</text:p>
          </table:table-cell>
          <table:table-cell table:style-name="ce18" table:formula="of:=[.B28]-[.B27]" office:value-type="float" office:value="18.1999999999998">
            <text:p>18.2</text:p>
          </table:table-cell>
          <table:table-cell table:style-name="ce16"/>
          <table:table-cell table:style-name="ce18" office:value-type="string">
            <text:p>Katie drives to Manning Park - Needs to walk 18.2 miles</text:p>
          </table:table-cell>
          <table:table-cell table:style-name="ce2" office:value-type="string">
            <text:p>No hiking, just scouting trail head</text:p>
          </table:table-cell>
          <table:table-cell table:number-columns-repeated="250"/>
        </table:table-row>
        <table:table-row table:style-name="ro4">
          <table:table-cell table:style-name="ce14" office:value-type="date" office:date-value="2014-09-06">
            <text:p>9/6/2014</text:p>
          </table:table-cell>
          <table:table-cell table:style-name="ce16" table:formula="of:=[.B28]+20" office:value-type="float" office:value="2668.6">
            <text:p>2668.6</text:p>
          </table:table-cell>
          <table:table-cell table:style-name="ce16" table:formula="of:=[.B29]-[.B28]" office:value-type="float" office:value="20">
            <text:p>20</text:p>
          </table:table-cell>
          <table:table-cell table:style-name="ce18" office:value-type="string">
            <text:p>Mile 2660: US-CA Border</text:p>
          </table:table-cell>
          <table:table-cell table:style-name="ce18" office:value-type="string">
            <text:p>Needs to walk 12 miles to Meet Katie at terminus @ 330PM, then walk to Manning Park 8.6 miles roughly 20 miles</text:p>
          </table:table-cell>
          <table:table-cell table:style-name="ce2" office:value-type="string">
            <text:p>Scheduled with Dad</text:p>
          </table:table-cell>
          <table:table-cell table:number-columns-repeated="250"/>
        </table:table-row>
        <table:table-row table:style-name="ro4">
          <table:table-cell office:value-type="date" office:date-value="2014-09-07">
            <text:p>9/7/2014</text:p>
          </table:table-cell>
          <table:table-cell/>
          <table:table-cell table:style-name="Default"/>
          <table:table-cell table:style-name="ce2"/>
          <table:table-cell table:number-columns-repeated="252"/>
        </table:table-row>
        <table:table-row table:style-name="ro4">
          <table:table-cell office:value-type="date" office:date-value="2014-09-08">
            <text:p>9/8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09">
            <text:p>9/9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10">
            <text:p>9/10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office:value-type="date" office:date-value="2014-09-11">
            <text:p>9/11/2014</text:p>
          </table:table-cell>
          <table:table-cell/>
          <table:table-cell table:style-name="Default"/>
          <table:table-cell table:number-columns-repeated="253"/>
        </table:table-row>
        <table:table-row table:style-name="ro4">
          <table:table-cell table:style-name="ce14" office:value-type="date" office:date-value="2014-09-12">
            <text:p>9/12/2014</text:p>
          </table:table-cell>
          <table:table-cell table:style-name="ce16" table:number-columns-repeated="3"/>
          <table:table-cell table:style-name="ce18" office:value-type="string">
            <text:p>Dad and Katie fly from Vancouver to Austin</text:p>
          </table:table-cell>
          <table:table-cell table:style-name="ce2" office:value-type="string">
            <text:p>Tickets is purchased</text:p>
          </table:table-cell>
          <table:table-cell table:number-columns-repeated="250"/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</table:table>
      <table:table table:name="Sisters to Cascade Locks Plan" table:style-name="ta3" table:print="false">
        <table:table-column table:style-name="co19" table:default-cell-style-name="ce2"/>
        <table:table-column table:style-name="co13" table:default-cell-style-name="ce3"/>
        <table:table-column table:style-name="co20" table:default-cell-style-name="ce2"/>
        <table:table-column table:style-name="co14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9" table:default-cell-style-name="Default"/>
        <table:table-row table:style-name="ro4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Notes</text:p>
          </table:table-cell>
          <table:table-cell table:number-columns-repeated="249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number-columns-repeated="250"/>
        </table:table-row>
        <table:table-row table:style-name="ro4">
          <table:table-cell table:style-name="Default"/>
          <table:table-cell office:value-type="date" office:date-value="2014-07-31">
            <text:p>7/31/2014</text:p>
          </table:table-cell>
          <table:table-cell table:style-name="Default" table:number-columns-repeated="2"/>
          <table:table-cell/>
          <table:table-cell table:style-name="ce2" office:value-type="string">
            <text:p>Flies to SFO to spends night in SF</text:p>
          </table:table-cell>
          <table:table-cell table:number-columns-repeated="250"/>
        </table:table-row>
        <table:table-row table:style-name="ro4">
          <table:table-cell office:value-type="float" office:value="0">
            <text:p>0</text:p>
          </table:table-cell>
          <table:table-cell office:value-type="date" office:date-value="2014-08-01">
            <text:p>8/1/2014</text:p>
          </table:table-cell>
          <table:table-cell office:value-type="float" office:value="1990">
            <text:p>1990</text:p>
          </table:table-cell>
          <table:table-cell table:style-name="Default"/>
          <table:table-cell table:style-name="ce2" office:value-type="string">
            <text:p>Arrives in Sisters, OR</text:p>
          </table:table-cell>
          <table:table-cell table:style-name="ce2" office:value-type="string">
            <text:p>Flies to Redmond, OR (RDM), bus to Sisters</text:p>
          </table:table-cell>
          <table:table-cell table:style-name="ce2" office:value-type="string">
            <text:p>15 mile hitch/hike to Sisters, Buy resupply </text:p>
          </table:table-cell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office:value-type="date" office:date-value="2014-08-02">
            <text:p>8/2/2014</text:p>
          </table:table-cell>
          <table:table-cell office:value-type="float" office:value="2009">
            <text:p>2009</text:p>
          </table:table-cell>
          <table:table-cell table:formula="of:=[.C5]-[.C4]" office:value-type="float" office:value="19">
            <text:p>19</text:p>
          </table:table-cell>
          <table:table-cell table:number-columns-repeated="2"/>
          <table:table-cell table:style-name="ce2" office:value-type="string">
            <text:p>15 mile hitch/taxi back to trail</text:p>
          </table:table-cell>
          <table:table-cell table:number-columns-repeated="249"/>
        </table:table-row>
        <table:table-row table:style-name="ro4">
          <table:table-cell office:value-type="float" office:value="2">
            <text:p>2</text:p>
          </table:table-cell>
          <table:table-cell office:value-type="date" office:date-value="2014-08-03">
            <text:p>8/3/2014</text:p>
          </table:table-cell>
          <table:table-cell office:value-type="float" office:value="2028">
            <text:p>2028</text:p>
          </table:table-cell>
          <table:table-cell table:formula="of:=[.C6]-[.C5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14-08-04">
            <text:p>8/4/2014</text:p>
          </table:table-cell>
          <table:table-cell office:value-type="float" office:value="2047">
            <text:p>2047</text:p>
          </table:table-cell>
          <table:table-cell table:formula="of:=[.C7]-[.C6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14-08-05">
            <text:p>8/5/2014</text:p>
          </table:table-cell>
          <table:table-cell office:value-type="float" office:value="2066">
            <text:p>2066</text:p>
          </table:table-cell>
          <table:table-cell table:formula="of:=[.C8]-[.C7]" office:value-type="float" office:value="19">
            <text:p>19</text:p>
          </table:table-cell>
          <table:table-cell table:number-columns-repeated="2"/>
          <table:table-cell table:style-name="ce2" office:value-type="string">
            <text:p>"iffy" Buy resupply at Olallie Lake, OR, mile 2053.5</text:p>
          </table:table-cell>
          <table:table-cell table:style-name="ce2" office:value-type="string">
            <text:p>Dad's sheet says 2066.2</text:p>
          </table:table-cell>
          <table:table-cell table:number-columns-repeated="248"/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14-08-06">
            <text:p>8/6/2014</text:p>
          </table:table-cell>
          <table:table-cell office:value-type="float" office:value="2085">
            <text:p>2085</text:p>
          </table:table-cell>
          <table:table-cell table:formula="of:=[.C9]-[.C8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6">
            <text:p>6</text:p>
          </table:table-cell>
          <table:table-cell office:value-type="date" office:date-value="2014-08-07">
            <text:p>8/7/2014</text:p>
          </table:table-cell>
          <table:table-cell office:value-type="float" office:value="2107">
            <text:p>2107</text:p>
          </table:table-cell>
          <table:table-cell table:formula="of:=[.C10]-[.C9]" office:value-type="float" office:value="22">
            <text:p>22</text:p>
          </table:table-cell>
          <table:table-cell table:number-columns-repeated="2"/>
          <table:table-cell table:style-name="ce2" office:value-type="string">
            <text:p>Mail resupply at Timberline Lodge, OR mile 2107</text:p>
          </table:table-cell>
          <table:table-cell table:style-name="ce2" office:value-type="string">
            <text:p>Dad's sheet says 2118.6</text:p>
          </table:table-cell>
          <table:table-cell table:number-columns-repeated="248"/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14-08-08">
            <text:p>8/8/2014</text:p>
          </table:table-cell>
          <table:table-cell office:value-type="float" office:value="2126">
            <text:p>2126</text:p>
          </table:table-cell>
          <table:table-cell table:formula="of:=[.C11]-[.C10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8">
            <text:p>8</text:p>
          </table:table-cell>
          <table:table-cell office:value-type="date" office:date-value="2014-08-09">
            <text:p>8/9/2014</text:p>
          </table:table-cell>
          <table:table-cell office:value-type="float" office:value="2145">
            <text:p>2145</text:p>
          </table:table-cell>
          <table:table-cell table:formula="of:=[.C12]-[.C11]" office:value-type="float" office:value="19">
            <text:p>19</text:p>
          </table:table-cell>
          <table:table-cell table:number-columns-repeated="252"/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14-08-10">
            <text:p>8/10/2014</text:p>
          </table:table-cell>
          <table:table-cell office:value-type="float" office:value="2155">
            <text:p>2155</text:p>
          </table:table-cell>
          <table:table-cell table:formula="of:=[.C13]-[.C12]" office:value-type="float" office:value="10">
            <text:p>10</text:p>
          </table:table-cell>
          <table:table-cell/>
          <table:table-cell table:style-name="ce2" office:value-type="string">
            <text:p>Arrive in Cascade Locks, OR, get driven to Portland</text:p>
          </table:table-cell>
          <table:table-cell table:number-columns-repeated="250"/>
        </table:table-row>
        <table:table-row table:style-name="ro4">
          <table:table-cell table:style-name="Default"/>
          <table:table-cell office:value-type="date" office:date-value="2014-08-11">
            <text:p>8/11/2014</text:p>
          </table:table-cell>
          <table:table-cell/>
          <table:table-cell table:style-name="Default"/>
          <table:table-cell table:style-name="ce2" office:value-type="string">
            <text:p>Zero Day in Cascade Locks?</text:p>
          </table:table-cell>
          <table:table-cell table:style-name="ce2" office:value-type="string">
            <text:p>Free day in Portland! Yay!</text:p>
          </table:table-cell>
          <table:table-cell table:style-name="ce2"/>
          <table:table-cell table:number-columns-repeated="249"/>
        </table:table-row>
        <table:table-row table:style-name="ro4">
          <table:table-cell table:style-name="Default"/>
          <table:table-cell office:value-type="date" office:date-value="2014-08-12">
            <text:p>8/12/2014</text:p>
          </table:table-cell>
          <table:table-cell/>
          <table:table-cell table:style-name="Default"/>
          <table:table-cell table:style-name="ce2" office:value-type="string">
            <text:p>Back on the trail</text:p>
          </table:table-cell>
          <table:table-cell table:style-name="ce2" office:value-type="string">
            <text:p>Departs PDX 1:15pm, arrives SFO 3:00pm</text:p>
          </table:table-cell>
          <table:table-cell table:number-columns-repeated="250"/>
        </table:table-row>
        <table:table-row table:style-name="ro4">
          <table:table-cell table:style-name="Default"/>
          <table:table-cell office:value-type="date" office:date-value="2014-08-13">
            <text:p>8/13/2014</text:p>
          </table:table-cell>
          <table:table-cell/>
          <table:table-cell table:style-name="Default"/>
          <table:table-cell/>
          <table:table-cell table:style-name="ce2" office:value-type="string">
            <text:p>Flies to AUS, departs 8:20am</text:p>
          </table:table-cell>
          <table:table-cell table:number-columns-repeated="250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252"/>
        </table:table-row>
      </table:table>
      <table:table table:name="Tuolumne to Echo Lake Plan" table:style-name="ta4" table:print="false">
        <table:table-column table:style-name="co19" table:default-cell-style-name="ce22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38" table:default-cell-style-name="Default"/>
        <table:table-row table:style-name="ro4">
          <table:table-cell table:style-name="ce1" office:value-type="string">
            <text:p>Da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ile</text:p>
          </table:table-cell>
          <table:table-cell table:style-name="ce1" office:value-type="string">
            <text:p>Miles Hiked</text:p>
          </table:table-cell>
          <table:table-cell table:style-name="ce1" office:value-type="string">
            <text:p>Campsite Notes</text:p>
          </table:table-cell>
          <table:table-cell table:style-name="ce1" office:value-type="string">
            <text:p>Dad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Mom</text:p>
          </table:table-cell>
          <table:table-cell table:style-name="ce1" office:value-type="string">
            <text:p>Curry Village Reservation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06">
            <text:p>06, Jun 6</text:p>
          </table:table-cell>
          <table:table-cell table:style-name="ce2" table:number-columns-repeated="5"/>
          <table:table-cell table:style-name="ce2" office:value-type="string">
            <text:p>Flies from Austin to St. Louis</text:p>
          </table:table-cell>
          <table:table-cell table:number-columns-repeated="248"/>
        </table:table-row>
        <table:table-row table:style-name="ro4">
          <table:table-cell table:style-name="ce2"/>
          <table:table-cell table:style-name="ce23" office:value-type="date" office:date-value="2014-06-07">
            <text:p>07, Jun 7</text:p>
          </table:table-cell>
          <table:table-cell table:style-name="ce2" table:number-columns-repeated="5"/>
          <table:table-cell table:number-columns-repeated="249"/>
        </table:table-row>
        <table:table-row table:style-name="ro4">
          <table:table-cell table:style-name="ce2" office:value-type="string">
            <text:p>0</text:p>
          </table:table-cell>
          <table:table-cell table:style-name="ce23" office:value-type="date" office:date-value="2014-06-08">
            <text:p>08, Jun 8</text:p>
          </table:table-cell>
          <table:table-cell table:style-name="ce1" office:value-type="float" office:value="942.5">
            <text:p>942.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Arrives in Tuolumne (CA-120) on foot</text:p>
          </table:table-cell>
          <table:table-cell table:style-name="ce2" office:value-type="string">
            <text:p>Arrives in Tuolumne (CA-120) by car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0.5</text:p>
          </table:table-cell>
          <table:table-cell table:style-name="ce23" office:value-type="date" office:date-value="2014-06-08">
            <text:p>08, Jun 8</text:p>
          </table:table-cell>
          <table:table-cell table:style-name="ce2" office:value-type="float" office:value="952">
            <text:p>952</text:p>
          </table:table-cell>
          <table:table-cell table:style-name="ce2" table:formula="of:=[.C5]-[.C4]" office:value-type="float" office:value="9.5">
            <text:p>9.5</text:p>
          </table:table-cell>
          <table:table-cell table:style-name="ce2" office:value-type="string">
            <text:p>Cold Canyon (seems flat...?)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1</text:p>
          </table:table-cell>
          <table:table-cell table:style-name="ce23" office:value-type="date" office:date-value="2014-06-09">
            <text:p>09, Jun 9</text:p>
          </table:table-cell>
          <table:table-cell table:style-name="ce2" office:value-type="float" office:value="969">
            <text:p>969</text:p>
          </table:table-cell>
          <table:table-cell table:style-name="ce2" table:formula="of:=[.C6]-[.C5]" office:value-type="float" office:value="17">
            <text:p>17</text:p>
          </table:table-cell>
          <table:table-cell table:style-name="ce2" office:value-type="string">
            <text:p>Smedburg Lake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2</text:p>
          </table:table-cell>
          <table:table-cell table:style-name="ce23" office:value-type="date" office:date-value="2014-06-10">
            <text:p>10, Jun 10</text:p>
          </table:table-cell>
          <table:table-cell table:style-name="ce2" office:value-type="float" office:value="988">
            <text:p>988</text:p>
          </table:table-cell>
          <table:table-cell table:style-name="ce2" table:formula="of:=[.C7]-[.C6]" office:value-type="float" office:value="19">
            <text:p>19</text:p>
          </table:table-cell>
          <table:table-cell table:style-name="ce2" office:value-type="string">
            <text:p>Wilma Lake</text:p>
          </table:table-cell>
          <table:table-cell table:style-name="ce2"/>
          <table:table-cell/>
          <table:table-cell table:style-name="ce2" office:value-type="string">
            <text:p>Flies from St. Louis to Austin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3</text:p>
          </table:table-cell>
          <table:table-cell table:style-name="ce23" office:value-type="date" office:date-value="2014-06-11">
            <text:p>11, Jun 11</text:p>
          </table:table-cell>
          <table:table-cell table:style-name="ce2" office:value-type="float" office:value="1007">
            <text:p>1007</text:p>
          </table:table-cell>
          <table:table-cell table:style-name="ce2" table:formula="of:=[.C8]-[.C7]" office:value-type="float" office:value="19">
            <text:p>19</text:p>
          </table:table-cell>
          <table:table-cell table:style-name="ce2" office:value-type="string">
            <text:p>WACS1007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4</text:p>
          </table:table-cell>
          <table:table-cell table:style-name="ce23" office:value-type="date" office:date-value="2014-06-12">
            <text:p>12, Jun 12</text:p>
          </table:table-cell>
          <table:table-cell table:style-name="ce2" office:value-type="float" office:value="1026">
            <text:p>1026</text:p>
          </table:table-cell>
          <table:table-cell table:style-name="ce2" table:formula="of:=[.C9]-[.C8]" office:value-type="float" office:value="19">
            <text:p>19</text:p>
          </table:table-cell>
          <table:table-cell table:style-name="ce2" office:value-type="string">
            <text:p>WACS1026</text:p>
          </table:table-cell>
          <table:table-cell table:style-name="ce2"/>
          <table:table-cell table:number-columns-repeated="250"/>
        </table:table-row>
        <table:table-row table:style-name="ro4">
          <table:table-cell table:style-name="ce2" office:value-type="string">
            <text:p>5</text:p>
          </table:table-cell>
          <table:table-cell table:style-name="ce23" office:value-type="date" office:date-value="2014-06-13">
            <text:p>13, Jun 13</text:p>
          </table:table-cell>
          <table:table-cell table:style-name="ce2" office:value-type="float" office:value="1041">
            <text:p>1041</text:p>
          </table:table-cell>
          <table:table-cell table:style-name="ce2" table:formula="of:=[.C10]-[.C9]" office:value-type="float" office:value="15">
            <text:p>15</text:p>
          </table:table-cell>
          <table:table-cell table:style-name="ce2" office:value-type="string">
            <text:p>WACS1041</text:p>
          </table:table-cell>
          <table:table-cell table:style-name="ce2"/>
          <table:table-cell/>
          <table:table-cell table:style-name="ce1" office:value-type="string">
            <text:p>Flies from Austin to San Francisco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6</text:p>
          </table:table-cell>
          <table:table-cell table:style-name="ce23" office:value-type="date" office:date-value="2014-06-14">
            <text:p>14, Jun 14</text:p>
          </table:table-cell>
          <table:table-cell table:style-name="ce2" office:value-type="float" office:value="1062">
            <text:p>1062</text:p>
          </table:table-cell>
          <table:table-cell table:style-name="ce2" table:formula="of:=[.C11]-[.C10]" office:value-type="float" office:value="21">
            <text:p>21</text:p>
          </table:table-cell>
          <table:table-cell table:style-name="ce2" office:value-type="string">
            <text:p>WACS1062</text:p>
          </table:table-cell>
          <table:table-cell table:style-name="ce2"/>
          <table:table-cell/>
          <table:table-cell table:style-name="ce2" office:value-type="string">
            <text:p>Drives to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7</text:p>
          </table:table-cell>
          <table:table-cell table:style-name="ce23" office:value-type="date" office:date-value="2014-06-15">
            <text:p>15, Jun 15</text:p>
          </table:table-cell>
          <table:table-cell table:style-name="ce2" office:value-type="float" office:value="1078">
            <text:p>1078</text:p>
          </table:table-cell>
          <table:table-cell table:style-name="ce2" table:formula="of:=[.C12]-[.C11]" office:value-type="float" office:value="16">
            <text:p>16</text:p>
          </table:table-cell>
          <table:table-cell table:style-name="ce2" office:value-type="string">
            <text:p>Frog Lake/Hwy 88</text:p>
          </table:table-cell>
          <table:table-cell table:style-name="ce2"/>
          <table:table-cell/>
          <table:table-cell table:style-name="ce2" office:value-type="string">
            <text:p>Visits Yosemite w/Stephanie</text:p>
          </table:table-cell>
          <table:table-cell table:style-name="ce2" office:value-type="string">
            <text:p>X (Keep this night)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8</text:p>
          </table:table-cell>
          <table:table-cell table:style-name="ce23" office:value-type="date" office:date-value="2014-06-16">
            <text:p>16, Jun 16</text:p>
          </table:table-cell>
          <table:table-cell table:style-name="ce1" office:value-type="float" office:value="1093">
            <text:p>1093</text:p>
          </table:table-cell>
          <table:table-cell table:style-name="ce2" table:formula="of:=[.C13]-[.C12]" office:value-type="float" office:value="15">
            <text:p>15</text:p>
          </table:table-cell>
          <table:table-cell table:style-name="ce2" office:value-type="string">
            <text:p>Hwy50/Echo Lake</text:p>
          </table:table-cell>
          <table:table-cell table:number-columns-repeated="2" table:style-name="ce2" office:value-type="string">
            <text:p>Arrives at Echo Lake (US-50)</text:p>
          </table:table-cell>
          <table:table-cell table:style-name="ce2" office:value-type="string">
            <text:p>Arrives at Echo Lake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7">
            <text:p>17, Jun 17</text:p>
          </table:table-cell>
          <table:table-cell table:style-name="ce2" table:number-columns-repeated="3"/>
          <table:table-cell table:style-name="ce2" office:value-type="string">
            <text:p>Zero Day in South Lake Tahoe</text:p>
          </table:table-cell>
          <table:table-cell table:number-columns-repeated="2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8">
            <text:p>18, Jun 18</text:p>
          </table:table-cell>
          <table:table-cell/>
          <table:table-cell table:style-name="ce2" table:number-columns-repeated="2"/>
          <table:table-cell table:style-name="ce2" office:value-type="string">
            <text:p>Continues on PCT</text:p>
          </table:table-cell>
          <table:table-cell table:style-name="ce2" office:value-type="string">
            <text:p>Returns to San Francisco</text:p>
          </table:table-cell>
          <table:table-cell table:style-name="ce2" office:value-type="string">
            <text:p>Returns to San Francisco w/Stephanie</text:p>
          </table:table-cell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19">
            <text:p>19, Jun 19</text:p>
          </table:table-cell>
          <table:table-cell table:number-columns-repeated="6"/>
          <table:table-cell table:style-name="ce2" office:value-type="string">
            <text:p>X</text:p>
          </table:table-cell>
          <table:table-cell table:number-columns-repeated="247"/>
        </table:table-row>
        <table:table-row table:style-name="ro4">
          <table:table-cell table:style-name="ce2"/>
          <table:table-cell table:style-name="ce23" office:value-type="date" office:date-value="2014-06-20">
            <text:p>20, Jun 20</text:p>
          </table:table-cell>
          <table:table-cell table:number-columns-repeated="254"/>
        </table:table-row>
        <table:table-row table:style-name="ro4">
          <table:table-cell table:style-name="ce2"/>
          <table:table-cell table:style-name="ce23" office:value-type="date" office:date-value="2014-06-21">
            <text:p>21, Jun 21</text:p>
          </table:table-cell>
          <table:table-cell table:number-columns-repeated="254"/>
        </table:table-row>
        <table:table-row table:style-name="ro4">
          <table:table-cell table:style-name="ce2"/>
          <table:table-cell table:style-name="ce23" office:value-type="date" office:date-value="2014-06-22">
            <text:p>22, Jun 22</text:p>
          </table:table-cell>
          <table:table-cell table:number-columns-repeated="254"/>
        </table:table-row>
        <table:table-row table:style-name="ro4">
          <table:table-cell/>
          <table:table-cell table:style-name="ce23" office:value-type="date" office:date-value="2014-06-23">
            <text:p>23, Jun 23</text:p>
          </table:table-cell>
          <table:table-cell table:number-columns-repeated="5"/>
          <table:table-cell table:style-name="ce1" office:value-type="string">
            <text:p>Flies from San Francisco to Austin</text:p>
          </table:table-cell>
          <table:table-cell table:number-columns-repeated="248"/>
        </table:table-row>
        <table:table-row table:style-name="ro4" table:number-rows-repeated="97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5" table:style-name="ta5" table:print="false">
        <table:table-column table:style-name="co35" table:default-cell-style-name="ce2"/>
        <table:table-column table:style-name="co11" table:default-cell-style-name="ce2"/>
        <table:table-column table:style-name="co11" table:number-columns-repeated="254" table:default-cell-style-name="Default"/>
        <table:table-row table:style-name="ro4">
          <table:table-cell table:style-name="ce1" office:value-type="string">
            <text:p>Breakfast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2 mojo bars</text:p>
          </table:table-cell>
          <table:table-cell office:value-type="float" office:value="380">
            <text:p>38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Snack 1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Cliff Bar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4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4">
          <table:table-cell table:style-name="ce1"/>
          <table:table-cell table:style-name="Default"/>
          <table:table-cell table:number-columns-repeated="254"/>
        </table:table-row>
        <table:table-row table:style-name="ro4">
          <table:table-cell table:style-name="ce1" office:value-type="string">
            <text:p>Snack 2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Nature Valley bar</text:p>
          </table:table-cell>
          <table:table-cell office:value-type="float" office:value="190">
            <text:p>190</text:p>
          </table:table-cell>
          <table:table-cell table:number-columns-repeated="254"/>
        </table:table-row>
        <table:table-row table:style-name="ro4">
          <table:table-cell office:value-type="string">
            <text:p>3 shot blocks</text:p>
          </table:table-cell>
          <table:table-cell office:value-type="float" office:value="90">
            <text:p>9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Lunch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1 tortilla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4">
          <table:table-cell office:value-type="string">
            <text:p>pb 3 tbsp</text:p>
          </table:table-cell>
          <table:table-cell office:value-type="float" office:value="315">
            <text:p>315</text:p>
          </table:table-cell>
          <table:table-cell table:number-columns-repeated="254"/>
        </table:table-row>
        <table:table-row table:style-name="ro4">
          <table:table-cell office:value-type="string">
            <text:p>jerky</text:p>
          </table:table-cell>
          <table:table-cell office:value-type="float" office:value="135">
            <text:p>135</text:p>
          </table:table-cell>
          <table:table-cell table:number-columns-repeated="254"/>
        </table:table-row>
        <table:table-row table:style-name="ro4">
          <table:table-cell office:value-type="string">
            <text:p>cheese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4">
          <table:table-cell office:value-type="string">
            <text:p>fruit strip</text:p>
          </table:table-cell>
          <table:table-cell office:value-type="float" office:value="45">
            <text:p>45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Snack 3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M+Ms</text:p>
          </table:table-cell>
          <table:table-cell office:value-type="float" office:value="220">
            <text:p>220</text:p>
          </table:table-cell>
          <table:table-cell table:number-columns-repeated="254"/>
        </table:table-row>
        <table:table-row table:style-name="ro5">
          <table:table-cell table:style-name="Default" table:number-columns-repeated="2"/>
          <table:table-cell table:number-columns-repeated="254"/>
        </table:table-row>
        <table:table-row table:style-name="ro4">
          <table:table-cell table:style-name="ce1" office:value-type="string">
            <text:p>Dinner</text:p>
          </table:table-cell>
          <table:table-cell table:style-name="Default"/>
          <table:table-cell table:number-columns-repeated="254"/>
        </table:table-row>
        <table:table-row table:style-name="ro4">
          <table:table-cell office:value-type="string">
            <text:p>Various</text:p>
          </table:table-cell>
          <table:table-cell office:value-type="float" office:value="700">
            <text:p>700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 table:style-name="ce1" office:value-type="string">
            <text:p>Total</text:p>
          </table:table-cell>
          <table:table-cell table:style-name="Default" table:formula="of:=SUM([.B2:.B23])" office:value-type="float" office:value="2615">
            <text:p>2615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1" number:min-integer-digits="1" number:grouping="true"/>
    </number:number-style>
    <number:date-style style:name="N133">
      <number:day number:style="long"/>
      <number:text>, </number:text>
      <number:month number:textual="true"/>
      <number:text> </number:text>
      <number:day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1/07/2015</text:date>, <text:time>13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leage_20_Log" style:display-name="PageStyle_Mileag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cade_20_Locks_20_to_20_Manning_20_Park_20_P" style:display-name="PageStyle_Cascade Locks to Manning Park 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sters_20_to_20_Cascade_20_Locks_20_Plan" style:display-name="PageStyle_Sisters to Cascade Locks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olumne_20_to_20_Echo_20_Lake_20_Plan" style:display-name="PageStyle_Tuolumne to Echo Lak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13:29:38</dc:date>
    <dc:creator>Brian D. Watt</dc:creator>
    <meta:editing-duration>PT1M29S</meta:editing-duration>
    <meta:editing-cycles>2</meta:editing-cycles>
    <meta:generator>OpenOffice/4.1.1$Unix OpenOffice.org_project/411m6$Build-9775</meta:generator>
    <meta:document-statistic meta:table-count="5" meta:cell-count="1719" meta:object-count="0"/>
  </office:meta>
</office:document-meta>
</file>